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7"/>
      <style:map style:condition="cell-content()=&quot;术士&quot;" style:apply-style-name="术士" style:base-cell-address="卡牌.C1097"/>
      <style:map style:condition="cell-content()=&quot;法师&quot;" style:apply-style-name="法师" style:base-cell-address="卡牌.C1097"/>
      <style:map style:condition="cell-content()=&quot;潜行者&quot;" style:apply-style-name="潜行者" style:base-cell-address="卡牌.C1097"/>
      <style:map style:condition="cell-content()=&quot;猎人&quot;" style:apply-style-name="猎人" style:base-cell-address="卡牌.C1097"/>
      <style:map style:condition="cell-content()=&quot;德鲁伊&quot;" style:apply-style-name="德鲁伊" style:base-cell-address="卡牌.C1097"/>
      <style:map style:condition="cell-content()=&quot;萨满祭司&quot;" style:apply-style-name="萨满祭司" style:base-cell-address="卡牌.C1097"/>
      <style:map style:condition="cell-content()=&quot;圣骑士&quot;" style:apply-style-name="圣骑士" style:base-cell-address="卡牌.C1097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8"/>
      <style:map style:condition="cell-content()=&quot;术士&quot;" style:apply-style-name="术士" style:base-cell-address="卡牌.C1098"/>
      <style:map style:condition="cell-content()=&quot;法师&quot;" style:apply-style-name="法师" style:base-cell-address="卡牌.C1098"/>
      <style:map style:condition="cell-content()=&quot;潜行者&quot;" style:apply-style-name="潜行者" style:base-cell-address="卡牌.C1098"/>
      <style:map style:condition="cell-content()=&quot;猎人&quot;" style:apply-style-name="猎人" style:base-cell-address="卡牌.C1098"/>
      <style:map style:condition="cell-content()=&quot;德鲁伊&quot;" style:apply-style-name="德鲁伊" style:base-cell-address="卡牌.C1098"/>
      <style:map style:condition="cell-content()=&quot;萨满祭司&quot;" style:apply-style-name="萨满祭司" style:base-cell-address="卡牌.C1098"/>
      <style:map style:condition="cell-content()=&quot;圣骑士&quot;" style:apply-style-name="圣骑士" style:base-cell-address="卡牌.C1098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7"/>
      <style:map style:condition="cell-content()=&quot;术士&quot;" style:apply-style-name="术士" style:base-cell-address="卡牌.C1107"/>
      <style:map style:condition="cell-content()=&quot;法师&quot;" style:apply-style-name="法师" style:base-cell-address="卡牌.C1107"/>
      <style:map style:condition="cell-content()=&quot;潜行者&quot;" style:apply-style-name="潜行者" style:base-cell-address="卡牌.C1107"/>
      <style:map style:condition="cell-content()=&quot;猎人&quot;" style:apply-style-name="猎人" style:base-cell-address="卡牌.C1107"/>
      <style:map style:condition="cell-content()=&quot;德鲁伊&quot;" style:apply-style-name="德鲁伊" style:base-cell-address="卡牌.C1107"/>
      <style:map style:condition="cell-content()=&quot;萨满祭司&quot;" style:apply-style-name="萨满祭司" style:base-cell-address="卡牌.C1107"/>
      <style:map style:condition="cell-content()=&quot;圣骑士&quot;" style:apply-style-name="圣骑士" style:base-cell-address="卡牌.C1107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6"/>
      <style:map style:condition="cell-content()=&quot;术士&quot;" style:apply-style-name="术士" style:base-cell-address="卡牌.C1116"/>
      <style:map style:condition="cell-content()=&quot;法师&quot;" style:apply-style-name="法师" style:base-cell-address="卡牌.C1116"/>
      <style:map style:condition="cell-content()=&quot;潜行者&quot;" style:apply-style-name="潜行者" style:base-cell-address="卡牌.C1116"/>
      <style:map style:condition="cell-content()=&quot;猎人&quot;" style:apply-style-name="猎人" style:base-cell-address="卡牌.C1116"/>
      <style:map style:condition="cell-content()=&quot;德鲁伊&quot;" style:apply-style-name="德鲁伊" style:base-cell-address="卡牌.C1116"/>
      <style:map style:condition="cell-content()=&quot;萨满祭司&quot;" style:apply-style-name="萨满祭司" style:base-cell-address="卡牌.C1116"/>
      <style:map style:condition="cell-content()=&quot;圣骑士&quot;" style:apply-style-name="圣骑士" style:base-cell-address="卡牌.C1116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7"/>
      <style:map style:condition="cell-content()=&quot;术士&quot;" style:apply-style-name="术士" style:base-cell-address="卡牌.C1137"/>
      <style:map style:condition="cell-content()=&quot;法师&quot;" style:apply-style-name="法师" style:base-cell-address="卡牌.C1137"/>
      <style:map style:condition="cell-content()=&quot;潜行者&quot;" style:apply-style-name="潜行者" style:base-cell-address="卡牌.C1137"/>
      <style:map style:condition="cell-content()=&quot;猎人&quot;" style:apply-style-name="猎人" style:base-cell-address="卡牌.C1137"/>
      <style:map style:condition="cell-content()=&quot;德鲁伊&quot;" style:apply-style-name="德鲁伊" style:base-cell-address="卡牌.C1137"/>
      <style:map style:condition="cell-content()=&quot;萨满祭司&quot;" style:apply-style-name="萨满祭司" style:base-cell-address="卡牌.C1137"/>
      <style:map style:condition="cell-content()=&quot;圣骑士&quot;" style:apply-style-name="圣骑士" style:base-cell-address="卡牌.C1137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8"/>
      <style:map style:condition="cell-content()=&quot;术士&quot;" style:apply-style-name="术士" style:base-cell-address="卡牌.C1138"/>
      <style:map style:condition="cell-content()=&quot;法师&quot;" style:apply-style-name="法师" style:base-cell-address="卡牌.C1138"/>
      <style:map style:condition="cell-content()=&quot;潜行者&quot;" style:apply-style-name="潜行者" style:base-cell-address="卡牌.C1138"/>
      <style:map style:condition="cell-content()=&quot;猎人&quot;" style:apply-style-name="猎人" style:base-cell-address="卡牌.C1138"/>
      <style:map style:condition="cell-content()=&quot;德鲁伊&quot;" style:apply-style-name="德鲁伊" style:base-cell-address="卡牌.C1138"/>
      <style:map style:condition="cell-content()=&quot;萨满祭司&quot;" style:apply-style-name="萨满祭司" style:base-cell-address="卡牌.C1138"/>
      <style:map style:condition="cell-content()=&quot;圣骑士&quot;" style:apply-style-name="圣骑士" style:base-cell-address="卡牌.C1138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9"/>
      <style:map style:condition="cell-content()=&quot;术士&quot;" style:apply-style-name="术士" style:base-cell-address="卡牌.C1149"/>
      <style:map style:condition="cell-content()=&quot;法师&quot;" style:apply-style-name="法师" style:base-cell-address="卡牌.C1149"/>
      <style:map style:condition="cell-content()=&quot;潜行者&quot;" style:apply-style-name="潜行者" style:base-cell-address="卡牌.C1149"/>
      <style:map style:condition="cell-content()=&quot;猎人&quot;" style:apply-style-name="猎人" style:base-cell-address="卡牌.C1149"/>
      <style:map style:condition="cell-content()=&quot;德鲁伊&quot;" style:apply-style-name="德鲁伊" style:base-cell-address="卡牌.C1149"/>
      <style:map style:condition="cell-content()=&quot;萨满祭司&quot;" style:apply-style-name="萨满祭司" style:base-cell-address="卡牌.C1149"/>
      <style:map style:condition="cell-content()=&quot;圣骑士&quot;" style:apply-style-name="圣骑士" style:base-cell-address="卡牌.C1149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8"/>
      <style:map style:condition="cell-content()=&quot;术士&quot;" style:apply-style-name="术士" style:base-cell-address="卡牌.C1148"/>
      <style:map style:condition="cell-content()=&quot;法师&quot;" style:apply-style-name="法师" style:base-cell-address="卡牌.C1148"/>
      <style:map style:condition="cell-content()=&quot;潜行者&quot;" style:apply-style-name="潜行者" style:base-cell-address="卡牌.C1148"/>
      <style:map style:condition="cell-content()=&quot;猎人&quot;" style:apply-style-name="猎人" style:base-cell-address="卡牌.C1148"/>
      <style:map style:condition="cell-content()=&quot;德鲁伊&quot;" style:apply-style-name="德鲁伊" style:base-cell-address="卡牌.C1148"/>
      <style:map style:condition="cell-content()=&quot;萨满祭司&quot;" style:apply-style-name="萨满祭司" style:base-cell-address="卡牌.C1148"/>
      <style:map style:condition="cell-content()=&quot;圣骑士&quot;" style:apply-style-name="圣骑士" style:base-cell-address="卡牌.C1148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7"/>
      <style:map style:condition="cell-content()=&quot;术士&quot;" style:apply-style-name="术士" style:base-cell-address="卡牌.C1147"/>
      <style:map style:condition="cell-content()=&quot;法师&quot;" style:apply-style-name="法师" style:base-cell-address="卡牌.C1147"/>
      <style:map style:condition="cell-content()=&quot;潜行者&quot;" style:apply-style-name="潜行者" style:base-cell-address="卡牌.C1147"/>
      <style:map style:condition="cell-content()=&quot;猎人&quot;" style:apply-style-name="猎人" style:base-cell-address="卡牌.C1147"/>
      <style:map style:condition="cell-content()=&quot;德鲁伊&quot;" style:apply-style-name="德鲁伊" style:base-cell-address="卡牌.C1147"/>
      <style:map style:condition="cell-content()=&quot;萨满祭司&quot;" style:apply-style-name="萨满祭司" style:base-cell-address="卡牌.C1147"/>
      <style:map style:condition="cell-content()=&quot;圣骑士&quot;" style:apply-style-name="圣骑士" style:base-cell-address="卡牌.C1147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6"/>
      <style:map style:condition="cell-content()=&quot;术士&quot;" style:apply-style-name="术士" style:base-cell-address="卡牌.C1126"/>
      <style:map style:condition="cell-content()=&quot;法师&quot;" style:apply-style-name="法师" style:base-cell-address="卡牌.C1126"/>
      <style:map style:condition="cell-content()=&quot;潜行者&quot;" style:apply-style-name="潜行者" style:base-cell-address="卡牌.C1126"/>
      <style:map style:condition="cell-content()=&quot;猎人&quot;" style:apply-style-name="猎人" style:base-cell-address="卡牌.C1126"/>
      <style:map style:condition="cell-content()=&quot;德鲁伊&quot;" style:apply-style-name="德鲁伊" style:base-cell-address="卡牌.C1126"/>
      <style:map style:condition="cell-content()=&quot;萨满祭司&quot;" style:apply-style-name="萨满祭司" style:base-cell-address="卡牌.C1126"/>
      <style:map style:condition="cell-content()=&quot;圣骑士&quot;" style:apply-style-name="圣骑士" style:base-cell-address="卡牌.C1126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0"/>
      <style:map style:condition="cell-content()=&quot;术士&quot;" style:apply-style-name="术士" style:base-cell-address="卡牌.C1100"/>
      <style:map style:condition="cell-content()=&quot;法师&quot;" style:apply-style-name="法师" style:base-cell-address="卡牌.C1100"/>
      <style:map style:condition="cell-content()=&quot;潜行者&quot;" style:apply-style-name="潜行者" style:base-cell-address="卡牌.C1100"/>
      <style:map style:condition="cell-content()=&quot;猎人&quot;" style:apply-style-name="猎人" style:base-cell-address="卡牌.C1100"/>
      <style:map style:condition="cell-content()=&quot;德鲁伊&quot;" style:apply-style-name="德鲁伊" style:base-cell-address="卡牌.C1100"/>
      <style:map style:condition="cell-content()=&quot;萨满祭司&quot;" style:apply-style-name="萨满祭司" style:base-cell-address="卡牌.C1100"/>
      <style:map style:condition="cell-content()=&quot;圣骑士&quot;" style:apply-style-name="圣骑士" style:base-cell-address="卡牌.C1100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9"/>
      <style:map style:condition="cell-content()=&quot;术士&quot;" style:apply-style-name="术士" style:base-cell-address="卡牌.C1099"/>
      <style:map style:condition="cell-content()=&quot;法师&quot;" style:apply-style-name="法师" style:base-cell-address="卡牌.C1099"/>
      <style:map style:condition="cell-content()=&quot;潜行者&quot;" style:apply-style-name="潜行者" style:base-cell-address="卡牌.C1099"/>
      <style:map style:condition="cell-content()=&quot;猎人&quot;" style:apply-style-name="猎人" style:base-cell-address="卡牌.C1099"/>
      <style:map style:condition="cell-content()=&quot;德鲁伊&quot;" style:apply-style-name="德鲁伊" style:base-cell-address="卡牌.C1099"/>
      <style:map style:condition="cell-content()=&quot;萨满祭司&quot;" style:apply-style-name="萨满祭司" style:base-cell-address="卡牌.C1099"/>
      <style:map style:condition="cell-content()=&quot;圣骑士&quot;" style:apply-style-name="圣骑士" style:base-cell-address="卡牌.C1099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8"/>
      <style:map style:condition="cell-content()=&quot;术士&quot;" style:apply-style-name="术士" style:base-cell-address="卡牌.C1108"/>
      <style:map style:condition="cell-content()=&quot;法师&quot;" style:apply-style-name="法师" style:base-cell-address="卡牌.C1108"/>
      <style:map style:condition="cell-content()=&quot;潜行者&quot;" style:apply-style-name="潜行者" style:base-cell-address="卡牌.C1108"/>
      <style:map style:condition="cell-content()=&quot;猎人&quot;" style:apply-style-name="猎人" style:base-cell-address="卡牌.C1108"/>
      <style:map style:condition="cell-content()=&quot;德鲁伊&quot;" style:apply-style-name="德鲁伊" style:base-cell-address="卡牌.C1108"/>
      <style:map style:condition="cell-content()=&quot;萨满祭司&quot;" style:apply-style-name="萨满祭司" style:base-cell-address="卡牌.C1108"/>
      <style:map style:condition="cell-content()=&quot;圣骑士&quot;" style:apply-style-name="圣骑士" style:base-cell-address="卡牌.C1108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9"/>
      <style:map style:condition="cell-content()=&quot;术士&quot;" style:apply-style-name="术士" style:base-cell-address="卡牌.C1109"/>
      <style:map style:condition="cell-content()=&quot;法师&quot;" style:apply-style-name="法师" style:base-cell-address="卡牌.C1109"/>
      <style:map style:condition="cell-content()=&quot;潜行者&quot;" style:apply-style-name="潜行者" style:base-cell-address="卡牌.C1109"/>
      <style:map style:condition="cell-content()=&quot;猎人&quot;" style:apply-style-name="猎人" style:base-cell-address="卡牌.C1109"/>
      <style:map style:condition="cell-content()=&quot;德鲁伊&quot;" style:apply-style-name="德鲁伊" style:base-cell-address="卡牌.C1109"/>
      <style:map style:condition="cell-content()=&quot;萨满祭司&quot;" style:apply-style-name="萨满祭司" style:base-cell-address="卡牌.C1109"/>
      <style:map style:condition="cell-content()=&quot;圣骑士&quot;" style:apply-style-name="圣骑士" style:base-cell-address="卡牌.C1109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0"/>
      <style:map style:condition="cell-content()=&quot;术士&quot;" style:apply-style-name="术士" style:base-cell-address="卡牌.C1110"/>
      <style:map style:condition="cell-content()=&quot;法师&quot;" style:apply-style-name="法师" style:base-cell-address="卡牌.C1110"/>
      <style:map style:condition="cell-content()=&quot;潜行者&quot;" style:apply-style-name="潜行者" style:base-cell-address="卡牌.C1110"/>
      <style:map style:condition="cell-content()=&quot;猎人&quot;" style:apply-style-name="猎人" style:base-cell-address="卡牌.C1110"/>
      <style:map style:condition="cell-content()=&quot;德鲁伊&quot;" style:apply-style-name="德鲁伊" style:base-cell-address="卡牌.C1110"/>
      <style:map style:condition="cell-content()=&quot;萨满祭司&quot;" style:apply-style-name="萨满祭司" style:base-cell-address="卡牌.C1110"/>
      <style:map style:condition="cell-content()=&quot;圣骑士&quot;" style:apply-style-name="圣骑士" style:base-cell-address="卡牌.C1110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0"/>
      <style:map style:condition="cell-content()=&quot;术士&quot;" style:apply-style-name="术士" style:base-cell-address="卡牌.C1140"/>
      <style:map style:condition="cell-content()=&quot;法师&quot;" style:apply-style-name="法师" style:base-cell-address="卡牌.C1140"/>
      <style:map style:condition="cell-content()=&quot;潜行者&quot;" style:apply-style-name="潜行者" style:base-cell-address="卡牌.C1140"/>
      <style:map style:condition="cell-content()=&quot;猎人&quot;" style:apply-style-name="猎人" style:base-cell-address="卡牌.C1140"/>
      <style:map style:condition="cell-content()=&quot;德鲁伊&quot;" style:apply-style-name="德鲁伊" style:base-cell-address="卡牌.C1140"/>
      <style:map style:condition="cell-content()=&quot;萨满祭司&quot;" style:apply-style-name="萨满祭司" style:base-cell-address="卡牌.C1140"/>
      <style:map style:condition="cell-content()=&quot;圣骑士&quot;" style:apply-style-name="圣骑士" style:base-cell-address="卡牌.C1140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9"/>
      <style:map style:condition="cell-content()=&quot;术士&quot;" style:apply-style-name="术士" style:base-cell-address="卡牌.C1139"/>
      <style:map style:condition="cell-content()=&quot;法师&quot;" style:apply-style-name="法师" style:base-cell-address="卡牌.C1139"/>
      <style:map style:condition="cell-content()=&quot;潜行者&quot;" style:apply-style-name="潜行者" style:base-cell-address="卡牌.C1139"/>
      <style:map style:condition="cell-content()=&quot;猎人&quot;" style:apply-style-name="猎人" style:base-cell-address="卡牌.C1139"/>
      <style:map style:condition="cell-content()=&quot;德鲁伊&quot;" style:apply-style-name="德鲁伊" style:base-cell-address="卡牌.C1139"/>
      <style:map style:condition="cell-content()=&quot;萨满祭司&quot;" style:apply-style-name="萨满祭司" style:base-cell-address="卡牌.C1139"/>
      <style:map style:condition="cell-content()=&quot;圣骑士&quot;" style:apply-style-name="圣骑士" style:base-cell-address="卡牌.C1139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2"/>
      <style:map style:condition="cell-content()=&quot;术士&quot;" style:apply-style-name="术士" style:base-cell-address="卡牌.C1152"/>
      <style:map style:condition="cell-content()=&quot;法师&quot;" style:apply-style-name="法师" style:base-cell-address="卡牌.C1152"/>
      <style:map style:condition="cell-content()=&quot;潜行者&quot;" style:apply-style-name="潜行者" style:base-cell-address="卡牌.C1152"/>
      <style:map style:condition="cell-content()=&quot;猎人&quot;" style:apply-style-name="猎人" style:base-cell-address="卡牌.C1152"/>
      <style:map style:condition="cell-content()=&quot;德鲁伊&quot;" style:apply-style-name="德鲁伊" style:base-cell-address="卡牌.C1152"/>
      <style:map style:condition="cell-content()=&quot;萨满祭司&quot;" style:apply-style-name="萨满祭司" style:base-cell-address="卡牌.C1152"/>
      <style:map style:condition="cell-content()=&quot;圣骑士&quot;" style:apply-style-name="圣骑士" style:base-cell-address="卡牌.C1152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0"/>
      <style:map style:condition="cell-content()=&quot;术士&quot;" style:apply-style-name="术士" style:base-cell-address="卡牌.C1150"/>
      <style:map style:condition="cell-content()=&quot;法师&quot;" style:apply-style-name="法师" style:base-cell-address="卡牌.C1150"/>
      <style:map style:condition="cell-content()=&quot;潜行者&quot;" style:apply-style-name="潜行者" style:base-cell-address="卡牌.C1150"/>
      <style:map style:condition="cell-content()=&quot;猎人&quot;" style:apply-style-name="猎人" style:base-cell-address="卡牌.C1150"/>
      <style:map style:condition="cell-content()=&quot;德鲁伊&quot;" style:apply-style-name="德鲁伊" style:base-cell-address="卡牌.C1150"/>
      <style:map style:condition="cell-content()=&quot;萨满祭司&quot;" style:apply-style-name="萨满祭司" style:base-cell-address="卡牌.C1150"/>
      <style:map style:condition="cell-content()=&quot;圣骑士&quot;" style:apply-style-name="圣骑士" style:base-cell-address="卡牌.C1150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4"/>
      <style:map style:condition="cell-content()=&quot;术士&quot;" style:apply-style-name="术士" style:base-cell-address="卡牌.C1154"/>
      <style:map style:condition="cell-content()=&quot;法师&quot;" style:apply-style-name="法师" style:base-cell-address="卡牌.C1154"/>
      <style:map style:condition="cell-content()=&quot;潜行者&quot;" style:apply-style-name="潜行者" style:base-cell-address="卡牌.C1154"/>
      <style:map style:condition="cell-content()=&quot;猎人&quot;" style:apply-style-name="猎人" style:base-cell-address="卡牌.C1154"/>
      <style:map style:condition="cell-content()=&quot;德鲁伊&quot;" style:apply-style-name="德鲁伊" style:base-cell-address="卡牌.C1154"/>
      <style:map style:condition="cell-content()=&quot;萨满祭司&quot;" style:apply-style-name="萨满祭司" style:base-cell-address="卡牌.C1154"/>
      <style:map style:condition="cell-content()=&quot;圣骑士&quot;" style:apply-style-name="圣骑士" style:base-cell-address="卡牌.C1154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1"/>
      <style:map style:condition="cell-content()=&quot;术士&quot;" style:apply-style-name="术士" style:base-cell-address="卡牌.C1151"/>
      <style:map style:condition="cell-content()=&quot;法师&quot;" style:apply-style-name="法师" style:base-cell-address="卡牌.C1151"/>
      <style:map style:condition="cell-content()=&quot;潜行者&quot;" style:apply-style-name="潜行者" style:base-cell-address="卡牌.C1151"/>
      <style:map style:condition="cell-content()=&quot;猎人&quot;" style:apply-style-name="猎人" style:base-cell-address="卡牌.C1151"/>
      <style:map style:condition="cell-content()=&quot;德鲁伊&quot;" style:apply-style-name="德鲁伊" style:base-cell-address="卡牌.C1151"/>
      <style:map style:condition="cell-content()=&quot;萨满祭司&quot;" style:apply-style-name="萨满祭司" style:base-cell-address="卡牌.C1151"/>
      <style:map style:condition="cell-content()=&quot;圣骑士&quot;" style:apply-style-name="圣骑士" style:base-cell-address="卡牌.C1151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3"/>
      <style:map style:condition="cell-content()=&quot;术士&quot;" style:apply-style-name="术士" style:base-cell-address="卡牌.C1153"/>
      <style:map style:condition="cell-content()=&quot;法师&quot;" style:apply-style-name="法师" style:base-cell-address="卡牌.C1153"/>
      <style:map style:condition="cell-content()=&quot;潜行者&quot;" style:apply-style-name="潜行者" style:base-cell-address="卡牌.C1153"/>
      <style:map style:condition="cell-content()=&quot;猎人&quot;" style:apply-style-name="猎人" style:base-cell-address="卡牌.C1153"/>
      <style:map style:condition="cell-content()=&quot;德鲁伊&quot;" style:apply-style-name="德鲁伊" style:base-cell-address="卡牌.C1153"/>
      <style:map style:condition="cell-content()=&quot;萨满祭司&quot;" style:apply-style-name="萨满祭司" style:base-cell-address="卡牌.C1153"/>
      <style:map style:condition="cell-content()=&quot;圣骑士&quot;" style:apply-style-name="圣骑士" style:base-cell-address="卡牌.C1153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7"/>
      <style:map style:condition="cell-content()=&quot;术士&quot;" style:apply-style-name="术士" style:base-cell-address="卡牌.C1127"/>
      <style:map style:condition="cell-content()=&quot;法师&quot;" style:apply-style-name="法师" style:base-cell-address="卡牌.C1127"/>
      <style:map style:condition="cell-content()=&quot;潜行者&quot;" style:apply-style-name="潜行者" style:base-cell-address="卡牌.C1127"/>
      <style:map style:condition="cell-content()=&quot;猎人&quot;" style:apply-style-name="猎人" style:base-cell-address="卡牌.C1127"/>
      <style:map style:condition="cell-content()=&quot;德鲁伊&quot;" style:apply-style-name="德鲁伊" style:base-cell-address="卡牌.C1127"/>
      <style:map style:condition="cell-content()=&quot;萨满祭司&quot;" style:apply-style-name="萨满祭司" style:base-cell-address="卡牌.C1127"/>
      <style:map style:condition="cell-content()=&quot;圣骑士&quot;" style:apply-style-name="圣骑士" style:base-cell-address="卡牌.C1127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8"/>
      <style:map style:condition="cell-content()=&quot;术士&quot;" style:apply-style-name="术士" style:base-cell-address="卡牌.C1128"/>
      <style:map style:condition="cell-content()=&quot;法师&quot;" style:apply-style-name="法师" style:base-cell-address="卡牌.C1128"/>
      <style:map style:condition="cell-content()=&quot;潜行者&quot;" style:apply-style-name="潜行者" style:base-cell-address="卡牌.C1128"/>
      <style:map style:condition="cell-content()=&quot;猎人&quot;" style:apply-style-name="猎人" style:base-cell-address="卡牌.C1128"/>
      <style:map style:condition="cell-content()=&quot;德鲁伊&quot;" style:apply-style-name="德鲁伊" style:base-cell-address="卡牌.C1128"/>
      <style:map style:condition="cell-content()=&quot;萨满祭司&quot;" style:apply-style-name="萨满祭司" style:base-cell-address="卡牌.C1128"/>
      <style:map style:condition="cell-content()=&quot;圣骑士&quot;" style:apply-style-name="圣骑士" style:base-cell-address="卡牌.C1128"/>
    </style:style>
    <style:style style:name="ce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9"/>
      <style:map style:condition="cell-content()=&quot;术士&quot;" style:apply-style-name="术士" style:base-cell-address="卡牌.C1129"/>
      <style:map style:condition="cell-content()=&quot;法师&quot;" style:apply-style-name="法师" style:base-cell-address="卡牌.C1129"/>
      <style:map style:condition="cell-content()=&quot;潜行者&quot;" style:apply-style-name="潜行者" style:base-cell-address="卡牌.C1129"/>
      <style:map style:condition="cell-content()=&quot;猎人&quot;" style:apply-style-name="猎人" style:base-cell-address="卡牌.C1129"/>
      <style:map style:condition="cell-content()=&quot;德鲁伊&quot;" style:apply-style-name="德鲁伊" style:base-cell-address="卡牌.C1129"/>
      <style:map style:condition="cell-content()=&quot;萨满祭司&quot;" style:apply-style-name="萨满祭司" style:base-cell-address="卡牌.C1129"/>
      <style:map style:condition="cell-content()=&quot;圣骑士&quot;" style:apply-style-name="圣骑士" style:base-cell-address="卡牌.C1129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1"/>
      <style:map style:condition="cell-content()=&quot;术士&quot;" style:apply-style-name="术士" style:base-cell-address="卡牌.C1101"/>
      <style:map style:condition="cell-content()=&quot;法师&quot;" style:apply-style-name="法师" style:base-cell-address="卡牌.C1101"/>
      <style:map style:condition="cell-content()=&quot;潜行者&quot;" style:apply-style-name="潜行者" style:base-cell-address="卡牌.C1101"/>
      <style:map style:condition="cell-content()=&quot;猎人&quot;" style:apply-style-name="猎人" style:base-cell-address="卡牌.C1101"/>
      <style:map style:condition="cell-content()=&quot;德鲁伊&quot;" style:apply-style-name="德鲁伊" style:base-cell-address="卡牌.C1101"/>
      <style:map style:condition="cell-content()=&quot;萨满祭司&quot;" style:apply-style-name="萨满祭司" style:base-cell-address="卡牌.C1101"/>
      <style:map style:condition="cell-content()=&quot;圣骑士&quot;" style:apply-style-name="圣骑士" style:base-cell-address="卡牌.C1101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2"/>
      <style:map style:condition="cell-content()=&quot;术士&quot;" style:apply-style-name="术士" style:base-cell-address="卡牌.C1102"/>
      <style:map style:condition="cell-content()=&quot;法师&quot;" style:apply-style-name="法师" style:base-cell-address="卡牌.C1102"/>
      <style:map style:condition="cell-content()=&quot;潜行者&quot;" style:apply-style-name="潜行者" style:base-cell-address="卡牌.C1102"/>
      <style:map style:condition="cell-content()=&quot;猎人&quot;" style:apply-style-name="猎人" style:base-cell-address="卡牌.C1102"/>
      <style:map style:condition="cell-content()=&quot;德鲁伊&quot;" style:apply-style-name="德鲁伊" style:base-cell-address="卡牌.C1102"/>
      <style:map style:condition="cell-content()=&quot;萨满祭司&quot;" style:apply-style-name="萨满祭司" style:base-cell-address="卡牌.C1102"/>
      <style:map style:condition="cell-content()=&quot;圣骑士&quot;" style:apply-style-name="圣骑士" style:base-cell-address="卡牌.C1102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2"/>
      <style:map style:condition="cell-content()=&quot;术士&quot;" style:apply-style-name="术士" style:base-cell-address="卡牌.C1112"/>
      <style:map style:condition="cell-content()=&quot;法师&quot;" style:apply-style-name="法师" style:base-cell-address="卡牌.C1112"/>
      <style:map style:condition="cell-content()=&quot;潜行者&quot;" style:apply-style-name="潜行者" style:base-cell-address="卡牌.C1112"/>
      <style:map style:condition="cell-content()=&quot;猎人&quot;" style:apply-style-name="猎人" style:base-cell-address="卡牌.C1112"/>
      <style:map style:condition="cell-content()=&quot;德鲁伊&quot;" style:apply-style-name="德鲁伊" style:base-cell-address="卡牌.C1112"/>
      <style:map style:condition="cell-content()=&quot;萨满祭司&quot;" style:apply-style-name="萨满祭司" style:base-cell-address="卡牌.C1112"/>
      <style:map style:condition="cell-content()=&quot;圣骑士&quot;" style:apply-style-name="圣骑士" style:base-cell-address="卡牌.C1112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1"/>
      <style:map style:condition="cell-content()=&quot;术士&quot;" style:apply-style-name="术士" style:base-cell-address="卡牌.C1111"/>
      <style:map style:condition="cell-content()=&quot;法师&quot;" style:apply-style-name="法师" style:base-cell-address="卡牌.C1111"/>
      <style:map style:condition="cell-content()=&quot;潜行者&quot;" style:apply-style-name="潜行者" style:base-cell-address="卡牌.C1111"/>
      <style:map style:condition="cell-content()=&quot;猎人&quot;" style:apply-style-name="猎人" style:base-cell-address="卡牌.C1111"/>
      <style:map style:condition="cell-content()=&quot;德鲁伊&quot;" style:apply-style-name="德鲁伊" style:base-cell-address="卡牌.C1111"/>
      <style:map style:condition="cell-content()=&quot;萨满祭司&quot;" style:apply-style-name="萨满祭司" style:base-cell-address="卡牌.C1111"/>
      <style:map style:condition="cell-content()=&quot;圣骑士&quot;" style:apply-style-name="圣骑士" style:base-cell-address="卡牌.C1111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6"/>
      <style:map style:condition="cell-content()=&quot;术士&quot;" style:apply-style-name="术士" style:base-cell-address="卡牌.C1156"/>
      <style:map style:condition="cell-content()=&quot;法师&quot;" style:apply-style-name="法师" style:base-cell-address="卡牌.C1156"/>
      <style:map style:condition="cell-content()=&quot;潜行者&quot;" style:apply-style-name="潜行者" style:base-cell-address="卡牌.C1156"/>
      <style:map style:condition="cell-content()=&quot;猎人&quot;" style:apply-style-name="猎人" style:base-cell-address="卡牌.C1156"/>
      <style:map style:condition="cell-content()=&quot;德鲁伊&quot;" style:apply-style-name="德鲁伊" style:base-cell-address="卡牌.C1156"/>
      <style:map style:condition="cell-content()=&quot;萨满祭司&quot;" style:apply-style-name="萨满祭司" style:base-cell-address="卡牌.C1156"/>
      <style:map style:condition="cell-content()=&quot;圣骑士&quot;" style:apply-style-name="圣骑士" style:base-cell-address="卡牌.C1156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9"/>
      <style:map style:condition="cell-content()=&quot;术士&quot;" style:apply-style-name="术士" style:base-cell-address="卡牌.C1159"/>
      <style:map style:condition="cell-content()=&quot;法师&quot;" style:apply-style-name="法师" style:base-cell-address="卡牌.C1159"/>
      <style:map style:condition="cell-content()=&quot;潜行者&quot;" style:apply-style-name="潜行者" style:base-cell-address="卡牌.C1159"/>
      <style:map style:condition="cell-content()=&quot;猎人&quot;" style:apply-style-name="猎人" style:base-cell-address="卡牌.C1159"/>
      <style:map style:condition="cell-content()=&quot;德鲁伊&quot;" style:apply-style-name="德鲁伊" style:base-cell-address="卡牌.C1159"/>
      <style:map style:condition="cell-content()=&quot;萨满祭司&quot;" style:apply-style-name="萨满祭司" style:base-cell-address="卡牌.C1159"/>
      <style:map style:condition="cell-content()=&quot;圣骑士&quot;" style:apply-style-name="圣骑士" style:base-cell-address="卡牌.C1159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0"/>
      <style:map style:condition="cell-content()=&quot;术士&quot;" style:apply-style-name="术士" style:base-cell-address="卡牌.C1160"/>
      <style:map style:condition="cell-content()=&quot;法师&quot;" style:apply-style-name="法师" style:base-cell-address="卡牌.C1160"/>
      <style:map style:condition="cell-content()=&quot;潜行者&quot;" style:apply-style-name="潜行者" style:base-cell-address="卡牌.C1160"/>
      <style:map style:condition="cell-content()=&quot;猎人&quot;" style:apply-style-name="猎人" style:base-cell-address="卡牌.C1160"/>
      <style:map style:condition="cell-content()=&quot;德鲁伊&quot;" style:apply-style-name="德鲁伊" style:base-cell-address="卡牌.C1160"/>
      <style:map style:condition="cell-content()=&quot;萨满祭司&quot;" style:apply-style-name="萨满祭司" style:base-cell-address="卡牌.C1160"/>
      <style:map style:condition="cell-content()=&quot;圣骑士&quot;" style:apply-style-name="圣骑士" style:base-cell-address="卡牌.C1160"/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8"/>
      <style:map style:condition="cell-content()=&quot;术士&quot;" style:apply-style-name="术士" style:base-cell-address="卡牌.C1158"/>
      <style:map style:condition="cell-content()=&quot;法师&quot;" style:apply-style-name="法师" style:base-cell-address="卡牌.C1158"/>
      <style:map style:condition="cell-content()=&quot;潜行者&quot;" style:apply-style-name="潜行者" style:base-cell-address="卡牌.C1158"/>
      <style:map style:condition="cell-content()=&quot;猎人&quot;" style:apply-style-name="猎人" style:base-cell-address="卡牌.C1158"/>
      <style:map style:condition="cell-content()=&quot;德鲁伊&quot;" style:apply-style-name="德鲁伊" style:base-cell-address="卡牌.C1158"/>
      <style:map style:condition="cell-content()=&quot;萨满祭司&quot;" style:apply-style-name="萨满祭司" style:base-cell-address="卡牌.C1158"/>
      <style:map style:condition="cell-content()=&quot;圣骑士&quot;" style:apply-style-name="圣骑士" style:base-cell-address="卡牌.C1158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7"/>
      <style:map style:condition="cell-content()=&quot;术士&quot;" style:apply-style-name="术士" style:base-cell-address="卡牌.C1157"/>
      <style:map style:condition="cell-content()=&quot;法师&quot;" style:apply-style-name="法师" style:base-cell-address="卡牌.C1157"/>
      <style:map style:condition="cell-content()=&quot;潜行者&quot;" style:apply-style-name="潜行者" style:base-cell-address="卡牌.C1157"/>
      <style:map style:condition="cell-content()=&quot;猎人&quot;" style:apply-style-name="猎人" style:base-cell-address="卡牌.C1157"/>
      <style:map style:condition="cell-content()=&quot;德鲁伊&quot;" style:apply-style-name="德鲁伊" style:base-cell-address="卡牌.C1157"/>
      <style:map style:condition="cell-content()=&quot;萨满祭司&quot;" style:apply-style-name="萨满祭司" style:base-cell-address="卡牌.C1157"/>
      <style:map style:condition="cell-content()=&quot;圣骑士&quot;" style:apply-style-name="圣骑士" style:base-cell-address="卡牌.C1157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5"/>
      <style:map style:condition="cell-content()=&quot;术士&quot;" style:apply-style-name="术士" style:base-cell-address="卡牌.C1165"/>
      <style:map style:condition="cell-content()=&quot;法师&quot;" style:apply-style-name="法师" style:base-cell-address="卡牌.C1165"/>
      <style:map style:condition="cell-content()=&quot;潜行者&quot;" style:apply-style-name="潜行者" style:base-cell-address="卡牌.C1165"/>
      <style:map style:condition="cell-content()=&quot;猎人&quot;" style:apply-style-name="猎人" style:base-cell-address="卡牌.C1165"/>
      <style:map style:condition="cell-content()=&quot;德鲁伊&quot;" style:apply-style-name="德鲁伊" style:base-cell-address="卡牌.C1165"/>
      <style:map style:condition="cell-content()=&quot;萨满祭司&quot;" style:apply-style-name="萨满祭司" style:base-cell-address="卡牌.C1165"/>
      <style:map style:condition="cell-content()=&quot;圣骑士&quot;" style:apply-style-name="圣骑士" style:base-cell-address="卡牌.C1165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3"/>
      <style:map style:condition="cell-content()=&quot;术士&quot;" style:apply-style-name="术士" style:base-cell-address="卡牌.C1163"/>
      <style:map style:condition="cell-content()=&quot;法师&quot;" style:apply-style-name="法师" style:base-cell-address="卡牌.C1163"/>
      <style:map style:condition="cell-content()=&quot;潜行者&quot;" style:apply-style-name="潜行者" style:base-cell-address="卡牌.C1163"/>
      <style:map style:condition="cell-content()=&quot;猎人&quot;" style:apply-style-name="猎人" style:base-cell-address="卡牌.C1163"/>
      <style:map style:condition="cell-content()=&quot;德鲁伊&quot;" style:apply-style-name="德鲁伊" style:base-cell-address="卡牌.C1163"/>
      <style:map style:condition="cell-content()=&quot;萨满祭司&quot;" style:apply-style-name="萨满祭司" style:base-cell-address="卡牌.C1163"/>
      <style:map style:condition="cell-content()=&quot;圣骑士&quot;" style:apply-style-name="圣骑士" style:base-cell-address="卡牌.C1163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6"/>
      <style:map style:condition="cell-content()=&quot;术士&quot;" style:apply-style-name="术士" style:base-cell-address="卡牌.C1166"/>
      <style:map style:condition="cell-content()=&quot;法师&quot;" style:apply-style-name="法师" style:base-cell-address="卡牌.C1166"/>
      <style:map style:condition="cell-content()=&quot;潜行者&quot;" style:apply-style-name="潜行者" style:base-cell-address="卡牌.C1166"/>
      <style:map style:condition="cell-content()=&quot;猎人&quot;" style:apply-style-name="猎人" style:base-cell-address="卡牌.C1166"/>
      <style:map style:condition="cell-content()=&quot;德鲁伊&quot;" style:apply-style-name="德鲁伊" style:base-cell-address="卡牌.C1166"/>
      <style:map style:condition="cell-content()=&quot;萨满祭司&quot;" style:apply-style-name="萨满祭司" style:base-cell-address="卡牌.C1166"/>
      <style:map style:condition="cell-content()=&quot;圣骑士&quot;" style:apply-style-name="圣骑士" style:base-cell-address="卡牌.C1166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1"/>
      <style:map style:condition="cell-content()=&quot;术士&quot;" style:apply-style-name="术士" style:base-cell-address="卡牌.C1161"/>
      <style:map style:condition="cell-content()=&quot;法师&quot;" style:apply-style-name="法师" style:base-cell-address="卡牌.C1161"/>
      <style:map style:condition="cell-content()=&quot;潜行者&quot;" style:apply-style-name="潜行者" style:base-cell-address="卡牌.C1161"/>
      <style:map style:condition="cell-content()=&quot;猎人&quot;" style:apply-style-name="猎人" style:base-cell-address="卡牌.C1161"/>
      <style:map style:condition="cell-content()=&quot;德鲁伊&quot;" style:apply-style-name="德鲁伊" style:base-cell-address="卡牌.C1161"/>
      <style:map style:condition="cell-content()=&quot;萨满祭司&quot;" style:apply-style-name="萨满祭司" style:base-cell-address="卡牌.C1161"/>
      <style:map style:condition="cell-content()=&quot;圣骑士&quot;" style:apply-style-name="圣骑士" style:base-cell-address="卡牌.C1161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4"/>
      <style:map style:condition="cell-content()=&quot;术士&quot;" style:apply-style-name="术士" style:base-cell-address="卡牌.C1164"/>
      <style:map style:condition="cell-content()=&quot;法师&quot;" style:apply-style-name="法师" style:base-cell-address="卡牌.C1164"/>
      <style:map style:condition="cell-content()=&quot;潜行者&quot;" style:apply-style-name="潜行者" style:base-cell-address="卡牌.C1164"/>
      <style:map style:condition="cell-content()=&quot;猎人&quot;" style:apply-style-name="猎人" style:base-cell-address="卡牌.C1164"/>
      <style:map style:condition="cell-content()=&quot;德鲁伊&quot;" style:apply-style-name="德鲁伊" style:base-cell-address="卡牌.C1164"/>
      <style:map style:condition="cell-content()=&quot;萨满祭司&quot;" style:apply-style-name="萨满祭司" style:base-cell-address="卡牌.C1164"/>
      <style:map style:condition="cell-content()=&quot;圣骑士&quot;" style:apply-style-name="圣骑士" style:base-cell-address="卡牌.C1164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5"/>
      <style:map style:condition="cell-content()=&quot;术士&quot;" style:apply-style-name="术士" style:base-cell-address="卡牌.C1155"/>
      <style:map style:condition="cell-content()=&quot;法师&quot;" style:apply-style-name="法师" style:base-cell-address="卡牌.C1155"/>
      <style:map style:condition="cell-content()=&quot;潜行者&quot;" style:apply-style-name="潜行者" style:base-cell-address="卡牌.C1155"/>
      <style:map style:condition="cell-content()=&quot;猎人&quot;" style:apply-style-name="猎人" style:base-cell-address="卡牌.C1155"/>
      <style:map style:condition="cell-content()=&quot;德鲁伊&quot;" style:apply-style-name="德鲁伊" style:base-cell-address="卡牌.C1155"/>
      <style:map style:condition="cell-content()=&quot;萨满祭司&quot;" style:apply-style-name="萨满祭司" style:base-cell-address="卡牌.C1155"/>
      <style:map style:condition="cell-content()=&quot;圣骑士&quot;" style:apply-style-name="圣骑士" style:base-cell-address="卡牌.C1155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2"/>
      <style:map style:condition="cell-content()=&quot;术士&quot;" style:apply-style-name="术士" style:base-cell-address="卡牌.C1162"/>
      <style:map style:condition="cell-content()=&quot;法师&quot;" style:apply-style-name="法师" style:base-cell-address="卡牌.C1162"/>
      <style:map style:condition="cell-content()=&quot;潜行者&quot;" style:apply-style-name="潜行者" style:base-cell-address="卡牌.C1162"/>
      <style:map style:condition="cell-content()=&quot;猎人&quot;" style:apply-style-name="猎人" style:base-cell-address="卡牌.C1162"/>
      <style:map style:condition="cell-content()=&quot;德鲁伊&quot;" style:apply-style-name="德鲁伊" style:base-cell-address="卡牌.C1162"/>
      <style:map style:condition="cell-content()=&quot;萨满祭司&quot;" style:apply-style-name="萨满祭司" style:base-cell-address="卡牌.C1162"/>
      <style:map style:condition="cell-content()=&quot;圣骑士&quot;" style:apply-style-name="圣骑士" style:base-cell-address="卡牌.C1162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0"/>
      <style:map style:condition="cell-content()=&quot;术士&quot;" style:apply-style-name="术士" style:base-cell-address="卡牌.C1130"/>
      <style:map style:condition="cell-content()=&quot;法师&quot;" style:apply-style-name="法师" style:base-cell-address="卡牌.C1130"/>
      <style:map style:condition="cell-content()=&quot;潜行者&quot;" style:apply-style-name="潜行者" style:base-cell-address="卡牌.C1130"/>
      <style:map style:condition="cell-content()=&quot;猎人&quot;" style:apply-style-name="猎人" style:base-cell-address="卡牌.C1130"/>
      <style:map style:condition="cell-content()=&quot;德鲁伊&quot;" style:apply-style-name="德鲁伊" style:base-cell-address="卡牌.C1130"/>
      <style:map style:condition="cell-content()=&quot;萨满祭司&quot;" style:apply-style-name="萨满祭司" style:base-cell-address="卡牌.C1130"/>
      <style:map style:condition="cell-content()=&quot;圣骑士&quot;" style:apply-style-name="圣骑士" style:base-cell-address="卡牌.C1130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3"/>
      <style:map style:condition="cell-content()=&quot;术士&quot;" style:apply-style-name="术士" style:base-cell-address="卡牌.C1103"/>
      <style:map style:condition="cell-content()=&quot;法师&quot;" style:apply-style-name="法师" style:base-cell-address="卡牌.C1103"/>
      <style:map style:condition="cell-content()=&quot;潜行者&quot;" style:apply-style-name="潜行者" style:base-cell-address="卡牌.C1103"/>
      <style:map style:condition="cell-content()=&quot;猎人&quot;" style:apply-style-name="猎人" style:base-cell-address="卡牌.C1103"/>
      <style:map style:condition="cell-content()=&quot;德鲁伊&quot;" style:apply-style-name="德鲁伊" style:base-cell-address="卡牌.C1103"/>
      <style:map style:condition="cell-content()=&quot;萨满祭司&quot;" style:apply-style-name="萨满祭司" style:base-cell-address="卡牌.C1103"/>
      <style:map style:condition="cell-content()=&quot;圣骑士&quot;" style:apply-style-name="圣骑士" style:base-cell-address="卡牌.C1103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3"/>
      <style:map style:condition="cell-content()=&quot;术士&quot;" style:apply-style-name="术士" style:base-cell-address="卡牌.C1113"/>
      <style:map style:condition="cell-content()=&quot;法师&quot;" style:apply-style-name="法师" style:base-cell-address="卡牌.C1113"/>
      <style:map style:condition="cell-content()=&quot;潜行者&quot;" style:apply-style-name="潜行者" style:base-cell-address="卡牌.C1113"/>
      <style:map style:condition="cell-content()=&quot;猎人&quot;" style:apply-style-name="猎人" style:base-cell-address="卡牌.C1113"/>
      <style:map style:condition="cell-content()=&quot;德鲁伊&quot;" style:apply-style-name="德鲁伊" style:base-cell-address="卡牌.C1113"/>
      <style:map style:condition="cell-content()=&quot;萨满祭司&quot;" style:apply-style-name="萨满祭司" style:base-cell-address="卡牌.C1113"/>
      <style:map style:condition="cell-content()=&quot;圣骑士&quot;" style:apply-style-name="圣骑士" style:base-cell-address="卡牌.C1113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4"/>
      <style:map style:condition="cell-content()=&quot;术士&quot;" style:apply-style-name="术士" style:base-cell-address="卡牌.C1114"/>
      <style:map style:condition="cell-content()=&quot;法师&quot;" style:apply-style-name="法师" style:base-cell-address="卡牌.C1114"/>
      <style:map style:condition="cell-content()=&quot;潜行者&quot;" style:apply-style-name="潜行者" style:base-cell-address="卡牌.C1114"/>
      <style:map style:condition="cell-content()=&quot;猎人&quot;" style:apply-style-name="猎人" style:base-cell-address="卡牌.C1114"/>
      <style:map style:condition="cell-content()=&quot;德鲁伊&quot;" style:apply-style-name="德鲁伊" style:base-cell-address="卡牌.C1114"/>
      <style:map style:condition="cell-content()=&quot;萨满祭司&quot;" style:apply-style-name="萨满祭司" style:base-cell-address="卡牌.C1114"/>
      <style:map style:condition="cell-content()=&quot;圣骑士&quot;" style:apply-style-name="圣骑士" style:base-cell-address="卡牌.C1114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1"/>
      <style:map style:condition="cell-content()=&quot;术士&quot;" style:apply-style-name="术士" style:base-cell-address="卡牌.C1171"/>
      <style:map style:condition="cell-content()=&quot;法师&quot;" style:apply-style-name="法师" style:base-cell-address="卡牌.C1171"/>
      <style:map style:condition="cell-content()=&quot;潜行者&quot;" style:apply-style-name="潜行者" style:base-cell-address="卡牌.C1171"/>
      <style:map style:condition="cell-content()=&quot;猎人&quot;" style:apply-style-name="猎人" style:base-cell-address="卡牌.C1171"/>
      <style:map style:condition="cell-content()=&quot;德鲁伊&quot;" style:apply-style-name="德鲁伊" style:base-cell-address="卡牌.C1171"/>
      <style:map style:condition="cell-content()=&quot;萨满祭司&quot;" style:apply-style-name="萨满祭司" style:base-cell-address="卡牌.C1171"/>
      <style:map style:condition="cell-content()=&quot;圣骑士&quot;" style:apply-style-name="圣骑士" style:base-cell-address="卡牌.C1171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7"/>
      <style:map style:condition="cell-content()=&quot;术士&quot;" style:apply-style-name="术士" style:base-cell-address="卡牌.C1167"/>
      <style:map style:condition="cell-content()=&quot;法师&quot;" style:apply-style-name="法师" style:base-cell-address="卡牌.C1167"/>
      <style:map style:condition="cell-content()=&quot;潜行者&quot;" style:apply-style-name="潜行者" style:base-cell-address="卡牌.C1167"/>
      <style:map style:condition="cell-content()=&quot;猎人&quot;" style:apply-style-name="猎人" style:base-cell-address="卡牌.C1167"/>
      <style:map style:condition="cell-content()=&quot;德鲁伊&quot;" style:apply-style-name="德鲁伊" style:base-cell-address="卡牌.C1167"/>
      <style:map style:condition="cell-content()=&quot;萨满祭司&quot;" style:apply-style-name="萨满祭司" style:base-cell-address="卡牌.C1167"/>
      <style:map style:condition="cell-content()=&quot;圣骑士&quot;" style:apply-style-name="圣骑士" style:base-cell-address="卡牌.C1167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2"/>
      <style:map style:condition="cell-content()=&quot;术士&quot;" style:apply-style-name="术士" style:base-cell-address="卡牌.C1172"/>
      <style:map style:condition="cell-content()=&quot;法师&quot;" style:apply-style-name="法师" style:base-cell-address="卡牌.C1172"/>
      <style:map style:condition="cell-content()=&quot;潜行者&quot;" style:apply-style-name="潜行者" style:base-cell-address="卡牌.C1172"/>
      <style:map style:condition="cell-content()=&quot;猎人&quot;" style:apply-style-name="猎人" style:base-cell-address="卡牌.C1172"/>
      <style:map style:condition="cell-content()=&quot;德鲁伊&quot;" style:apply-style-name="德鲁伊" style:base-cell-address="卡牌.C1172"/>
      <style:map style:condition="cell-content()=&quot;萨满祭司&quot;" style:apply-style-name="萨满祭司" style:base-cell-address="卡牌.C1172"/>
      <style:map style:condition="cell-content()=&quot;圣骑士&quot;" style:apply-style-name="圣骑士" style:base-cell-address="卡牌.C1172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3"/>
      <style:map style:condition="cell-content()=&quot;术士&quot;" style:apply-style-name="术士" style:base-cell-address="卡牌.C1173"/>
      <style:map style:condition="cell-content()=&quot;法师&quot;" style:apply-style-name="法师" style:base-cell-address="卡牌.C1173"/>
      <style:map style:condition="cell-content()=&quot;潜行者&quot;" style:apply-style-name="潜行者" style:base-cell-address="卡牌.C1173"/>
      <style:map style:condition="cell-content()=&quot;猎人&quot;" style:apply-style-name="猎人" style:base-cell-address="卡牌.C1173"/>
      <style:map style:condition="cell-content()=&quot;德鲁伊&quot;" style:apply-style-name="德鲁伊" style:base-cell-address="卡牌.C1173"/>
      <style:map style:condition="cell-content()=&quot;萨满祭司&quot;" style:apply-style-name="萨满祭司" style:base-cell-address="卡牌.C1173"/>
      <style:map style:condition="cell-content()=&quot;圣骑士&quot;" style:apply-style-name="圣骑士" style:base-cell-address="卡牌.C1173"/>
    </style:style>
    <style:style style:name="ce1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8"/>
      <style:map style:condition="cell-content()=&quot;术士&quot;" style:apply-style-name="术士" style:base-cell-address="卡牌.C1168"/>
      <style:map style:condition="cell-content()=&quot;法师&quot;" style:apply-style-name="法师" style:base-cell-address="卡牌.C1168"/>
      <style:map style:condition="cell-content()=&quot;潜行者&quot;" style:apply-style-name="潜行者" style:base-cell-address="卡牌.C1168"/>
      <style:map style:condition="cell-content()=&quot;猎人&quot;" style:apply-style-name="猎人" style:base-cell-address="卡牌.C1168"/>
      <style:map style:condition="cell-content()=&quot;德鲁伊&quot;" style:apply-style-name="德鲁伊" style:base-cell-address="卡牌.C1168"/>
      <style:map style:condition="cell-content()=&quot;萨满祭司&quot;" style:apply-style-name="萨满祭司" style:base-cell-address="卡牌.C1168"/>
      <style:map style:condition="cell-content()=&quot;圣骑士&quot;" style:apply-style-name="圣骑士" style:base-cell-address="卡牌.C1168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0"/>
      <style:map style:condition="cell-content()=&quot;术士&quot;" style:apply-style-name="术士" style:base-cell-address="卡牌.C1170"/>
      <style:map style:condition="cell-content()=&quot;法师&quot;" style:apply-style-name="法师" style:base-cell-address="卡牌.C1170"/>
      <style:map style:condition="cell-content()=&quot;潜行者&quot;" style:apply-style-name="潜行者" style:base-cell-address="卡牌.C1170"/>
      <style:map style:condition="cell-content()=&quot;猎人&quot;" style:apply-style-name="猎人" style:base-cell-address="卡牌.C1170"/>
      <style:map style:condition="cell-content()=&quot;德鲁伊&quot;" style:apply-style-name="德鲁伊" style:base-cell-address="卡牌.C1170"/>
      <style:map style:condition="cell-content()=&quot;萨满祭司&quot;" style:apply-style-name="萨满祭司" style:base-cell-address="卡牌.C1170"/>
      <style:map style:condition="cell-content()=&quot;圣骑士&quot;" style:apply-style-name="圣骑士" style:base-cell-address="卡牌.C1170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9"/>
      <style:map style:condition="cell-content()=&quot;术士&quot;" style:apply-style-name="术士" style:base-cell-address="卡牌.C1169"/>
      <style:map style:condition="cell-content()=&quot;法师&quot;" style:apply-style-name="法师" style:base-cell-address="卡牌.C1169"/>
      <style:map style:condition="cell-content()=&quot;潜行者&quot;" style:apply-style-name="潜行者" style:base-cell-address="卡牌.C1169"/>
      <style:map style:condition="cell-content()=&quot;猎人&quot;" style:apply-style-name="猎人" style:base-cell-address="卡牌.C1169"/>
      <style:map style:condition="cell-content()=&quot;德鲁伊&quot;" style:apply-style-name="德鲁伊" style:base-cell-address="卡牌.C1169"/>
      <style:map style:condition="cell-content()=&quot;萨满祭司&quot;" style:apply-style-name="萨满祭司" style:base-cell-address="卡牌.C1169"/>
      <style:map style:condition="cell-content()=&quot;圣骑士&quot;" style:apply-style-name="圣骑士" style:base-cell-address="卡牌.C1169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2"/>
      <style:map style:condition="cell-content()=&quot;术士&quot;" style:apply-style-name="术士" style:base-cell-address="卡牌.C1132"/>
      <style:map style:condition="cell-content()=&quot;法师&quot;" style:apply-style-name="法师" style:base-cell-address="卡牌.C1132"/>
      <style:map style:condition="cell-content()=&quot;潜行者&quot;" style:apply-style-name="潜行者" style:base-cell-address="卡牌.C1132"/>
      <style:map style:condition="cell-content()=&quot;猎人&quot;" style:apply-style-name="猎人" style:base-cell-address="卡牌.C1132"/>
      <style:map style:condition="cell-content()=&quot;德鲁伊&quot;" style:apply-style-name="德鲁伊" style:base-cell-address="卡牌.C1132"/>
      <style:map style:condition="cell-content()=&quot;萨满祭司&quot;" style:apply-style-name="萨满祭司" style:base-cell-address="卡牌.C1132"/>
      <style:map style:condition="cell-content()=&quot;圣骑士&quot;" style:apply-style-name="圣骑士" style:base-cell-address="卡牌.C1132"/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1"/>
      <style:map style:condition="cell-content()=&quot;术士&quot;" style:apply-style-name="术士" style:base-cell-address="卡牌.C1131"/>
      <style:map style:condition="cell-content()=&quot;法师&quot;" style:apply-style-name="法师" style:base-cell-address="卡牌.C1131"/>
      <style:map style:condition="cell-content()=&quot;潜行者&quot;" style:apply-style-name="潜行者" style:base-cell-address="卡牌.C1131"/>
      <style:map style:condition="cell-content()=&quot;猎人&quot;" style:apply-style-name="猎人" style:base-cell-address="卡牌.C1131"/>
      <style:map style:condition="cell-content()=&quot;德鲁伊&quot;" style:apply-style-name="德鲁伊" style:base-cell-address="卡牌.C1131"/>
      <style:map style:condition="cell-content()=&quot;萨满祭司&quot;" style:apply-style-name="萨满祭司" style:base-cell-address="卡牌.C1131"/>
      <style:map style:condition="cell-content()=&quot;圣骑士&quot;" style:apply-style-name="圣骑士" style:base-cell-address="卡牌.C1131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4"/>
      <style:map style:condition="cell-content()=&quot;术士&quot;" style:apply-style-name="术士" style:base-cell-address="卡牌.C1104"/>
      <style:map style:condition="cell-content()=&quot;法师&quot;" style:apply-style-name="法师" style:base-cell-address="卡牌.C1104"/>
      <style:map style:condition="cell-content()=&quot;潜行者&quot;" style:apply-style-name="潜行者" style:base-cell-address="卡牌.C1104"/>
      <style:map style:condition="cell-content()=&quot;猎人&quot;" style:apply-style-name="猎人" style:base-cell-address="卡牌.C1104"/>
      <style:map style:condition="cell-content()=&quot;德鲁伊&quot;" style:apply-style-name="德鲁伊" style:base-cell-address="卡牌.C1104"/>
      <style:map style:condition="cell-content()=&quot;萨满祭司&quot;" style:apply-style-name="萨满祭司" style:base-cell-address="卡牌.C1104"/>
      <style:map style:condition="cell-content()=&quot;圣骑士&quot;" style:apply-style-name="圣骑士" style:base-cell-address="卡牌.C1104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5"/>
      <style:map style:condition="cell-content()=&quot;术士&quot;" style:apply-style-name="术士" style:base-cell-address="卡牌.C1115"/>
      <style:map style:condition="cell-content()=&quot;法师&quot;" style:apply-style-name="法师" style:base-cell-address="卡牌.C1115"/>
      <style:map style:condition="cell-content()=&quot;潜行者&quot;" style:apply-style-name="潜行者" style:base-cell-address="卡牌.C1115"/>
      <style:map style:condition="cell-content()=&quot;猎人&quot;" style:apply-style-name="猎人" style:base-cell-address="卡牌.C1115"/>
      <style:map style:condition="cell-content()=&quot;德鲁伊&quot;" style:apply-style-name="德鲁伊" style:base-cell-address="卡牌.C1115"/>
      <style:map style:condition="cell-content()=&quot;萨满祭司&quot;" style:apply-style-name="萨满祭司" style:base-cell-address="卡牌.C1115"/>
      <style:map style:condition="cell-content()=&quot;圣骑士&quot;" style:apply-style-name="圣骑士" style:base-cell-address="卡牌.C1115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9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1"/>
      <style:map style:condition="cell-content()=&quot;术士&quot;" style:apply-style-name="术士" style:base-cell-address="卡牌.C1141"/>
      <style:map style:condition="cell-content()=&quot;法师&quot;" style:apply-style-name="法师" style:base-cell-address="卡牌.C1141"/>
      <style:map style:condition="cell-content()=&quot;潜行者&quot;" style:apply-style-name="潜行者" style:base-cell-address="卡牌.C1141"/>
      <style:map style:condition="cell-content()=&quot;猎人&quot;" style:apply-style-name="猎人" style:base-cell-address="卡牌.C1141"/>
      <style:map style:condition="cell-content()=&quot;德鲁伊&quot;" style:apply-style-name="德鲁伊" style:base-cell-address="卡牌.C1141"/>
      <style:map style:condition="cell-content()=&quot;萨满祭司&quot;" style:apply-style-name="萨满祭司" style:base-cell-address="卡牌.C1141"/>
      <style:map style:condition="cell-content()=&quot;圣骑士&quot;" style:apply-style-name="圣骑士" style:base-cell-address="卡牌.C1141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2"/>
      <style:map style:condition="cell-content()=&quot;术士&quot;" style:apply-style-name="术士" style:base-cell-address="卡牌.C1142"/>
      <style:map style:condition="cell-content()=&quot;法师&quot;" style:apply-style-name="法师" style:base-cell-address="卡牌.C1142"/>
      <style:map style:condition="cell-content()=&quot;潜行者&quot;" style:apply-style-name="潜行者" style:base-cell-address="卡牌.C1142"/>
      <style:map style:condition="cell-content()=&quot;猎人&quot;" style:apply-style-name="猎人" style:base-cell-address="卡牌.C1142"/>
      <style:map style:condition="cell-content()=&quot;德鲁伊&quot;" style:apply-style-name="德鲁伊" style:base-cell-address="卡牌.C1142"/>
      <style:map style:condition="cell-content()=&quot;萨满祭司&quot;" style:apply-style-name="萨满祭司" style:base-cell-address="卡牌.C1142"/>
      <style:map style:condition="cell-content()=&quot;圣骑士&quot;" style:apply-style-name="圣骑士" style:base-cell-address="卡牌.C1142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4"/>
      <style:map style:condition="cell-content()=&quot;术士&quot;" style:apply-style-name="术士" style:base-cell-address="卡牌.C1174"/>
      <style:map style:condition="cell-content()=&quot;法师&quot;" style:apply-style-name="法师" style:base-cell-address="卡牌.C1174"/>
      <style:map style:condition="cell-content()=&quot;潜行者&quot;" style:apply-style-name="潜行者" style:base-cell-address="卡牌.C1174"/>
      <style:map style:condition="cell-content()=&quot;猎人&quot;" style:apply-style-name="猎人" style:base-cell-address="卡牌.C1174"/>
      <style:map style:condition="cell-content()=&quot;德鲁伊&quot;" style:apply-style-name="德鲁伊" style:base-cell-address="卡牌.C1174"/>
      <style:map style:condition="cell-content()=&quot;萨满祭司&quot;" style:apply-style-name="萨满祭司" style:base-cell-address="卡牌.C1174"/>
      <style:map style:condition="cell-content()=&quot;圣骑士&quot;" style:apply-style-name="圣骑士" style:base-cell-address="卡牌.C1174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7"/>
      <style:map style:condition="cell-content()=&quot;术士&quot;" style:apply-style-name="术士" style:base-cell-address="卡牌.C1177"/>
      <style:map style:condition="cell-content()=&quot;法师&quot;" style:apply-style-name="法师" style:base-cell-address="卡牌.C1177"/>
      <style:map style:condition="cell-content()=&quot;潜行者&quot;" style:apply-style-name="潜行者" style:base-cell-address="卡牌.C1177"/>
      <style:map style:condition="cell-content()=&quot;猎人&quot;" style:apply-style-name="猎人" style:base-cell-address="卡牌.C1177"/>
      <style:map style:condition="cell-content()=&quot;德鲁伊&quot;" style:apply-style-name="德鲁伊" style:base-cell-address="卡牌.C1177"/>
      <style:map style:condition="cell-content()=&quot;萨满祭司&quot;" style:apply-style-name="萨满祭司" style:base-cell-address="卡牌.C1177"/>
      <style:map style:condition="cell-content()=&quot;圣骑士&quot;" style:apply-style-name="圣骑士" style:base-cell-address="卡牌.C1177"/>
    </style:style>
    <style:style style:name="ce1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5"/>
      <style:map style:condition="cell-content()=&quot;术士&quot;" style:apply-style-name="术士" style:base-cell-address="卡牌.C1175"/>
      <style:map style:condition="cell-content()=&quot;法师&quot;" style:apply-style-name="法师" style:base-cell-address="卡牌.C1175"/>
      <style:map style:condition="cell-content()=&quot;潜行者&quot;" style:apply-style-name="潜行者" style:base-cell-address="卡牌.C1175"/>
      <style:map style:condition="cell-content()=&quot;猎人&quot;" style:apply-style-name="猎人" style:base-cell-address="卡牌.C1175"/>
      <style:map style:condition="cell-content()=&quot;德鲁伊&quot;" style:apply-style-name="德鲁伊" style:base-cell-address="卡牌.C1175"/>
      <style:map style:condition="cell-content()=&quot;萨满祭司&quot;" style:apply-style-name="萨满祭司" style:base-cell-address="卡牌.C1175"/>
      <style:map style:condition="cell-content()=&quot;圣骑士&quot;" style:apply-style-name="圣骑士" style:base-cell-address="卡牌.C1175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6"/>
      <style:map style:condition="cell-content()=&quot;术士&quot;" style:apply-style-name="术士" style:base-cell-address="卡牌.C1176"/>
      <style:map style:condition="cell-content()=&quot;法师&quot;" style:apply-style-name="法师" style:base-cell-address="卡牌.C1176"/>
      <style:map style:condition="cell-content()=&quot;潜行者&quot;" style:apply-style-name="潜行者" style:base-cell-address="卡牌.C1176"/>
      <style:map style:condition="cell-content()=&quot;猎人&quot;" style:apply-style-name="猎人" style:base-cell-address="卡牌.C1176"/>
      <style:map style:condition="cell-content()=&quot;德鲁伊&quot;" style:apply-style-name="德鲁伊" style:base-cell-address="卡牌.C1176"/>
      <style:map style:condition="cell-content()=&quot;萨满祭司&quot;" style:apply-style-name="萨满祭司" style:base-cell-address="卡牌.C1176"/>
      <style:map style:condition="cell-content()=&quot;圣骑士&quot;" style:apply-style-name="圣骑士" style:base-cell-address="卡牌.C1176"/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4"/>
      <style:map style:condition="cell-content()=&quot;术士&quot;" style:apply-style-name="术士" style:base-cell-address="卡牌.C1134"/>
      <style:map style:condition="cell-content()=&quot;法师&quot;" style:apply-style-name="法师" style:base-cell-address="卡牌.C1134"/>
      <style:map style:condition="cell-content()=&quot;潜行者&quot;" style:apply-style-name="潜行者" style:base-cell-address="卡牌.C1134"/>
      <style:map style:condition="cell-content()=&quot;猎人&quot;" style:apply-style-name="猎人" style:base-cell-address="卡牌.C1134"/>
      <style:map style:condition="cell-content()=&quot;德鲁伊&quot;" style:apply-style-name="德鲁伊" style:base-cell-address="卡牌.C1134"/>
      <style:map style:condition="cell-content()=&quot;萨满祭司&quot;" style:apply-style-name="萨满祭司" style:base-cell-address="卡牌.C1134"/>
      <style:map style:condition="cell-content()=&quot;圣骑士&quot;" style:apply-style-name="圣骑士" style:base-cell-address="卡牌.C1134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3"/>
      <style:map style:condition="cell-content()=&quot;术士&quot;" style:apply-style-name="术士" style:base-cell-address="卡牌.C1133"/>
      <style:map style:condition="cell-content()=&quot;法师&quot;" style:apply-style-name="法师" style:base-cell-address="卡牌.C1133"/>
      <style:map style:condition="cell-content()=&quot;潜行者&quot;" style:apply-style-name="潜行者" style:base-cell-address="卡牌.C1133"/>
      <style:map style:condition="cell-content()=&quot;猎人&quot;" style:apply-style-name="猎人" style:base-cell-address="卡牌.C1133"/>
      <style:map style:condition="cell-content()=&quot;德鲁伊&quot;" style:apply-style-name="德鲁伊" style:base-cell-address="卡牌.C1133"/>
      <style:map style:condition="cell-content()=&quot;萨满祭司&quot;" style:apply-style-name="萨满祭司" style:base-cell-address="卡牌.C1133"/>
      <style:map style:condition="cell-content()=&quot;圣骑士&quot;" style:apply-style-name="圣骑士" style:base-cell-address="卡牌.C1133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3"/>
      <style:map style:condition="cell-content()=&quot;术士&quot;" style:apply-style-name="术士" style:base-cell-address="卡牌.C1143"/>
      <style:map style:condition="cell-content()=&quot;法师&quot;" style:apply-style-name="法师" style:base-cell-address="卡牌.C1143"/>
      <style:map style:condition="cell-content()=&quot;潜行者&quot;" style:apply-style-name="潜行者" style:base-cell-address="卡牌.C1143"/>
      <style:map style:condition="cell-content()=&quot;猎人&quot;" style:apply-style-name="猎人" style:base-cell-address="卡牌.C1143"/>
      <style:map style:condition="cell-content()=&quot;德鲁伊&quot;" style:apply-style-name="德鲁伊" style:base-cell-address="卡牌.C1143"/>
      <style:map style:condition="cell-content()=&quot;萨满祭司&quot;" style:apply-style-name="萨满祭司" style:base-cell-address="卡牌.C1143"/>
      <style:map style:condition="cell-content()=&quot;圣骑士&quot;" style:apply-style-name="圣骑士" style:base-cell-address="卡牌.C1143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8"/>
      <style:map style:condition="cell-content()=&quot;术士&quot;" style:apply-style-name="术士" style:base-cell-address="卡牌.C1178"/>
      <style:map style:condition="cell-content()=&quot;法师&quot;" style:apply-style-name="法师" style:base-cell-address="卡牌.C1178"/>
      <style:map style:condition="cell-content()=&quot;潜行者&quot;" style:apply-style-name="潜行者" style:base-cell-address="卡牌.C1178"/>
      <style:map style:condition="cell-content()=&quot;猎人&quot;" style:apply-style-name="猎人" style:base-cell-address="卡牌.C1178"/>
      <style:map style:condition="cell-content()=&quot;德鲁伊&quot;" style:apply-style-name="德鲁伊" style:base-cell-address="卡牌.C1178"/>
      <style:map style:condition="cell-content()=&quot;萨满祭司&quot;" style:apply-style-name="萨满祭司" style:base-cell-address="卡牌.C1178"/>
      <style:map style:condition="cell-content()=&quot;圣骑士&quot;" style:apply-style-name="圣骑士" style:base-cell-address="卡牌.C1178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9"/>
      <style:map style:condition="cell-content()=&quot;术士&quot;" style:apply-style-name="术士" style:base-cell-address="卡牌.C1179"/>
      <style:map style:condition="cell-content()=&quot;法师&quot;" style:apply-style-name="法师" style:base-cell-address="卡牌.C1179"/>
      <style:map style:condition="cell-content()=&quot;潜行者&quot;" style:apply-style-name="潜行者" style:base-cell-address="卡牌.C1179"/>
      <style:map style:condition="cell-content()=&quot;猎人&quot;" style:apply-style-name="猎人" style:base-cell-address="卡牌.C1179"/>
      <style:map style:condition="cell-content()=&quot;德鲁伊&quot;" style:apply-style-name="德鲁伊" style:base-cell-address="卡牌.C1179"/>
      <style:map style:condition="cell-content()=&quot;萨满祭司&quot;" style:apply-style-name="萨满祭司" style:base-cell-address="卡牌.C1179"/>
      <style:map style:condition="cell-content()=&quot;圣骑士&quot;" style:apply-style-name="圣骑士" style:base-cell-address="卡牌.C1179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0"/>
      <style:map style:condition="cell-content()=&quot;术士&quot;" style:apply-style-name="术士" style:base-cell-address="卡牌.C1180"/>
      <style:map style:condition="cell-content()=&quot;法师&quot;" style:apply-style-name="法师" style:base-cell-address="卡牌.C1180"/>
      <style:map style:condition="cell-content()=&quot;潜行者&quot;" style:apply-style-name="潜行者" style:base-cell-address="卡牌.C1180"/>
      <style:map style:condition="cell-content()=&quot;猎人&quot;" style:apply-style-name="猎人" style:base-cell-address="卡牌.C1180"/>
      <style:map style:condition="cell-content()=&quot;德鲁伊&quot;" style:apply-style-name="德鲁伊" style:base-cell-address="卡牌.C1180"/>
      <style:map style:condition="cell-content()=&quot;萨满祭司&quot;" style:apply-style-name="萨满祭司" style:base-cell-address="卡牌.C1180"/>
      <style:map style:condition="cell-content()=&quot;圣骑士&quot;" style:apply-style-name="圣骑士" style:base-cell-address="卡牌.C1180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5"/>
      <style:map style:condition="cell-content()=&quot;术士&quot;" style:apply-style-name="术士" style:base-cell-address="卡牌.C1135"/>
      <style:map style:condition="cell-content()=&quot;法师&quot;" style:apply-style-name="法师" style:base-cell-address="卡牌.C1135"/>
      <style:map style:condition="cell-content()=&quot;潜行者&quot;" style:apply-style-name="潜行者" style:base-cell-address="卡牌.C1135"/>
      <style:map style:condition="cell-content()=&quot;猎人&quot;" style:apply-style-name="猎人" style:base-cell-address="卡牌.C1135"/>
      <style:map style:condition="cell-content()=&quot;德鲁伊&quot;" style:apply-style-name="德鲁伊" style:base-cell-address="卡牌.C1135"/>
      <style:map style:condition="cell-content()=&quot;萨满祭司&quot;" style:apply-style-name="萨满祭司" style:base-cell-address="卡牌.C1135"/>
      <style:map style:condition="cell-content()=&quot;圣骑士&quot;" style:apply-style-name="圣骑士" style:base-cell-address="卡牌.C1135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4"/>
      <style:map style:condition="cell-content()=&quot;术士&quot;" style:apply-style-name="术士" style:base-cell-address="卡牌.C1144"/>
      <style:map style:condition="cell-content()=&quot;法师&quot;" style:apply-style-name="法师" style:base-cell-address="卡牌.C1144"/>
      <style:map style:condition="cell-content()=&quot;潜行者&quot;" style:apply-style-name="潜行者" style:base-cell-address="卡牌.C1144"/>
      <style:map style:condition="cell-content()=&quot;猎人&quot;" style:apply-style-name="猎人" style:base-cell-address="卡牌.C1144"/>
      <style:map style:condition="cell-content()=&quot;德鲁伊&quot;" style:apply-style-name="德鲁伊" style:base-cell-address="卡牌.C1144"/>
      <style:map style:condition="cell-content()=&quot;萨满祭司&quot;" style:apply-style-name="萨满祭司" style:base-cell-address="卡牌.C1144"/>
      <style:map style:condition="cell-content()=&quot;圣骑士&quot;" style:apply-style-name="圣骑士" style:base-cell-address="卡牌.C1144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4"/>
      <style:map style:condition="cell-content()=&quot;术士&quot;" style:apply-style-name="术士" style:base-cell-address="卡牌.C1184"/>
      <style:map style:condition="cell-content()=&quot;法师&quot;" style:apply-style-name="法师" style:base-cell-address="卡牌.C1184"/>
      <style:map style:condition="cell-content()=&quot;潜行者&quot;" style:apply-style-name="潜行者" style:base-cell-address="卡牌.C1184"/>
      <style:map style:condition="cell-content()=&quot;猎人&quot;" style:apply-style-name="猎人" style:base-cell-address="卡牌.C1184"/>
      <style:map style:condition="cell-content()=&quot;德鲁伊&quot;" style:apply-style-name="德鲁伊" style:base-cell-address="卡牌.C1184"/>
      <style:map style:condition="cell-content()=&quot;萨满祭司&quot;" style:apply-style-name="萨满祭司" style:base-cell-address="卡牌.C1184"/>
      <style:map style:condition="cell-content()=&quot;圣骑士&quot;" style:apply-style-name="圣骑士" style:base-cell-address="卡牌.C1184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1"/>
      <style:map style:condition="cell-content()=&quot;术士&quot;" style:apply-style-name="术士" style:base-cell-address="卡牌.C1181"/>
      <style:map style:condition="cell-content()=&quot;法师&quot;" style:apply-style-name="法师" style:base-cell-address="卡牌.C1181"/>
      <style:map style:condition="cell-content()=&quot;潜行者&quot;" style:apply-style-name="潜行者" style:base-cell-address="卡牌.C1181"/>
      <style:map style:condition="cell-content()=&quot;猎人&quot;" style:apply-style-name="猎人" style:base-cell-address="卡牌.C1181"/>
      <style:map style:condition="cell-content()=&quot;德鲁伊&quot;" style:apply-style-name="德鲁伊" style:base-cell-address="卡牌.C1181"/>
      <style:map style:condition="cell-content()=&quot;萨满祭司&quot;" style:apply-style-name="萨满祭司" style:base-cell-address="卡牌.C1181"/>
      <style:map style:condition="cell-content()=&quot;圣骑士&quot;" style:apply-style-name="圣骑士" style:base-cell-address="卡牌.C1181"/>
    </style:style>
    <style:style style:name="ce1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2"/>
      <style:map style:condition="cell-content()=&quot;术士&quot;" style:apply-style-name="术士" style:base-cell-address="卡牌.C1182"/>
      <style:map style:condition="cell-content()=&quot;法师&quot;" style:apply-style-name="法师" style:base-cell-address="卡牌.C1182"/>
      <style:map style:condition="cell-content()=&quot;潜行者&quot;" style:apply-style-name="潜行者" style:base-cell-address="卡牌.C1182"/>
      <style:map style:condition="cell-content()=&quot;猎人&quot;" style:apply-style-name="猎人" style:base-cell-address="卡牌.C1182"/>
      <style:map style:condition="cell-content()=&quot;德鲁伊&quot;" style:apply-style-name="德鲁伊" style:base-cell-address="卡牌.C1182"/>
      <style:map style:condition="cell-content()=&quot;萨满祭司&quot;" style:apply-style-name="萨满祭司" style:base-cell-address="卡牌.C1182"/>
      <style:map style:condition="cell-content()=&quot;圣骑士&quot;" style:apply-style-name="圣骑士" style:base-cell-address="卡牌.C1182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3"/>
      <style:map style:condition="cell-content()=&quot;术士&quot;" style:apply-style-name="术士" style:base-cell-address="卡牌.C1183"/>
      <style:map style:condition="cell-content()=&quot;法师&quot;" style:apply-style-name="法师" style:base-cell-address="卡牌.C1183"/>
      <style:map style:condition="cell-content()=&quot;潜行者&quot;" style:apply-style-name="潜行者" style:base-cell-address="卡牌.C1183"/>
      <style:map style:condition="cell-content()=&quot;猎人&quot;" style:apply-style-name="猎人" style:base-cell-address="卡牌.C1183"/>
      <style:map style:condition="cell-content()=&quot;德鲁伊&quot;" style:apply-style-name="德鲁伊" style:base-cell-address="卡牌.C1183"/>
      <style:map style:condition="cell-content()=&quot;萨满祭司&quot;" style:apply-style-name="萨满祭司" style:base-cell-address="卡牌.C1183"/>
      <style:map style:condition="cell-content()=&quot;圣骑士&quot;" style:apply-style-name="圣骑士" style:base-cell-address="卡牌.C1183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5"/>
      <style:map style:condition="cell-content()=&quot;术士&quot;" style:apply-style-name="术士" style:base-cell-address="卡牌.C1105"/>
      <style:map style:condition="cell-content()=&quot;法师&quot;" style:apply-style-name="法师" style:base-cell-address="卡牌.C1105"/>
      <style:map style:condition="cell-content()=&quot;潜行者&quot;" style:apply-style-name="潜行者" style:base-cell-address="卡牌.C1105"/>
      <style:map style:condition="cell-content()=&quot;猎人&quot;" style:apply-style-name="猎人" style:base-cell-address="卡牌.C1105"/>
      <style:map style:condition="cell-content()=&quot;德鲁伊&quot;" style:apply-style-name="德鲁伊" style:base-cell-address="卡牌.C1105"/>
      <style:map style:condition="cell-content()=&quot;萨满祭司&quot;" style:apply-style-name="萨满祭司" style:base-cell-address="卡牌.C1105"/>
      <style:map style:condition="cell-content()=&quot;圣骑士&quot;" style:apply-style-name="圣骑士" style:base-cell-address="卡牌.C1105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8"/>
      <style:map style:condition="cell-content()=&quot;术士&quot;" style:apply-style-name="术士" style:base-cell-address="卡牌.C1188"/>
      <style:map style:condition="cell-content()=&quot;法师&quot;" style:apply-style-name="法师" style:base-cell-address="卡牌.C1188"/>
      <style:map style:condition="cell-content()=&quot;潜行者&quot;" style:apply-style-name="潜行者" style:base-cell-address="卡牌.C1188"/>
      <style:map style:condition="cell-content()=&quot;猎人&quot;" style:apply-style-name="猎人" style:base-cell-address="卡牌.C1188"/>
      <style:map style:condition="cell-content()=&quot;德鲁伊&quot;" style:apply-style-name="德鲁伊" style:base-cell-address="卡牌.C1188"/>
      <style:map style:condition="cell-content()=&quot;萨满祭司&quot;" style:apply-style-name="萨满祭司" style:base-cell-address="卡牌.C1188"/>
      <style:map style:condition="cell-content()=&quot;圣骑士&quot;" style:apply-style-name="圣骑士" style:base-cell-address="卡牌.C1188"/>
    </style:style>
    <style:style style:name="ce1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7"/>
      <style:map style:condition="cell-content()=&quot;术士&quot;" style:apply-style-name="术士" style:base-cell-address="卡牌.C1187"/>
      <style:map style:condition="cell-content()=&quot;法师&quot;" style:apply-style-name="法师" style:base-cell-address="卡牌.C1187"/>
      <style:map style:condition="cell-content()=&quot;潜行者&quot;" style:apply-style-name="潜行者" style:base-cell-address="卡牌.C1187"/>
      <style:map style:condition="cell-content()=&quot;猎人&quot;" style:apply-style-name="猎人" style:base-cell-address="卡牌.C1187"/>
      <style:map style:condition="cell-content()=&quot;德鲁伊&quot;" style:apply-style-name="德鲁伊" style:base-cell-address="卡牌.C1187"/>
      <style:map style:condition="cell-content()=&quot;萨满祭司&quot;" style:apply-style-name="萨满祭司" style:base-cell-address="卡牌.C1187"/>
      <style:map style:condition="cell-content()=&quot;圣骑士&quot;" style:apply-style-name="圣骑士" style:base-cell-address="卡牌.C1187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5"/>
      <style:map style:condition="cell-content()=&quot;术士&quot;" style:apply-style-name="术士" style:base-cell-address="卡牌.C1185"/>
      <style:map style:condition="cell-content()=&quot;法师&quot;" style:apply-style-name="法师" style:base-cell-address="卡牌.C1185"/>
      <style:map style:condition="cell-content()=&quot;潜行者&quot;" style:apply-style-name="潜行者" style:base-cell-address="卡牌.C1185"/>
      <style:map style:condition="cell-content()=&quot;猎人&quot;" style:apply-style-name="猎人" style:base-cell-address="卡牌.C1185"/>
      <style:map style:condition="cell-content()=&quot;德鲁伊&quot;" style:apply-style-name="德鲁伊" style:base-cell-address="卡牌.C1185"/>
      <style:map style:condition="cell-content()=&quot;萨满祭司&quot;" style:apply-style-name="萨满祭司" style:base-cell-address="卡牌.C1185"/>
      <style:map style:condition="cell-content()=&quot;圣骑士&quot;" style:apply-style-name="圣骑士" style:base-cell-address="卡牌.C1185"/>
    </style:style>
    <style:style style:name="ce1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6"/>
      <style:map style:condition="cell-content()=&quot;术士&quot;" style:apply-style-name="术士" style:base-cell-address="卡牌.C1186"/>
      <style:map style:condition="cell-content()=&quot;法师&quot;" style:apply-style-name="法师" style:base-cell-address="卡牌.C1186"/>
      <style:map style:condition="cell-content()=&quot;潜行者&quot;" style:apply-style-name="潜行者" style:base-cell-address="卡牌.C1186"/>
      <style:map style:condition="cell-content()=&quot;猎人&quot;" style:apply-style-name="猎人" style:base-cell-address="卡牌.C1186"/>
      <style:map style:condition="cell-content()=&quot;德鲁伊&quot;" style:apply-style-name="德鲁伊" style:base-cell-address="卡牌.C1186"/>
      <style:map style:condition="cell-content()=&quot;萨满祭司&quot;" style:apply-style-name="萨满祭司" style:base-cell-address="卡牌.C1186"/>
      <style:map style:condition="cell-content()=&quot;圣骑士&quot;" style:apply-style-name="圣骑士" style:base-cell-address="卡牌.C1186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5"/>
      <style:map style:condition="cell-content()=&quot;术士&quot;" style:apply-style-name="术士" style:base-cell-address="卡牌.C1145"/>
      <style:map style:condition="cell-content()=&quot;法师&quot;" style:apply-style-name="法师" style:base-cell-address="卡牌.C1145"/>
      <style:map style:condition="cell-content()=&quot;潜行者&quot;" style:apply-style-name="潜行者" style:base-cell-address="卡牌.C1145"/>
      <style:map style:condition="cell-content()=&quot;猎人&quot;" style:apply-style-name="猎人" style:base-cell-address="卡牌.C1145"/>
      <style:map style:condition="cell-content()=&quot;德鲁伊&quot;" style:apply-style-name="德鲁伊" style:base-cell-address="卡牌.C1145"/>
      <style:map style:condition="cell-content()=&quot;萨满祭司&quot;" style:apply-style-name="萨满祭司" style:base-cell-address="卡牌.C1145"/>
      <style:map style:condition="cell-content()=&quot;圣骑士&quot;" style:apply-style-name="圣骑士" style:base-cell-address="卡牌.C1145"/>
    </style:style>
    <style:style style:name="ce1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9"/>
      <style:map style:condition="cell-content()=&quot;术士&quot;" style:apply-style-name="术士" style:base-cell-address="卡牌.C1189"/>
      <style:map style:condition="cell-content()=&quot;法师&quot;" style:apply-style-name="法师" style:base-cell-address="卡牌.C1189"/>
      <style:map style:condition="cell-content()=&quot;潜行者&quot;" style:apply-style-name="潜行者" style:base-cell-address="卡牌.C1189"/>
      <style:map style:condition="cell-content()=&quot;猎人&quot;" style:apply-style-name="猎人" style:base-cell-address="卡牌.C1189"/>
      <style:map style:condition="cell-content()=&quot;德鲁伊&quot;" style:apply-style-name="德鲁伊" style:base-cell-address="卡牌.C1189"/>
      <style:map style:condition="cell-content()=&quot;萨满祭司&quot;" style:apply-style-name="萨满祭司" style:base-cell-address="卡牌.C1189"/>
      <style:map style:condition="cell-content()=&quot;圣骑士&quot;" style:apply-style-name="圣骑士" style:base-cell-address="卡牌.C1189"/>
    </style:style>
    <style:style style:name="ce1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90"/>
      <style:map style:condition="cell-content()=&quot;术士&quot;" style:apply-style-name="术士" style:base-cell-address="卡牌.C1190"/>
      <style:map style:condition="cell-content()=&quot;法师&quot;" style:apply-style-name="法师" style:base-cell-address="卡牌.C1190"/>
      <style:map style:condition="cell-content()=&quot;潜行者&quot;" style:apply-style-name="潜行者" style:base-cell-address="卡牌.C1190"/>
      <style:map style:condition="cell-content()=&quot;猎人&quot;" style:apply-style-name="猎人" style:base-cell-address="卡牌.C1190"/>
      <style:map style:condition="cell-content()=&quot;德鲁伊&quot;" style:apply-style-name="德鲁伊" style:base-cell-address="卡牌.C1190"/>
      <style:map style:condition="cell-content()=&quot;萨满祭司&quot;" style:apply-style-name="萨满祭司" style:base-cell-address="卡牌.C1190"/>
      <style:map style:condition="cell-content()=&quot;圣骑士&quot;" style:apply-style-name="圣骑士" style:base-cell-address="卡牌.C1190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2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7" style:family="table-cell" style:parent-style-name="Default">
      <style:map style:condition="cell-content()=&quot;优秀&quot;" style:apply-style-name="优秀" style:base-cell-address="卡牌.R409"/>
      <style:map style:condition="cell-content()=&quot;良好&quot;" style:apply-style-name="良好" style:base-cell-address="卡牌.R409"/>
      <style:map style:condition="cell-content()=&quot;普通&quot;" style:apply-style-name="普通" style:base-cell-address="卡牌.R409"/>
    </style:style>
    <style:style style:name="ce158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9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荣誉室&quot;;&quot;纳克萨玛斯&quot;;&quot;地精大战侏儒&quot;;&quot;黑石山的火焰&quot;;&quot;冠军的试练&quot;;&quot;探险者协会&quot;;&quot;上古之神&quot;;&quot;卡拉赞&quot;;&quot;加基森&quot;;&quot;安戈洛&quot;)" table:allow-empty-cell="true" table:display-list="unsorted" table:base-cell-address="卡牌.B920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;&quot;元素&quot;)" table:allow-empty-cell="true" table:display-list="unsorted" table:base-cell-address="卡牌.J1050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;&quot;进化;&quot;;&quot;任务;&quot;;&quot;奖励;&quot;;&quot;剧毒;&quot;)" table:allow-empty-cell="true" table:display-list="unsorted" table:base-cell-address="卡牌.O1130">
          <table:help-message table:display="true"/>
          <table:error-message table:message-type="stop" table:display="true"/>
        </table:content-validation>
        <table:content-validation table:name="val9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10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-group>
            <table:table-column table:style-name="co1" table:visibility="collapse" table:default-cell-style-name="ce2"/>
            <table:table-column table:style-name="co2" table:visibility="collapse" table:default-cell-style-name="ce5"/>
          </table:table-column-group>
        </table:table-column-group>
        <table:table-column table:style-name="co3" table:default-cell-style-name="ce28"/>
        <table:table-column-group table:display="false">
          <table:table-column-group>
            <table:table-column table:style-name="co4" table:visibility="collapse" table:default-cell-style-name="ce142"/>
            <table:table-column table:style-name="co5" table:visibility="collapse" table:default-cell-style-name="ce142"/>
          </table:table-column-group>
        </table:table-column-group>
        <table:table-column table:style-name="co6" table:default-cell-style-name="ce143"/>
        <table:table-column-group table:display="false">
          <table:table-column table:style-name="co7" table:visibility="collapse" table:default-cell-style-name="ce5"/>
          <table:table-column table:style-name="co6" table:visibility="collapse" table:default-cell-style-name="ce142"/>
        </table:table-column-group>
        <table:table-column table:style-name="co8" table:default-cell-style-name="ce76"/>
        <table:table-column table:style-name="co9" table:default-cell-style-name="ce5"/>
        <table:table-column-group table:display="false">
          <table:table-column-group>
            <table:table-column table:style-name="co10" table:visibility="collapse" table:number-columns-repeated="5" table:default-cell-style-name="ce5"/>
          </table:table-column-group>
        </table:table-column-group>
        <table:table-column table:style-name="co11" table:default-cell-style-name="ce244"/>
        <table:table-column table:style-name="co12" table:number-columns-repeated="4" table:default-cell-style-name="ce53"/>
        <table:table-column table:style-name="co13" table:default-cell-style-name="ce160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content-validation-name="val3" office:value-type="string" calcext:value-type="string">
            <text:p>系列</text:p>
          </table:table-cell>
          <table:table-cell table:style-name="ce6" table:content-validation-name="val1" office:value-type="string" calcext:value-type="string">
            <text:p>职业</text:p>
          </table:table-cell>
          <table:table-cell table:style-name="ce5" office:value-type="string" calcext:value-type="string">
            <text:p>攻击力 </text:p>
          </table:table-cell>
          <table:table-cell table:style-name="ce5" office:value-type="string" calcext:value-type="string">
            <text:p>生命值</text:p>
          </table:table-cell>
          <table:table-cell table:style-name="ce233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5" table:content-validation-name="val5" office:value-type="string" calcext:value-type="string">
            <text:p>类型</text:p>
          </table:table-cell>
          <table:table-cell table:style-name="ce237" table:content-validation-name="val6" office:value-type="string" calcext:value-type="string">
            <text:p>卡牌名称</text:p>
          </table:table-cell>
          <table:table-cell table:content-validation-name="val7" office:value-type="string" calcext:value-type="string">
            <text:p>种族</text:p>
          </table:table-cell>
          <table:table-cell table:style-name="Default" table:content-validation-name="val8" office:value-type="string" calcext:value-type="string">
            <text:p>字段1</text:p>
          </table:table-cell>
          <table:table-cell table:style-name="Default" table:content-validation-name="val8" office:value-type="string" calcext:value-type="string">
            <text:p>字段2</text:p>
          </table:table-cell>
          <table:table-cell table:style-name="Default" table:content-validation-name="val8" office:value-type="string" calcext:value-type="string">
            <text:p>字段3</text:p>
          </table:table-cell>
          <table:table-cell table:style-name="Default" table:content-validation-name="val8" office:value-type="string" calcext:value-type="string">
            <text:p>字段4</text:p>
          </table:table-cell>
          <table:table-cell table:style-name="Default" table:content-validation-name="val8" office:value-type="string" calcext:value-type="string">
            <text:p>字段5</text:p>
          </table:table-cell>
          <table:table-cell table:style-name="ce243" table:content-validation-name="val9" office:value-type="string" calcext:value-type="string">
            <text:p>字段</text:p>
          </table:table-cell>
          <table:table-cell table:style-name="ce245" table:content-validation-name="val10" office:value-type="string" calcext:value-type="string">
            <text:p>速攻</text:p>
          </table:table-cell>
          <table:table-cell table:style-name="ce245" table:content-validation-name="val10" office:value-type="string" calcext:value-type="string">
            <text:p>中速</text:p>
          </table:table-cell>
          <table:table-cell table:style-name="ce245" table:content-validation-name="val10" office:value-type="string" calcext:value-type="string">
            <text:p>控制</text:p>
          </table:table-cell>
          <table:table-cell table:style-name="ce245" table:content-validation-name="val10" office:value-type="string" calcext:value-type="string">
            <text:p>奇迹</text:p>
          </table:table-cell>
          <table:table-cell table:style-name="ce250" office:value-type="string" calcext:value-type="string">
            <text:p>搭配</text:p>
          </table:table-cell>
          <table:table-cell table:style-name="ce5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3"/>
          <table:table-cell table:style-name="狂野卡牌"/>
          <table:table-cell table:number-columns-repeated="1000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有攻击的图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7:.O17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9:.O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58" table:content-validation-name="val10"/>
          <table:table-cell table:style-name="ce14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之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:.O2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:.O2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26:.O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27:.O27])" office:value-type="string" office:string-value="青玉魔像;" calcext:value-type="string">
            <text:p>青玉魔像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28:.O28])" office:value-type="string" office:string-value="抉择;" calcext:value-type="string">
            <text:p>抉择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:.O3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2:.O3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59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33:.O33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34:.O34])" office:value-type="string" office:string-value="法术伤害;" calcext:value-type="string">
            <text:p>法术伤害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36:.O36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打开时空之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7:.O3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9:.O39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:.O4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:.O4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鹦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奔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:.O4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5:.O4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content-validation-name="val7"/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4"/>
          <table:table-cell table:content-validation-name="val1" table:formula="of:=COM.MICROSOFT.CONCAT([.K46:.O46])" office:value-type="string" office:string-value="免疫;" calcext:value-type="string">
            <text:p>免疫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光环目标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:.O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湿地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2:.O5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迅猛龙宝宝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3:.O5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6:.O56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唤醒造物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晶预言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:.O6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联结治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:.O6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3:.O6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:.O6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5:.O6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:.O6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0:.O7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1:.O7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幻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2:.O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73:.O73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5:.O75])" office:value-type="string" office:string-value="发现;亡语;" calcext:value-type="string">
            <text:p>发现;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3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索地下洞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6:.O7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:.O7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:.O7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80:.O80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82:.O82])" office:value-type="string" office:string-value="冻结;" calcext:value-type="string">
            <text:p>冻结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3:.O83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4:.O84])" office:value-type="string" office:string-value="过载;" calcext:value-type="string">
            <text:p>过载;</text:p>
          </table:table-cell>
          <table:table-cell table:content-validation-name="val10" table:number-columns-repeated="4"/>
          <table:table-cell table:style-name="ce142" office:value-type="string" calcext:value-type="string">
            <text:p>需求场面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4"/>
          <table:table-cell table:content-validation-name="val1" table:formula="of:=COM.MICROSOFT.CONCAT([.K85:.O85])" office:value-type="string" office:string-value="沉默;" calcext:value-type="string">
            <text:p>沉默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7:.O87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2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气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89:.O8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4"/>
          <table:table-cell table:content-validation-name="val1" table:formula="of:=COM.MICROSOFT.CONCAT([.K90:.O90])" office:value-type="string" office:string-value="发现;" calcext:value-type="string">
            <text:p>发现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91:.O91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人总动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:.O9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:.O9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94:.O94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:.O9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99:.O99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1:.O1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失丛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:.O10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适者生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:.O10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:.O10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109:.O109])" office:value-type="string" office:string-value="亡语;圣盾;" calcext:value-type="string">
            <text:p>亡语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:.O11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:.O11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112:.O112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:.O11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最后的水晶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:.O11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8:.O11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化血为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之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7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岩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升级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盛气凌人</text:p>
          </table:table-cell>
          <table:table-cell table:content-validation-name="val7"/>
          <table:table-cell table:content-validation-name="val8" office:value-type="string" calcext:value-type="string">
            <text:p>发现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23:.O123])" office:value-type="string" office:string-value="发现;嘲讽;" calcext:value-type="string">
            <text:p>发现;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8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铜皮铁甲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旋风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5:.O125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斗机器人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26:.O126])" office:value-type="string" office:string-value="激怒;" calcext:value-type="string">
            <text:p>激怒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诅咒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7:.O12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先知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28:.O12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守护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29:.O12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畸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0:.O13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变泽鲁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1:.O13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table:number-columns-repeated="5"/>
          <table:table-cell table:content-validation-name="val1" table:formula="of:=COM.MICROSOFT.CONCAT([.K132:.O13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川裂片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133:.O133])" office:value-type="string" office:string-value="战吼;冻结;" calcext:value-type="string">
            <text:p>战吼;冻结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34:.O134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35:.O13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36:.O136])" office:value-type="string" office:string-value="激励;" calcext:value-type="string">
            <text:p>激励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7:.O137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蜂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39:.O13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掠夺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0:.O14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41:.O141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42:.O142])" office:value-type="string" office:string-value="激怒;" calcext:value-type="string">
            <text:p>激怒;</text:p>
          </table:table-cell>
          <table:table-cell table:content-validation-name="val10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3:.O143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44:.O144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精灵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5:.O1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7:.O14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48:.O14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49:.O14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50:.O150])" office:value-type="string" office:string-value="潜行;" calcext:value-type="string">
            <text:p>潜行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1:.O151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触发需求）;严酷的监工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52:.O152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153:.O153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54:.O15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55:.O155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奥金尼灵魂祭司;永续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6:.O156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57:.O157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永续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58:.O15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60:.O16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1:.O161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62:.O162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3:.O163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4:.O16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4"/>
          <table:table-cell table:content-validation-name="val1" table:formula="of:=COM.MICROSOFT.CONCAT([.K165:.O165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67:.O167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68:.O16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69:.O169])">
            <text:p/>
          </table:table-cell>
          <table:table-cell table:content-validation-name="val10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1:.O171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4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卡利献祭</text:p>
          </table:table-cell>
          <table:table-cell table:content-validation-name="val7"/>
          <table:table-cell table:content-validation-name="val8" office:value-type="string" calcext:value-type="string">
            <text:p>任务;</text:p>
          </table:table-cell>
          <table:table-cell table:content-validation-name="val8" office:value-type="string" calcext:value-type="string">
            <text:p>奖励;</text:p>
          </table:table-cell>
          <table:table-cell table:content-validation-name="val8" table:number-columns-repeated="3"/>
          <table:table-cell table:content-validation-name="val1" table:formula="of:=COM.MICROSOFT.CONCAT([.K172:.O172])" office:value-type="string" office:string-value="任务;奖励;" calcext:value-type="string">
            <text:p>任务;奖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3:.O17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74:.O17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5:.O17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6:.O17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7:.O177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78:.O17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79:.O17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80:.O18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81:.O181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82:.O182])" office:value-type="string" office:string-value="战吼;亡语;" calcext:value-type="string">
            <text:p>战吼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不要带第二张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3"/>
          <table:table-cell table:content-validation-name="val1" table:formula="of:=COM.MICROSOFT.CONCAT([.K183:.O183])" office:value-type="string" office:string-value="嘲讽;抉择;" calcext:value-type="string">
            <text:p>嘲讽;抉择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4:.O18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5:.O18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劫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89:.O18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191:.O191])" office:value-type="string" office:string-value="冻结;" calcext:value-type="string">
            <text:p>冻结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193:.O193])" office:value-type="string" office:string-value="冻结;" calcext:value-type="string">
            <text:p>冻结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体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4:.O19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喷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197:.O197])" office:value-type="string" office:string-value="战吼;奥秘;" calcext:value-type="string">
            <text:p>战吼;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法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99:.O19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派烙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201:.O201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203:.O203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远古雕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05:.O20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6:.O206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07:.O207])" office:value-type="string" office:string-value="奥秘;潜行;" calcext:value-type="string">
            <text:p>奥秘;潜行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08:.O208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2" table:content-validation-name="val7"/>
          <table:table-cell table:content-validation-name="val8" office:value-type="string" calcext:value-type="string">
            <text:p>奥秘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209:.O209])" office:value-type="string" office:string-value="奥秘;嘲讽;" calcext:value-type="string">
            <text:p>奥秘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10:.O21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1:.O211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2:.O212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14:.O214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5:.O215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216:.O216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恐龙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鸣刺喉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0:.O22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221:.O22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搭配野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222:.O22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3:.O22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凶残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24:.O22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5:.O225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6:.O2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、野兽(减费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227:.O227])" office:value-type="string" office:string-value="奥秘;潜行;" calcext:value-type="string">
            <text:p>奥秘;潜行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28:.O228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29:.O22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0:.O23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231:.O23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恢复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2:.O23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3:.O23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234:.O234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5:.O23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7:.O23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38:.O23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心灵之火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4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照元素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39:.O23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241:.O241])" office:value-type="string" office:string-value="战吼;嘲讽;" calcext:value-type="string">
            <text:p>战吼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2:.O24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光耀之子;心灵之火;4血以上随从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44:.O24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5:.O245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47:.O247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4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刀瓣鞭笞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8:.O24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6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瓣齐射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49:.O24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50:.O250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51:.O25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254:.O254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6:.O25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content-validation-name="val7"/>
          <table:table-cell table:content-validation-name="val8" office:value-type="string" calcext:value-type="string">
            <text:p>连击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258:.O258])" office:value-type="string" office:string-value="连击;青玉魔像;" calcext:value-type="string">
            <text:p>连击;青玉魔像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259:.O259])" office:value-type="string" office:string-value="潜行;亡语;青玉魔像;" calcext:value-type="string">
            <text:p>潜行;亡语;青玉魔像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0:.O26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1:.O26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62:.O262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263:.O263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4:.O264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65:.O265])" office:value-type="string" office:string-value="风怒;" calcext:value-type="string">
            <text:p>风怒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66:.O26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7:.O26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6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先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69:.O26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0:.O270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1:.O271])" office:value-type="string" office:string-value="过载;" calcext:value-type="string">
            <text:p>过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7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图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2"/>
          <table:table-cell table:content-validation-name="val1" table:formula="of:=COM.MICROSOFT.CONCAT([.K273:.O273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274:.O274])" office:value-type="string" office:string-value="过载;" calcext:value-type="string">
            <text:p>过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6:.O276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278:.O27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279:.O27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280:.O280])" office:value-type="string" office:string-value="战吼;过载;" calcext:value-type="string">
            <text:p>战吼;过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1:.O28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282:.O282])" office:value-type="string" office:string-value="风怒;" calcext:value-type="string">
            <text:p>风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83:.O28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4:.O28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286:.O286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2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勇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87:.O28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特殊需求）</text:p>
          </table:table-cell>
          <table:table-cell table:style-name="ce2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文学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292:.O292])" office:value-type="string" office:string-value="战吼;圣盾;" calcext:value-type="string">
            <text:p>战吼;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4:.O294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295:.O295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296:.O296])" office:value-type="string" office:string-value="嘲讽;战吼;" calcext:value-type="string">
            <text:p>嘲讽;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297:.O297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298:.O29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299:.O29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1:.O30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身陷绝境的哨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3:.O30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304:.O304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探索安戈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0:.O31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313:.O313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14:.O31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15:.O315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掠龙幼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316:.O316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317:.O317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不稳定的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318:.O31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319:.O319])" office:value-type="string" office:string-value="嘲讽;圣盾;" calcext:value-type="string">
            <text:p>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0:.O320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1:.O32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2:.O322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23:.O32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5:.O325])">
            <text:p/>
          </table:table-cell>
          <table:table-cell table:content-validation-name="val10" table:number-columns-repeated="4"/>
          <table:table-cell office:value-type="string" calcext:value-type="string">
            <text:p>2费牌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328:.O328])" office:value-type="string" office:string-value="亡语;奥秘;" calcext:value-type="string">
            <text:p>亡语;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29:.O32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葛拉卡爬行蟹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31:.O33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2:.O332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34:.O33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6:.O33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37:.O337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38:.O338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339:.O33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年轻的女祭司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倔强的蜗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341:.O341])" office:value-type="string" office:string-value="嘲讽;剧毒;" calcext:value-type="string">
            <text:p>嘲讽;剧毒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2:.O34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3:.O34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45:.O3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47:.O347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:少沉默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348:.O348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0:.O35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52:.O352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4:.O354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55:.O355])" office:value-type="string" office:string-value="嘲讽;亡语;" calcext:value-type="string">
            <text:p>嘲讽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357:.O357])" office:value-type="string" office:string-value="战吼;嘲讽;" calcext:value-type="string">
            <text:p>战吼;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58:.O35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塘猎人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59:.O35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60:.O360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1:.O361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2:.O36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363:.O36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64:.O364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4费牌;6费牌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6:.O366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367:.O367])" office:value-type="string" office:string-value="法术伤害;亡语;" calcext:value-type="string">
            <text:p>法术伤害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70:.O370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1:.O37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2:.O37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3:.O37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4:.O37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6:.O37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鱼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7:.O377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378:.O37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高费战吼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79:.O379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0:.O380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增益目标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382:.O382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3:.O38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5:.O385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化迷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388:.O388])" office:value-type="string" office:string-value="战吼;发现;" calcext:value-type="string">
            <text:p>战吼;发现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89:.O38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390:.O39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6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瓦丝女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2:.O39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7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色绽放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396:.O396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399:.O39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00:.O40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1:.O40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2:.O40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404:.O404])" office:value-type="string" office:string-value="青玉魔像;" calcext:value-type="string">
            <text:p>青玉魔像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05:.O405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6:.O40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7:.O40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08:.O40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409:.O409])" office:value-type="string" office:string-value="抉择;嘲讽;" calcext:value-type="string">
            <text:p>抉择;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0:.O41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1:.O411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3:.O41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4:.O414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共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5:.O41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16:.O416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7:.O417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18:.O418])" office:value-type="string" office:string-value="奥秘;" calcext:value-type="string">
            <text:p>奥秘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19:.O419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1:.O421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3"/>
          <table:table-cell table:content-validation-name="val1" table:formula="of:=COM.MICROSOFT.CONCAT([.K422:.O422])" office:value-type="string" office:string-value="战吼;奥秘;" calcext:value-type="string">
            <text:p>战吼;奥秘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3:.O42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24:.O424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5:.O425])" office:value-type="string" office:string-value="奥秘;" calcext:value-type="string">
            <text:p>奥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426:.O426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27:.O42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428:.O428])" office:value-type="string" office:string-value="奥秘;" calcext:value-type="string">
            <text:p>奥秘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29:.O42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0:.O430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1:.O431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2:.O43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33:.O433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4:.O43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435:.O435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36:.O436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38:.O43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追猎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441:.O441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特殊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444:.O444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office:value-type="string" calcext:value-type="string">
            <text:p>奥秘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免疫;</text:p>
          </table:table-cell>
          <table:table-cell table:content-validation-name="val8" table:number-columns-repeated="3"/>
          <table:table-cell table:content-validation-name="val1" table:formula="of:=COM.MICROSOFT.CONCAT([.K445:.O445])" office:value-type="string" office:string-value="战吼;免疫;" calcext:value-type="string">
            <text:p>战吼;免疫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46:.O446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6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好奇的莹根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2:.O45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453:.O453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增益目标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7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幻象制造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4:.O45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57:.O457])" office:value-type="string" office:string-value="连击;" calcext:value-type="string">
            <text:p>连击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459:.O459])" office:value-type="string" office:string-value="战吼;潜行;" calcext:value-type="string">
            <text:p>战吼;潜行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60:.O460])" office:value-type="string" office:string-value="潜行;" calcext:value-type="string">
            <text:p>潜行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1:.O46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2:.O462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3:.O463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3"/>
          <table:table-cell table:content-validation-name="val1" table:formula="of:=COM.MICROSOFT.CONCAT([.K464:.O464])" office:value-type="string" office:string-value="战吼;连击;" calcext:value-type="string">
            <text:p>战吼;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6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浸毒武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5:.O46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466:.O466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content-validation-name="val8" table:number-columns-repeated="4"/>
          <table:table-cell table:content-validation-name="val1" table:formula="of:=COM.MICROSOFT.CONCAT([.K467:.O467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拟态豆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69:.O469])">
            <text:p/>
          </table:table-cell>
          <table:table-cell table:content-validation-name="val10" office:value-type="string" calcext:value-type="string">
            <text:p>普通</text:p>
          </table:table-cell>
          <table:table-cell table:style-name="ce157"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70:.O470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亡语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471:.O471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2:.O47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3:.O473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4:.O47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海盗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475:.O47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76:.O47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77:.O477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回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79:.O47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480:.O480])" office:value-type="string" office:string-value="过载;" calcext:value-type="string">
            <text:p>过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1:.O48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8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泉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482:.O48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3:.O483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过载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484:.O484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485:.O485])" office:value-type="string" office:string-value="嘲讽;过载;" calcext:value-type="string">
            <text:p>嘲讽;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486:.O486])" office:value-type="string" office:string-value="过载;" calcext:value-type="string">
            <text:p>过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87:.O48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人品(恢复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88:.O488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489:.O489])" office:value-type="string" office:string-value="战吼;圣盾;嘲讽;" calcext:value-type="string">
            <text:p>战吼;圣盾;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机械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0:.O49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491:.O491])" office:value-type="string" office:string-value="战吼;圣盾;" calcext:value-type="string">
            <text:p>战吼;圣盾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492:.O492])" office:value-type="string" office:string-value="圣盾;嘲讽;" calcext:value-type="string">
            <text:p>圣盾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4:.O49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495:.O495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6:.O496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1血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498:.O498])" office:value-type="string" office:string-value="圣盾;" calcext:value-type="string">
            <text:p>圣盾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499:.O499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0:.O50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飞刀杂耍者;军需官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02:.O502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3:.O503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04:.O50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5:.O50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07:.O507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 office:value-type="string" calcext:value-type="string">
            <text:p>战吼（武器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09:.O50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1:.O51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12:.O51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13:.O513])" office:value-type="string" office:string-value="嘲讽;" calcext:value-type="string">
            <text:p>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14:.O514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515:.O515])" office:value-type="string" office:string-value="战吼;发现;" calcext:value-type="string">
            <text:p>战吼;发现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7:.O51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519:.O519])" office:value-type="string" office:string-value="激怒;" calcext:value-type="string">
            <text:p>激怒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窃蛋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20:.O52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2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2:.O52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23:.O523])" office:value-type="string" office:string-value="潜行;圣盾;" calcext:value-type="string">
            <text:p>潜行;圣盾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4:.O52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25:.O52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6:.O52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27:.O52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8:.O52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29:.O52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30:.O53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2:.O53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33:.O533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4:.O53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6:.O53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恢复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37:.O53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3"/>
          <table:table-cell table:content-validation-name="val1" table:formula="of:=COM.MICROSOFT.CONCAT([.K538:.O538])" office:value-type="string" office:string-value="战吼;零件;" calcext:value-type="string">
            <text:p>战吼;零件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539:.O539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40:.O540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1:.O54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2:.O542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office:value-type="string" calcext:value-type="string">
            <text:p>消失;鱼人;对方抽卡效果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44:.O544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46:.O546])" office:value-type="string" office:string-value="亡语;" calcext:value-type="string">
            <text:p>亡语;</text:p>
          </table:table-cell>
          <table:table-cell table:content-validation-name="val10" table:number-columns-repeated="4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岩元素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47:.O547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8:.O54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49:.O549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爬行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550:.O550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齿刀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黄蜂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office:value-type="string" calcext:value-type="string">
            <text:p>剧毒;</text:p>
          </table:table-cell>
          <table:table-cell table:content-validation-name="val8" table:number-columns-repeated="3"/>
          <table:table-cell table:content-validation-name="val1" table:formula="of:=COM.MICROSOFT.CONCAT([.K554:.O554])" office:value-type="string" office:string-value="潜行;剧毒;" calcext:value-type="string">
            <text:p>潜行;剧毒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55:.O55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蜥蜴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58:.O558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59:.O559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0:.O56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61:.O56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斥候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562:.O562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3:.O563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暴龙蛋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564:.O56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2" table:content-validation-name="val7"/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565:.O565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67:.O56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69:.O56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海盗（光环需求）;海盗相关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570:.O570])" office:value-type="string" office:string-value="嘲讽;激怒;" calcext:value-type="string">
            <text:p>嘲讽;激怒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牌（激怒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增益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572:.O572])" office:value-type="string" office:string-value="冲锋;嘲讽;" calcext:value-type="string">
            <text:p>冲锋;嘲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74:.O57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增益目标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575:.O575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强随从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1费及以下牌（触发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78:.O578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丘防御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2"/>
          <table:table-cell table:content-validation-name="val1" table:formula="of:=COM.MICROSOFT.CONCAT([.K579:.O579])" office:value-type="string" office:string-value="嘲讽;战吼;发现;" calcext:value-type="string">
            <text:p>嘲讽;战吼;发现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581:.O581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/>
          <table:table-cell table:style-name="ce14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贪食软泥怪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582:.O58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3:.O583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584:.O584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5:.O585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office:value-type="string" calcext:value-type="string">
            <text:p>激怒牌:阿曼尼狂战士;…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586:.O586])" office:value-type="string" office:string-value="嘲讽;" calcext:value-type="string">
            <text:p>嘲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野兽相关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87:.O587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588:.O588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589:.O589])" office:value-type="string" office:string-value="亡语;" calcext:value-type="string">
            <text:p>亡语;</text:p>
          </table:table-cell>
          <table:table-cell table:content-validation-name="val10" table:number-columns-repeated="4"/>
          <table:table-cell office:value-type="string" calcext:value-type="string">
            <text:p>对方抽卡效果;永久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2"/>
          <table:table-cell table:content-validation-name="val1" table:formula="of:=COM.MICROSOFT.CONCAT([.K590:.O59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1:.O59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593:.O593])" office:value-type="string" office:string-value="战吼;圣盾;" calcext:value-type="string">
            <text:p>战吼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圣盾（战吼需求）;强化机器人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594:.O594])" office:value-type="string" office:string-value="圣盾;" calcext:value-type="string">
            <text:p>圣盾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恶的雏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4"/>
          <table:table-cell table:content-validation-name="val1" table:formula="of:=COM.MICROSOFT.CONCAT([.K595:.O595])" office:value-type="string" office:string-value="进化;" calcext:value-type="string">
            <text:p>进化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6:.O596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597:.O597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598:.O59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翼手龙宝宝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599:.O599])" office:value-type="string" office:string-value="战吼;进化;" calcext:value-type="string">
            <text:p>战吼;进化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600:.O600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601:.O601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2" table:content-validation-name="val7" office:value-type="string" calcext:value-type="string">
            <text:p>鱼人</text:p>
          </table:table-cell>
          <table:table-cell table:style-name="ce2" table:content-validation-name="val8" table:number-columns-repeated="5"/>
          <table:table-cell table:content-validation-name="val1" table:formula="of:=COM.MICROSOFT.CONCAT([.K602:.O60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14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03:.O60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604:.O604])" office:value-type="string" office:string-value="法术伤害;" calcext:value-type="string">
            <text:p>法术伤害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法术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606:.O606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content-validation-name="val10" table:number-columns-repeated="4"/>
          <table:table-cell office:value-type="string" calcext:value-type="string">
            <text:p>连击;尖牙德鲁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2" table:content-validation-name="val7"/>
          <table:table-cell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608:.O608])" office:value-type="string" office:string-value="免疫;" calcext:value-type="string">
            <text:p>免疫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611:.O611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77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聒噪的挖掘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614:.O614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20:.O62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1:.O62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形神龟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3:.O623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624:.O624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25:.O625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6:.O626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抉择（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28:.O628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630:.O630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1:.O63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2:.O63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长孢子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3:.O63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35:.O63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37:.O637])" office:value-type="string" office:string-value="冻结;" calcext:value-type="string">
            <text:p>冻结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激励;</text:p>
          </table:table-cell>
          <table:table-cell table:style-name="ce2"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638:.O638])" office:value-type="string" office:string-value="激励;法术伤害;" calcext:value-type="string">
            <text:p>激励;法术伤害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伤(法强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39:.O63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40:.O640])" office:value-type="string" office:string-value="冻结;" calcext:value-type="string">
            <text:p>冻结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1:.O64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2:.O64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3:.O64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熔核巨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镜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4:.O64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冻结;</text:p>
          </table:table-cell>
          <table:table-cell table:style-name="ce2" table:content-validation-name="val8" table:number-columns-repeated="4"/>
          <table:table-cell table:content-validation-name="val1" table:formula="of:=COM.MICROSOFT.CONCAT([.K645:.O645])" office:value-type="string" office:string-value="冻结;" calcext:value-type="string">
            <text:p>冻结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6:.O64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光环目标(光环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4"/>
          <table:table-cell table:content-validation-name="val1" table:formula="of:=COM.MICROSOFT.CONCAT([.K647:.O647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奥秘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蒸汽涌动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48:.O64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49:.O64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51:.O65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653:.O653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5:.O65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6:.O65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7:.O65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58:.O658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59:.O659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0:.O66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1:.O66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2:.O66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4:.O664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8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执盾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5:.O66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66:.O666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尸魔花”瑟拉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67:.O66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68:.O668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69:.O669])" office:value-type="string" office:string-value="连击;" calcext:value-type="string">
            <text:p>连击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70:.O67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71:.O671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672:.O672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黑曜石碎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3:.O67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675:.O675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3"/>
          <table:table-cell table:content-validation-name="val1" table:formula="of:=COM.MICROSOFT.CONCAT([.K676:.O676])" office:value-type="string" office:string-value="战吼;潜行;" calcext:value-type="string">
            <text:p>战吼;潜行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677:.O677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78:.O67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图腾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679:.O679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680:.O680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海潮涌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81:.O68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682:.O682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683:.O683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4"/>
          <table:table-cell table:content-validation-name="val1" table:formula="of:=COM.MICROSOFT.CONCAT([.K685:.O685])" office:value-type="string" office:string-value="青玉魔像;" calcext:value-type="string">
            <text:p>青玉魔像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content-validation-name="val7"/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4"/>
          <table:table-cell table:content-validation-name="val1" table:formula="of:=COM.MICROSOFT.CONCAT([.K686:.O686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2" table:content-validation-name="val7"/>
          <table:table-cell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7:.O687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88:.O68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689:.O689])" office:value-type="string" office:string-value="过载;" calcext:value-type="string">
            <text:p>过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90:.O69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战吼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1:.O691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土元素;玛里苟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2:.O69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694:.O69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5:.O695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6:.O696])">
            <text:p/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铸剑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697:.O69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8:.O69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699:.O69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0:.O70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1:.O70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2:.O70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03:.O703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4:.O70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05:.O705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6:.O70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07:.O707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3"/>
          <table:table-cell table:content-validation-name="val1" table:formula="of:=COM.MICROSOFT.CONCAT([.K709:.O709])" office:value-type="string" office:string-value="嘲讽;激怒;" calcext:value-type="string">
            <text:p>嘲讽;激怒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0:.O710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1:.O71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12:.O712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13:.O713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4:.O714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15:.O715])" office:value-type="string" office:string-value="战吼;沉默;" calcext:value-type="string">
            <text:p>战吼;沉默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6:.O716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17:.O717])" office:value-type="string" office:string-value="战吼;奥秘;" calcext:value-type="string">
            <text:p>战吼;奥秘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18:.O718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19:.O719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720:.O720])" office:value-type="string" office:string-value="冲锋;" calcext:value-type="string">
            <text:p>冲锋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office:value-type="string" calcext:value-type="string">
            <text:p>永久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721:.O721])" office:value-type="string" office:string-value="嘲讽;亡语;" calcext:value-type="string">
            <text:p>嘲讽;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22:.O722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3:.O72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6:.O72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7:.O72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28:.O72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0:.O73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1:.O731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凤凰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32:.O732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33:.O73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34:.O734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相关;亡语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5:.O735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736:.O736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38:.O73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39:.O739])" office:value-type="string" office:string-value="法术伤害;" calcext:value-type="string">
            <text:p>法术伤害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40:.O740])" office:value-type="string" office:string-value="嘲讽;战吼;" calcext:value-type="string">
            <text:p>嘲讽;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741:.O741])" office:value-type="string" office:string-value="战吼;奥秘;" calcext:value-type="string">
            <text:p>战吼;奥秘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42:.O742])" office:value-type="string" office:string-value="圣盾;战吼;" calcext:value-type="string">
            <text:p>圣盾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43:.O743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4"/>
          <table:table-cell table:content-validation-name="val1" table:formula="of:=COM.MICROSOFT.CONCAT([.K745:.O745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灵魂歌者安布拉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746:.O74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亡语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47:.O74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748:.O748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49:.O74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750:.O750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51:.O751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752:.O752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753:.O753])" office:value-type="string" office:string-value="战吼;嘲讽;" calcext:value-type="string">
            <text:p>战吼;嘲讽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4:.O754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抽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55:.O75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56:.O756])" office:value-type="string" office:string-value="战吼;" calcext:value-type="string">
            <text:p>战吼;</text:p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757:.O757])" office:value-type="string" office:string-value="战吼;法术伤害;" calcext:value-type="string">
            <text:p>战吼;法术伤害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58:.O758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沉默;</text:p>
          </table:table-cell>
          <table:table-cell table:style-name="ce2" table:content-validation-name="val8" table:number-columns-repeated="3"/>
          <table:table-cell table:content-validation-name="val1" table:formula="of:=COM.MICROSOFT.CONCAT([.K759:.O759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60:.O76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761:.O761])" office:value-type="string" office:string-value="战吼;圣盾;风怒;嘲讽;" calcext:value-type="string">
            <text:p>战吼;圣盾;风怒;嘲讽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3"/>
          <table:table-cell table:content-validation-name="val1" table:formula="of:=COM.MICROSOFT.CONCAT([.K762:.O762])" office:value-type="string" office:string-value="战吼;青玉魔像;" calcext:value-type="string">
            <text:p>战吼;青玉魔像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情的探险家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64:.O76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65:.O765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767:.O767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68:.O76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70:.O770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塑石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771:.O771])" office:value-type="string" office:string-value="战吼;嘲讽;圣盾;" calcext:value-type="string">
            <text:p>战吼;嘲讽;圣盾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顺的巨壳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72:.O772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拉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774:.O774])" office:value-type="string" office:string-value="嘲讽;战吼;" calcext:value-type="string">
            <text:p>嘲讽;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75:.O77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content-validation-name="val7"/>
          <table:table-cell table:content-validation-name="val8" office:value-type="string" calcext:value-type="string">
            <text:p>法术伤害;</text:p>
          </table:table-cell>
          <table:table-cell table:content-validation-name="val8" table:number-columns-repeated="4"/>
          <table:table-cell table:content-validation-name="val1" table:formula="of:=COM.MICROSOFT.CONCAT([.K776:.O776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2" table:content-validation-name="val7"/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4"/>
          <table:table-cell table:content-validation-name="val1" table:formula="of:=COM.MICROSOFT.CONCAT([.K778:.O778])" office:value-type="string" office:string-value="法术伤害;" calcext:value-type="string">
            <text:p>法术伤害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779:.O779])" office:value-type="string" office:string-value="战吼;冲锋;" calcext:value-type="string">
            <text:p>战吼;冲锋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0:.O78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2" table:content-validation-name="val7"/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781:.O781])" office:value-type="string" office:string-value="圣盾;" calcext:value-type="string">
            <text:p>圣盾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782:.O78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84:.O784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3"/>
          <table:table-cell table:content-validation-name="val1" table:formula="of:=COM.MICROSOFT.CONCAT([.K785:.O785])" office:value-type="string" office:string-value="战吼;冲锋;" calcext:value-type="string">
            <text:p>战吼;冲锋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7:.O78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8:.O788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89:.O789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法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0:.O79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1:.O79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2:.O792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3费以上鱼人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翼手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793:.O793])" office:value-type="string" office:string-value="战吼;进化;" calcext:value-type="string">
            <text:p>战吼;进化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794:.O79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弃牌效果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5:.O795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恶魔(亡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7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卡利地狱犬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797:.O797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弃牌效果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8:.O798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799:.O799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1:.O801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持续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2:.O802])">
            <text:p/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减费目标(特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苍绿长颈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3:.O80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法力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4:.O80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05:.O80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2" table:content-validation-name="val7"/>
          <table:table-cell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806:.O806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07:.O80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08:.O80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09:.O80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法强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0:.O81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1:.O81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3"/>
          <table:table-cell table:content-validation-name="val1" table:formula="of:=COM.MICROSOFT.CONCAT([.K812:.O812])" office:value-type="string" office:string-value="战吼;冻结;" calcext:value-type="string">
            <text:p>战吼;冻结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3:.O81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4:.O814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发现;</text:p>
          </table:table-cell>
          <table:table-cell table:style-name="ce2" table:content-validation-name="val8" table:number-columns-repeated="3"/>
          <table:table-cell table:content-validation-name="val1" table:formula="of:=COM.MICROSOFT.CONCAT([.K815:.O815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16:.O816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 office:value-type="string" calcext:value-type="string">
            <text:p>人品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818:.O818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19:.O81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野兽(战吼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20:.O82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821:.O821])" office:value-type="string" office:string-value="战吼;亡语;" calcext:value-type="string">
            <text:p>战吼;亡语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亡语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4:.O824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825:.O825])" office:value-type="string" office:string-value="冲锋;" calcext:value-type="string">
            <text:p>冲锋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野兽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守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6:.O826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27:.O82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太阳裂片”莱拉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table:number-columns-repeated="3"/>
          <table:table-cell table:content-validation-name="val1" table:formula="of:=COM.MICROSOFT.CONCAT([.K829:.O829])" office:value-type="string" office:string-value="战吼;沉默;" calcext:value-type="string">
            <text:p>战吼;沉默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30:.O83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1:.O83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机械（增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2:.O83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833:.O833])" office:value-type="string" office:string-value="战吼;发现;" calcext:value-type="string">
            <text:p>战吼;发现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142"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5:.O83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6:.O83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恢复目标（恢复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38:.O838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39:.O839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40:.O84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1:.O841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2:.O84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44:.O84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1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脊吞噬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45:.O84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46:.O84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2" table:content-validation-name="val7"/>
          <table:table-cell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847:.O847])" office:value-type="string" office:string-value="连击;" calcext:value-type="string">
            <text:p>连击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content-validation-name="val7"/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48:.O848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49:.O849])" office:value-type="string" office:string-value="嘲讽;亡语;" calcext:value-type="string">
            <text:p>嘲讽;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4"/>
          <table:table-cell table:content-validation-name="val1" table:formula="of:=COM.MICROSOFT.CONCAT([.K850:.O850])" office:value-type="string" office:string-value="过载;" calcext:value-type="string">
            <text:p>过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风怒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1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喷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53:.O853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4:.O8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法伤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5:.O85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过载;</text:p>
          </table:table-cell>
          <table:table-cell table:style-name="ce2" table:content-validation-name="val8" table:number-columns-repeated="3"/>
          <table:table-cell table:content-validation-name="val1" table:formula="of:=COM.MICROSOFT.CONCAT([.K856:.O856])" office:value-type="string" office:string-value="嘲讽;过载;" calcext:value-type="string">
            <text:p>嘲讽;过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7:.O857])">
            <text:p/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859:.O859])" office:value-type="string" office:string-value="圣盾;" calcext:value-type="string">
            <text:p>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机械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战吼需求);人品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1:.O86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62:.O86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龙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3:.O86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法伤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目标(增益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5:.O865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content-validation-name="val10" office:value-type="string" calcext:value-type="string">
            <text:p>优秀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68:.O868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1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因转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0:.O87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2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角龙宝宝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72:.O872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3:.O873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74:.O874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2" table:content-validation-name="val7"/>
          <table:table-cell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开拓者”伊莉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876:.O87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77:.O877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8:.O878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79:.O879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880:.O880])" office:value-type="string" office:string-value="战吼;亡语;" calcext:value-type="string">
            <text:p>战吼;亡语;</text:p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法术伤害;</text:p>
          </table:table-cell>
          <table:table-cell table:style-name="ce2" table:content-validation-name="val8" table:number-columns-repeated="3"/>
          <table:table-cell table:content-validation-name="val1" table:formula="of:=COM.MICROSOFT.CONCAT([.K881:.O881])" office:value-type="string" office:string-value="战吼;法术伤害;" calcext:value-type="string">
            <text:p>战吼;法术伤害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2:.O882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83:.O883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2" table:content-validation-name="val7"/>
          <table:table-cell table:content-validation-name="val8" office:value-type="string" calcext:value-type="string">
            <text:p>激怒;</text:p>
          </table:table-cell>
          <table:table-cell table:style-name="ce2" table:content-validation-name="val8" table:number-columns-repeated="4"/>
          <table:table-cell table:content-validation-name="val1" table:formula="of:=COM.MICROSOFT.CONCAT([.K884:.O884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武器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885:.O885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6:.O88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content-validation-name="val7" office:value-type="string" calcext:value-type="string">
            <text:p>鱼人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887:.O887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88:.O888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89:.O889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890:.O890])" office:value-type="string" office:string-value="嘲讽;" calcext:value-type="string">
            <text:p>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2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1:.O891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3:.O893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894:.O894])" office:value-type="string" office:string-value="风怒;" calcext:value-type="string">
            <text:p>风怒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5:.O89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伤害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7:.O89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8:.O89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4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899:.O899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机械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02:.O902])" office:value-type="string" office:string-value="冲锋;战吼;" calcext:value-type="string">
            <text:p>冲锋;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03:.O903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3"/>
          <table:table-cell table:content-validation-name="val1" table:formula="of:=COM.MICROSOFT.CONCAT([.K904:.O904])" office:value-type="string" office:string-value="战吼;潜行;" calcext:value-type="string">
            <text:p>战吼;潜行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style-name="ce2" table:content-validation-name="val8" table:number-columns-repeated="4"/>
          <table:table-cell table:content-validation-name="val1" table:formula="of:=COM.MICROSOFT.CONCAT([.K906:.O906])" office:value-type="string" office:string-value="潜行;" calcext:value-type="string">
            <text:p>潜行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07:.O907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08:.O908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潮多头蛇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0:.O91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1:.O91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3:.O91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14:.O914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5:.O91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4"/>
          <table:table-cell table:content-validation-name="val1" table:formula="of:=COM.MICROSOFT.CONCAT([.K916:.O916])" office:value-type="string" office:string-value="传说;" calcext:value-type="string">
            <text:p>传说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18:.O91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919:.O91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21:.O921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3"/>
          <table:table-cell table:content-validation-name="val1" table:formula="of:=COM.MICROSOFT.CONCAT([.K923:.O923])" office:value-type="string" office:string-value="嘲讽;圣盾;" calcext:value-type="string">
            <text:p>嘲讽;圣盾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奥秘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2"/>
          <table:table-cell table:content-validation-name="val1" table:formula="of:=COM.MICROSOFT.CONCAT([.K924:.O924])" office:value-type="string" office:string-value="战吼;奥秘;嘲讽;" calcext:value-type="string">
            <text:p>战吼;奥秘;嘲讽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利莫斯的仆从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25:.O925])" office:value-type="string" office:string-value="战吼;发现;" calcext:value-type="string">
            <text:p>战吼;发现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26:.O9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海盗相关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7:.O92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28:.O928])" office:value-type="string" office:string-value="亡语;" calcext:value-type="string">
            <text:p>亡语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2:.O932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3:.O93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34:.O934])" office:value-type="string" office:string-value="激励;" calcext:value-type="string">
            <text:p>激励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35:.O935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2"/>
          <table:table-cell table:content-validation-name="val1" table:formula="of:=COM.MICROSOFT.CONCAT([.K936:.O936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37:.O937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938:.O938])" office:value-type="string" office:string-value="嘲讽;亡语;" calcext:value-type="string">
            <text:p>嘲讽;亡语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39:.O939])" office:value-type="string" office:string-value="战吼;发现;" calcext:value-type="string">
            <text:p>战吼;发现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940:.O940])" office:value-type="string" office:string-value="嘲讽;亡语;" calcext:value-type="string">
            <text:p>嘲讽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41:.O941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42:.O942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943:.O943])" office:value-type="string" office:string-value="激励;" calcext:value-type="string">
            <text:p>激励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筑巢双头鹏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944:.O944])" office:value-type="string" office:string-value="战吼;嘲讽;" calcext:value-type="string">
            <text:p>战吼;嘲讽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5:.O94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4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潜伏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948:.O948])" office:value-type="string" office:string-value="嘲讽;" calcext:value-type="string">
            <text:p>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2" table:content-validation-name="val7"/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949:.O949])" office:value-type="string" office:string-value="冲锋;战吼;" calcext:value-type="string">
            <text:p>冲锋;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(召唤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1:.O951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自伤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3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喂食时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953:.O953])" office:value-type="string" office:string-value="抉择;嘲讽;" calcext:value-type="string">
            <text:p>抉择;嘲讽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954:.O954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57:.O957])" office:value-type="string" office:string-value="嘲讽;战吼;青玉魔像;" calcext:value-type="string">
            <text:p>嘲讽;战吼;青玉魔像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59:.O959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0:.O96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content-validation-name="val7"/>
          <table:table-cell table:content-validation-name="val8" office:value-type="string" calcext:value-type="string">
            <text:p>奥秘;</text:p>
          </table:table-cell>
          <table:table-cell table:content-validation-name="val8" table:number-columns-repeated="4"/>
          <table:table-cell table:content-validation-name="val1" table:formula="of:=COM.MICROSOFT.CONCAT([.K961:.O961])" office:value-type="string" office:string-value="奥秘;" calcext:value-type="string">
            <text:p>奥秘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content-validation-name="val7"/>
          <table:table-cell table:content-validation-name="val8" office:value-type="string" calcext:value-type="string">
            <text:p>冻结;</text:p>
          </table:table-cell>
          <table:table-cell table:content-validation-name="val8" table:number-columns-repeated="4"/>
          <table:table-cell table:content-validation-name="val1" table:formula="of:=COM.MICROSOFT.CONCAT([.K962:.O962])" office:value-type="string" office:string-value="冻结;" calcext:value-type="string">
            <text:p>冻结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3:.O963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64:.O964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陨石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5:.O96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66:.O966])" office:value-type="string" office:string-value="亡语;" calcext:value-type="string">
            <text:p>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7:.O967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8:.O96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69:.O96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72:.O97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73:.O973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4:.O97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5:.O97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连击;</text:p>
          </table:table-cell>
          <table:table-cell table:style-name="ce2" table:content-validation-name="val8" table:number-columns-repeated="4"/>
          <table:table-cell table:content-validation-name="val1" table:formula="of:=COM.MICROSOFT.CONCAT([.K976:.O976])" office:value-type="string" office:string-value="连击;" calcext:value-type="string">
            <text:p>连击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连击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7:.O977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content-validation-name="val7" office:value-type="string" calcext:value-type="string">
            <text:p>海盗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78:.O978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79:.O97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14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80:.O98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81:.O98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2" table:content-validation-name="val7"/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982:.O982])" office:value-type="string" office:string-value="嘲讽;" calcext:value-type="string">
            <text:p>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图腾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3:.O983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龙骑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4:.O984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奥秘;</text:p>
          </table:table-cell>
          <table:table-cell table:style-name="ce2" table:content-validation-name="val8" table:number-columns-repeated="3"/>
          <table:table-cell table:content-validation-name="val1" table:formula="of:=COM.MICROSOFT.CONCAT([.K986:.O986])" office:value-type="string" office:string-value="战吼;奥秘;" calcext:value-type="string">
            <text:p>战吼;奥秘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奥秘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守日者塔林姆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988:.O988])" office:value-type="string" office:string-value="战吼;发现;" calcext:value-type="string">
            <text:p>战吼;发现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3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恐角龙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0:.O99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1:.O991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2:.O99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丛林猎人”赫米特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993:.O99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4:.O994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office:value-type="string" calcext:value-type="string">
            <text:p>青玉魔像;</text:p>
          </table:table-cell>
          <table:table-cell table:content-validation-name="val8" table:number-columns-repeated="2"/>
          <table:table-cell table:content-validation-name="val1" table:formula="of:=COM.MICROSOFT.CONCAT([.K995:.O995])" office:value-type="string" office:string-value="战吼;亡语;青玉魔像;" calcext:value-type="string">
            <text:p>战吼;亡语;青玉魔像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996:.O996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冻粉碎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table:number-columns-repeated="5"/>
          <table:table-cell table:content-validation-name="val1" table:formula="of:=COM.MICROSOFT.CONCAT([.K997:.O99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998:.O99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999:.O999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0:.O100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1:.O1001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2"/>
          <table:table-cell table:content-validation-name="val1" table:formula="of:=COM.MICROSOFT.CONCAT([.K1002:.O1002])" office:value-type="string" office:string-value="战吼;嘲讽;圣盾;" calcext:value-type="string">
            <text:p>战吼;嘲讽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沉默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003:.O1003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05:.O1005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06:.O1006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7:.O1007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08:.O1008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009:.O1009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10:.O101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11:.O1011])" office:value-type="string" office:string-value="战吼;嘲讽;" calcext:value-type="string">
            <text:p>战吼;嘲讽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4:.O1014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隐藏;低费法术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齿追猎者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潜行;</text:p>
          </table:table-cell>
          <table:table-cell table:content-validation-name="val8" table:number-columns-repeated="4"/>
          <table:table-cell table:content-validation-name="val1" table:formula="of:=COM.MICROSOFT.CONCAT([.K1016:.O1016])" office:value-type="string" office:string-value="潜行;" calcext:value-type="string">
            <text:p>潜行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17:.O1017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18:.O101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19:.O1019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0:.O1020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21:.O1021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022:.O1022])" office:value-type="string" office:string-value="嘲讽;战吼;" calcext:value-type="string">
            <text:p>嘲讽;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24:.O1024])" office:value-type="string" office:string-value="嘲讽;圣盾;" calcext:value-type="string">
            <text:p>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27:.O102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29:.O1029])">
            <text:p/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0:.O1030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2:.O103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3:.O103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4:.O1034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35:.O103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36:.O1036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37:.O1037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office:value-type="string" calcext:value-type="string">
            <text:p>零件;</text:p>
          </table:table-cell>
          <table:table-cell table:style-name="ce2" table:content-validation-name="val8" table:number-columns-repeated="2"/>
          <table:table-cell table:content-validation-name="val1" table:formula="of:=COM.MICROSOFT.CONCAT([.K1038:.O1038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39:.O1039])" office:value-type="string" office:string-value="亡语;" calcext:value-type="string">
            <text:p>亡语;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40:.O1040])" office:value-type="string" office:string-value="亡语;" calcext:value-type="string">
            <text:p>亡语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table:number-columns-repeated="3"/>
          <table:table-cell table:content-validation-name="val1" table:formula="of:=COM.MICROSOFT.CONCAT([.K1041:.O1041])" office:value-type="string" office:string-value="战吼;冲锋;" calcext:value-type="string">
            <text:p>战吼;冲锋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2:.O104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3"/>
          <table:table-cell table:content-validation-name="val1" table:formula="of:=COM.MICROSOFT.CONCAT([.K1043:.O1043])" office:value-type="string" office:string-value="冲锋;圣盾;" calcext:value-type="string">
            <text:p>冲锋;圣盾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044:.O1044])" office:value-type="string" office:string-value="嘲讽;" calcext:value-type="string">
            <text:p>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45:.O1045])" office:value-type="string" office:string-value="战吼;" calcext:value-type="string">
            <text:p>战吼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47:.O1047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48:.O104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残暴的恐龙术士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49:.O1049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content-validation-name="val10" table:number-columns-repeated="2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1056]));YEAR(MAX([.$A$1:.$A$1048576]))-YEAR([.A1056])&gt;=2;[.$B1056]&lt;&gt;&quot;基本&quot;;[.$B10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6:.O105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7]));YEAR(MAX([.$A$1:.$A$1048576]))-YEAR([.A1057])&gt;=2;[.$B1057]&lt;&gt;&quot;基本&quot;;[.$B1057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57:.O1057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 office:value-type="string" calcext:value-type="string">
            <text:p>野兽(减费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58]));YEAR(MAX([.$A$1:.$A$1048576]))-YEAR([.A1058])&gt;=2;[.$B1058]&lt;&gt;&quot;基本&quot;;[.$B105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蟒蛇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58:.O105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59]));YEAR(MAX([.$A$1:.$A$1048576]))-YEAR([.A1059])&gt;=2;[.$B1059]&lt;&gt;&quot;基本&quot;;[.$B105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059:.O1059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0]));YEAR(MAX([.$A$1:.$A$1048576]))-YEAR([.A1060])&gt;=2;[.$B1060]&lt;&gt;&quot;基本&quot;;[.$B106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0:.O106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1]));YEAR(MAX([.$A$1:.$A$1048576]))-YEAR([.A1061])&gt;=2;[.$B1061]&lt;&gt;&quot;基本&quot;;[.$B106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061:.O1061])" office:value-type="string" office:string-value="抉择;嘲讽;" calcext:value-type="string">
            <text:p>抉择;嘲讽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2]));YEAR(MAX([.$A$1:.$A$1048576]))-YEAR([.A1062])&gt;=2;[.$B1062]&lt;&gt;&quot;基本&quot;;[.$B106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62:.O106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3]));YEAR(MAX([.$A$1:.$A$1048576]))-YEAR([.A1063])&gt;=2;[.$B1063]&lt;&gt;&quot;基本&quot;;[.$B106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3:.O1063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4]));YEAR(MAX([.$A$1:.$A$1048576]))-YEAR([.A1064])&gt;=2;[.$B1064]&lt;&gt;&quot;基本&quot;;[.$B106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4:.O1064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5]));YEAR(MAX([.$A$1:.$A$1048576]))-YEAR([.A1065])&gt;=2;[.$B1065]&lt;&gt;&quot;基本&quot;;[.$B106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5:.O106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6]));YEAR(MAX([.$A$1:.$A$1048576]))-YEAR([.A1066])&gt;=2;[.$B1066]&lt;&gt;&quot;基本&quot;;[.$B106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6:.O106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7]));YEAR(MAX([.$A$1:.$A$1048576]))-YEAR([.A1067])&gt;=2;[.$B1067]&lt;&gt;&quot;基本&quot;;[.$B10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67:.O1067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8]));YEAR(MAX([.$A$1:.$A$1048576]))-YEAR([.A1068])&gt;=2;[.$B1068]&lt;&gt;&quot;基本&quot;;[.$B10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68:.O1068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69]));YEAR(MAX([.$A$1:.$A$1048576]))-YEAR([.A1069])&gt;=2;[.$B1069]&lt;&gt;&quot;基本&quot;;[.$B10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69:.O1069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(触发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0]));YEAR(MAX([.$A$1:.$A$1048576]))-YEAR([.A1070])&gt;=2;[.$B1070]&lt;&gt;&quot;基本&quot;;[.$B107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免疫;</text:p>
          </table:table-cell>
          <table:table-cell table:style-name="ce2" table:content-validation-name="val8" table:number-columns-repeated="4"/>
          <table:table-cell table:content-validation-name="val1" table:formula="of:=COM.MICROSOFT.CONCAT([.K1070:.O1070])" office:value-type="string" office:string-value="免疫;" calcext:value-type="string">
            <text:p>免疫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1]));YEAR(MAX([.$A$1:.$A$1048576]))-YEAR([.A1071])&gt;=2;[.$B1071]&lt;&gt;&quot;基本&quot;;[.$B107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071:.O1071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2]));YEAR(MAX([.$A$1:.$A$1048576]))-YEAR([.A1072])&gt;=2;[.$B1072]&lt;&gt;&quot;基本&quot;;[.$B10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之王爵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2:.O107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3]));YEAR(MAX([.$A$1:.$A$1048576]))-YEAR([.A1073])&gt;=2;[.$B1073]&lt;&gt;&quot;基本&quot;;[.$B10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3:.O1073])">
            <text:p/>
          </table:table-cell>
          <table:table-cell table:content-validation-name="val10" office:value-type="string" calcext:value-type="string">
            <text:p>普通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4]));YEAR(MAX([.$A$1:.$A$1048576]))-YEAR([.A1074])&gt;=2;[.$B1074]&lt;&gt;&quot;基本&quot;;[.$B107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2" table:content-validation-name="val7"/>
          <table:table-cell table:content-validation-name="val8" office:value-type="string" calcext:value-type="string">
            <text:p>激励;</text:p>
          </table:table-cell>
          <table:table-cell table:style-name="ce2" table:content-validation-name="val8" table:number-columns-repeated="4"/>
          <table:table-cell table:content-validation-name="val1" table:formula="of:=COM.MICROSOFT.CONCAT([.K1074:.O1074])" office:value-type="string" office:string-value="激励;" calcext:value-type="string">
            <text:p>激励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5]));YEAR(MAX([.$A$1:.$A$1048576]))-YEAR([.A1075])&gt;=2;[.$B1075]&lt;&gt;&quot;基本&quot;;[.$B107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5:.O1075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6]));YEAR(MAX([.$A$1:.$A$1048576]))-YEAR([.A1076])&gt;=2;[.$B1076]&lt;&gt;&quot;基本&quot;;[.$B10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过载;</text:p>
          </table:table-cell>
          <table:table-cell table:content-validation-name="val8" table:number-columns-repeated="3"/>
          <table:table-cell table:content-validation-name="val1" table:formula="of:=COM.MICROSOFT.CONCAT([.K1076:.O1076])" office:value-type="string" office:string-value="战吼;过载;" calcext:value-type="string">
            <text:p>战吼;过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7]));YEAR(MAX([.$A$1:.$A$1048576]))-YEAR([.A1077])&gt;=2;[.$B1077]&lt;&gt;&quot;基本&quot;;[.$B10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content-validation-name="val7"/>
          <table:table-cell table:content-validation-name="val8" office:value-type="string" calcext:value-type="string">
            <text:p>青玉魔像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3"/>
          <table:table-cell table:content-validation-name="val1" table:formula="of:=COM.MICROSOFT.CONCAT([.K1077:.O1077])" office:value-type="string" office:string-value="青玉魔像;嘲讽;" calcext:value-type="string">
            <text:p>青玉魔像;嘲讽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2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8]));YEAR(MAX([.$A$1:.$A$1048576]))-YEAR([.A1078])&gt;=2;[.$B1078]&lt;&gt;&quot;基本&quot;;[.$B107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石哨兵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8:.O107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79]));YEAR(MAX([.$A$1:.$A$1048576]))-YEAR([.A1079])&gt;=2;[.$B1079]&lt;&gt;&quot;基本&quot;;[.$B107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79:.O1079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0]));YEAR(MAX([.$A$1:.$A$1048576]))-YEAR([.A1080])&gt;=2;[.$B1080]&lt;&gt;&quot;基本&quot;;[.$B108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080:.O1080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1]));YEAR(MAX([.$A$1:.$A$1048576]))-YEAR([.A1081])&gt;=2;[.$B1081]&lt;&gt;&quot;基本&quot;;[.$B108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1:.O1081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2]));YEAR(MAX([.$A$1:.$A$1048576]))-YEAR([.A1082])&gt;=2;[.$B1082]&lt;&gt;&quot;基本&quot;;[.$B10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table:number-columns-repeated="2"/>
          <table:table-cell table:content-validation-name="val1" table:formula="of:=COM.MICROSOFT.CONCAT([.K1082:.O1082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3]));YEAR(MAX([.$A$1:.$A$1048576]))-YEAR([.A1083])&gt;=2;[.$B1083]&lt;&gt;&quot;基本&quot;;[.$B108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斩棘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3:.O1083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4]));YEAR(MAX([.$A$1:.$A$1048576]))-YEAR([.A1084])&gt;=2;[.$B1084]&lt;&gt;&quot;基本&quot;;[.$B108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84:.O1084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4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85]));YEAR(MAX([.$A$1:.$A$1048576]))-YEAR([.A1085])&gt;=2;[.$B1085]&lt;&gt;&quot;基本&quot;;[.$B108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兽王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085:.O1085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6]));YEAR(MAX([.$A$1:.$A$1048576]))-YEAR([.A1086])&gt;=2;[.$B1086]&lt;&gt;&quot;基本&quot;;[.$B108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6:.O1086])" office:value-type="string" office:string-value="战吼;" calcext:value-type="string">
            <text:p>战吼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7]));YEAR(MAX([.$A$1:.$A$1048576]))-YEAR([.A1087])&gt;=2;[.$B1087]&lt;&gt;&quot;基本&quot;;[.$B10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87:.O108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8]));YEAR(MAX([.$A$1:.$A$1048576]))-YEAR([.A1088])&gt;=2;[.$B1088]&lt;&gt;&quot;基本&quot;;[.$B108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88:.O1088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89]));YEAR(MAX([.$A$1:.$A$1048576]))-YEAR([.A1089])&gt;=2;[.$B1089]&lt;&gt;&quot;基本&quot;;[.$B1089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content-validation-name="val7"/>
          <table:table-cell table:style-name="ce2" table:content-validation-name="val8" table:number-columns-repeated="5"/>
          <table:table-cell table:content-validation-name="val1" table:formula="of:=COM.MICROSOFT.CONCAT([.K1089:.O1089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0]));YEAR(MAX([.$A$1:.$A$1048576]))-YEAR([.A1090])&gt;=2;[.$B1090]&lt;&gt;&quot;基本&quot;;[.$B10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90:.O1090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搭配卡（触发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1]));YEAR(MAX([.$A$1:.$A$1048576]))-YEAR([.A1091])&gt;=2;[.$B1091]&lt;&gt;&quot;基本&quot;;[.$B109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091:.O109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2]));YEAR(MAX([.$A$1:.$A$1048576]))-YEAR([.A1092])&gt;=2;[.$B1092]&lt;&gt;&quot;基本&quot;;[.$B109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3"/>
          <table:table-cell table:content-validation-name="val1" table:formula="of:=COM.MICROSOFT.CONCAT([.K1092:.O1092])" office:value-type="string" office:string-value="嘲讽;亡语;" calcext:value-type="string">
            <text:p>嘲讽;亡语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3]));YEAR(MAX([.$A$1:.$A$1048576]))-YEAR([.A1093])&gt;=2;[.$B1093]&lt;&gt;&quot;基本&quot;;[.$B109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093:.O1093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4]));YEAR(MAX([.$A$1:.$A$1048576]))-YEAR([.A1094])&gt;=2;[.$B1094]&lt;&gt;&quot;基本&quot;;[.$B1094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暴看守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风怒;</text:p>
          </table:table-cell>
          <table:table-cell table:content-validation-name="val8" table:number-columns-repeated="4"/>
          <table:table-cell table:content-validation-name="val1" table:formula="of:=COM.MICROSOFT.CONCAT([.K1094:.O1094])" office:value-type="string" office:string-value="风怒;" calcext:value-type="string">
            <text:p>风怒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5]));YEAR(MAX([.$A$1:.$A$1048576]))-YEAR([.A1095])&gt;=2;[.$B1095]&lt;&gt;&quot;基本&quot;;[.$B109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5:.O1095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6]));YEAR(MAX([.$A$1:.$A$1048576]))-YEAR([.A1096])&gt;=2;[.$B1096]&lt;&gt;&quot;基本&quot;;[.$B109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3"/>
          <table:table-cell table:content-validation-name="val1" table:formula="of:=COM.MICROSOFT.CONCAT([.K1096:.O1096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3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7]));YEAR(MAX([.$A$1:.$A$1048576]))-YEAR([.A1097])&gt;=2;[.$B1097]&lt;&gt;&quot;基本&quot;;[.$B109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进化;</text:p>
          </table:table-cell>
          <table:table-cell table:content-validation-name="val8" table:number-columns-repeated="3"/>
          <table:table-cell table:content-validation-name="val1" table:formula="of:=COM.MICROSOFT.CONCAT([.K1097:.O1097])" office:value-type="string" office:string-value="战吼;进化;" calcext:value-type="string">
            <text:p>战吼;进化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8]));YEAR(MAX([.$A$1:.$A$1048576]))-YEAR([.A1098])&gt;=2;[.$B1098]&lt;&gt;&quot;基本&quot;;[.$B109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使者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098:.O1098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office:value-type="string" calcext:value-type="string">
            <text:p>元素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099]));YEAR(MAX([.$A$1:.$A$1048576]))-YEAR([.A1099])&gt;=2;[.$B1099]&lt;&gt;&quot;基本&quot;;[.$B109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099:.O1099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0]));YEAR(MAX([.$A$1:.$A$1048576]))-YEAR([.A1100])&gt;=2;[.$B1100]&lt;&gt;&quot;基本&quot;;[.$B110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0:.O1100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1]));YEAR(MAX([.$A$1:.$A$1048576]))-YEAR([.A1101])&gt;=2;[.$B1101]&lt;&gt;&quot;基本&quot;;[.$B110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1:.O1101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2]));YEAR(MAX([.$A$1:.$A$1048576]))-YEAR([.A1102])&gt;=2;[.$B1102]&lt;&gt;&quot;基本&quot;;[.$B110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传说;</text:p>
          </table:table-cell>
          <table:table-cell table:style-name="ce2" table:content-validation-name="val8" table:number-columns-repeated="3"/>
          <table:table-cell table:content-validation-name="val1" table:formula="of:=COM.MICROSOFT.CONCAT([.K1102:.O1102])" office:value-type="string" office:string-value="战吼;传说;" calcext:value-type="string">
            <text:p>战吼;传说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3]));YEAR(MAX([.$A$1:.$A$1048576]))-YEAR([.A1103])&gt;=2;[.$B1103]&lt;&gt;&quot;基本&quot;;[.$B110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03:.O1103])" office:value-type="string" office:string-value="战吼;" calcext:value-type="string">
            <text:p>战吼;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4]));YEAR(MAX([.$A$1:.$A$1048576]))-YEAR([.A1104])&gt;=2;[.$B1104]&lt;&gt;&quot;基本&quot;;[.$B110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table:number-columns-repeated="5"/>
          <table:table-cell table:content-validation-name="val1" table:formula="of:=COM.MICROSOFT.CONCAT([.K1104:.O1104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5]));YEAR(MAX([.$A$1:.$A$1048576]))-YEAR([.A1105])&gt;=2;[.$B1105]&lt;&gt;&quot;基本&quot;;[.$B110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05:.O1105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6]));YEAR(MAX([.$A$1:.$A$1048576]))-YEAR([.A1106])&gt;=2;[.$B1106]&lt;&gt;&quot;基本&quot;;[.$B110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6:.O1106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7]));YEAR(MAX([.$A$1:.$A$1048576]))-YEAR([.A1107])&gt;=2;[.$B1107]&lt;&gt;&quot;基本&quot;;[.$B110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07:.O1107])" office:value-type="string" office:string-value="嘲讽;战吼;" calcext:value-type="string">
            <text:p>嘲讽;战吼;</text:p>
          </table:table-cell>
          <table:table-cell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08]));YEAR(MAX([.$A$1:.$A$1048576]))-YEAR([.A1108])&gt;=2;[.$B1108]&lt;&gt;&quot;基本&quot;;[.$B110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臃肿的蛇颈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08:.O1108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09]));YEAR(MAX([.$A$1:.$A$1048576]))-YEAR([.A1109])&gt;=2;[.$B1109]&lt;&gt;&quot;基本&quot;;[.$B110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09:.O110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10]));YEAR(MAX([.$A$1:.$A$1048576]))-YEAR([.A1110])&gt;=2;[.$B1110]&lt;&gt;&quot;基本&quot;;[.$B111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0:.O1110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1]));YEAR(MAX([.$A$1:.$A$1048576]))-YEAR([.A1111])&gt;=2;[.$B1111]&lt;&gt;&quot;基本&quot;;[.$B111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1:.O1111])" office:value-type="string" office:string-value="战吼;" calcext:value-type="string">
            <text:p>战吼;</text:p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2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1112]));YEAR(MAX([.$A$1:.$A$1048576]))-YEAR([.A1112])&gt;=2;[.$B1112]&lt;&gt;&quot;基本&quot;;[.$B111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12:.O1112])">
            <text:p/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13]));YEAR(MAX([.$A$1:.$A$1048576]))-YEAR([.A1113])&gt;=2;[.$B1113]&lt;&gt;&quot;基本&quot;;[.$B111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13:.O111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4]));YEAR(MAX([.$A$1:.$A$1048576]))-YEAR([.A1114])&gt;=2;[.$B1114]&lt;&gt;&quot;基本&quot;;[.$B111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14:.O1114])" office:value-type="string" office:string-value="嘲讽;" calcext:value-type="string">
            <text:p>嘲讽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5]));YEAR(MAX([.$A$1:.$A$1048576]))-YEAR([.A1115])&gt;=2;[.$B1115]&lt;&gt;&quot;基本&quot;;[.$B1115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5:.O1115])" office:value-type="string" office:string-value="亡语;" calcext:value-type="string">
            <text:p>亡语;</text:p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6]));YEAR(MAX([.$A$1:.$A$1048576]))-YEAR([.A1116])&gt;=2;[.$B1116]&lt;&gt;&quot;基本&quot;;[.$B111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16:.O1116])" office:value-type="string" office:string-value="亡语;" calcext:value-type="string">
            <text:p>亡语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7]));YEAR(MAX([.$A$1:.$A$1048576]))-YEAR([.A1117])&gt;=2;[.$B1117]&lt;&gt;&quot;基本&quot;;[.$B111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17:.O1117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1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18]));YEAR(MAX([.$A$1:.$A$1048576]))-YEAR([.A1118])&gt;=2;[.$B1118]&lt;&gt;&quot;基本&quot;;[.$B111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琥口脱险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18:.O1118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19]));YEAR(MAX([.$A$1:.$A$1048576]))-YEAR([.A1119])&gt;=2;[.$B1119]&lt;&gt;&quot;基本&quot;;[.$B111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content-validation-name="val7"/>
          <table:table-cell table:content-validation-name="val8" office:value-type="string" calcext:value-type="string">
            <text:p>风怒;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/>
          <table:table-cell table:content-validation-name="val1" table:formula="of:=COM.MICROSOFT.CONCAT([.K1119:.O1119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style-name="ce14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3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20]));YEAR(MAX([.$A$1:.$A$1048576]))-YEAR([.A1120])&gt;=2;[.$B1120]&lt;&gt;&quot;基本&quot;;[.$B112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荒之主卡利莫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0:.O112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1]));YEAR(MAX([.$A$1:.$A$1048576]))-YEAR([.A1121])&gt;=2;[.$B1121]&lt;&gt;&quot;基本&quot;;[.$B1121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1:.O1121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22]));YEAR(MAX([.$A$1:.$A$1048576]))-YEAR([.A1122])&gt;=2;[.$B1122]&lt;&gt;&quot;基本&quot;;[.$B112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巨化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2:.O1122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3]));YEAR(MAX([.$A$1:.$A$1048576]))-YEAR([.A1123])&gt;=2;[.$B1123]&lt;&gt;&quot;基本&quot;;[.$B112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3:.O1123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4]));YEAR(MAX([.$A$1:.$A$1048576]))-YEAR([.A1124])&gt;=2;[.$B1124]&lt;&gt;&quot;基本&quot;;[.$B112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content-validation-name="val7"/>
          <table:table-cell table:content-validation-name="val8" office:value-type="string" calcext:value-type="string">
            <text:p>圣盾;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2"/>
          <table:table-cell table:content-validation-name="val1" table:formula="of:=COM.MICROSOFT.CONCAT([.K1124:.O1124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5]));YEAR(MAX([.$A$1:.$A$1048576]))-YEAR([.A1125])&gt;=2;[.$B1125]&lt;&gt;&quot;基本&quot;;[.$B112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content-validation-name="val7"/>
          <table:table-cell table:content-validation-name="val8" office:value-type="string" calcext:value-type="string">
            <text:p>激怒;</text:p>
          </table:table-cell>
          <table:table-cell table:content-validation-name="val8" table:number-columns-repeated="4"/>
          <table:table-cell table:content-validation-name="val1" table:formula="of:=COM.MICROSOFT.CONCAT([.K1125:.O1125])" office:value-type="string" office:string-value="激怒;" calcext:value-type="string">
            <text:p>激怒;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6]));YEAR(MAX([.$A$1:.$A$1048576]))-YEAR([.A1126])&gt;=2;[.$B1126]&lt;&gt;&quot;基本&quot;;[.$B112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6:.O112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7]));YEAR(MAX([.$A$1:.$A$1048576]))-YEAR([.A1127])&gt;=2;[.$B1127]&lt;&gt;&quot;基本&quot;;[.$B112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27:.O1127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8]));YEAR(MAX([.$A$1:.$A$1048576]))-YEAR([.A1128])&gt;=2;[.$B1128]&lt;&gt;&quot;基本&quot;;[.$B112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28:.O1128])">
            <text:p/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<text:s/>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29]));YEAR(MAX([.$A$1:.$A$1048576]))-YEAR([.A1129])&gt;=2;[.$B1129]&lt;&gt;&quot;基本&quot;;[.$B112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29:.O1129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0]));YEAR(MAX([.$A$1:.$A$1048576]))-YEAR([.A1130])&gt;=2;[.$B1130]&lt;&gt;&quot;基本&quot;;[.$B1130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乳齿象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30:.O113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1]));YEAR(MAX([.$A$1:.$A$1048576]))-YEAR([.A1131])&gt;=2;[.$B1131]&lt;&gt;&quot;基本&quot;;[.$B113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31:.O113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2]));YEAR(MAX([.$A$1:.$A$1048576]))-YEAR([.A1132])&gt;=2;[.$B1132]&lt;&gt;&quot;基本&quot;;[.$B113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table:number-columns-repeated="5"/>
          <table:table-cell table:content-validation-name="val1" table:formula="of:=COM.MICROSOFT.CONCAT([.K1132:.O1132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3]));YEAR(MAX([.$A$1:.$A$1048576]))-YEAR([.A1133])&gt;=2;[.$B1133]&lt;&gt;&quot;基本&quot;;[.$B113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的魔暴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office:value-type="string" calcext:value-type="string">
            <text:p>冲锋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3:.O1133])" office:value-type="string" office:string-value="冲锋;战吼;" calcext:value-type="string">
            <text:p>冲锋;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4]));YEAR(MAX([.$A$1:.$A$1048576]))-YEAR([.A1134])&gt;=2;[.$B1134]&lt;&gt;&quot;基本&quot;;[.$B113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34:.O113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5]));YEAR(MAX([.$A$1:.$A$1048576]))-YEAR([.A1135])&gt;=2;[.$B1135]&lt;&gt;&quot;基本&quot;;[.$B113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圣盾;</text:p>
          </table:table-cell>
          <table:table-cell table:style-name="ce2" table:content-validation-name="val8" table:number-columns-repeated="4"/>
          <table:table-cell table:content-validation-name="val1" table:formula="of:=COM.MICROSOFT.CONCAT([.K1135:.O1135])" office:value-type="string" office:string-value="圣盾;" calcext:value-type="string">
            <text:p>圣盾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6]));YEAR(MAX([.$A$1:.$A$1048576]))-YEAR([.A1136])&gt;=2;[.$B1136]&lt;&gt;&quot;基本&quot;;[.$B113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36:.O1136])" office:value-type="string" office:string-value="战吼;嘲讽;" calcext:value-type="string">
            <text:p>战吼;嘲讽;</text:p>
          </table:table-cell>
          <table:table-cell table:content-validation-name="val10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7]));YEAR(MAX([.$A$1:.$A$1048576]))-YEAR([.A1137])&gt;=2;[.$B1137]&lt;&gt;&quot;基本&quot;;[.$B1137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生幼龙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37:.O1137])" office:value-type="string" office:string-value="嘲讽;战吼;" calcext:value-type="string">
            <text:p>嘲讽;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38]));YEAR(MAX([.$A$1:.$A$1048576]))-YEAR([.A1138])&gt;=2;[.$B1138]&lt;&gt;&quot;基本&quot;;[.$B113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预言者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38:.O1138])" office:value-type="string" office:string-value="战吼;发现;" calcext:value-type="string">
            <text:p>战吼;发现;</text:p>
          </table:table-cell>
          <table:table-cell table:content-validation-name="val10" table:number-columns-repeated="2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39]));YEAR(MAX([.$A$1:.$A$1048576]))-YEAR([.A1139])&gt;=2;[.$B1139]&lt;&gt;&quot;基本&quot;;[.$B113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content-validation-name="val7" office:value-type="string" calcext:value-type="string">
            <text:p>机械</text:p>
          </table:table-cell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39:.O1139])" office:value-type="string" office:string-value="亡语;" calcext:value-type="string">
            <text:p>亡语;</text:p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0]));YEAR(MAX([.$A$1:.$A$1048576]))-YEAR([.A1140])&gt;=2;[.$B1140]&lt;&gt;&quot;基本&quot;;[.$B1140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40:.O1140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1]));YEAR(MAX([.$A$1:.$A$1048576]))-YEAR([.A1141])&gt;=2;[.$B1141]&lt;&gt;&quot;基本&quot;;[.$B1141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1:.O1141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25" office:value-type="string" calcext:value-type="string">
            <text:p>人品（持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142]));YEAR(MAX([.$A$1:.$A$1048576]))-YEAR([.A1142])&gt;=2;[.$B1142]&lt;&gt;&quot;基本&quot;;[.$B114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2:.O1142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3]));YEAR(MAX([.$A$1:.$A$1048576]))-YEAR([.A1143])&gt;=2;[.$B1143]&lt;&gt;&quot;基本&quot;;[.$B1143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3:.O1143])">
            <text:p/>
          </table:table-cell>
          <table:table-cell table:content-validation-name="val10" table:number-columns-repeated="3"/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4]));YEAR(MAX([.$A$1:.$A$1048576]))-YEAR([.A1144])&gt;=2;[.$B1144]&lt;&gt;&quot;基本&quot;;[.$B114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content-validation-name="val7"/>
          <table:table-cell table:content-validation-name="val8" office:value-type="string" calcext:value-type="string">
            <text:p>嘲讽;</text:p>
          </table:table-cell>
          <table:table-cell table:content-validation-name="val8" table:number-columns-repeated="4"/>
          <table:table-cell table:content-validation-name="val1" table:formula="of:=COM.MICROSOFT.CONCAT([.K1144:.O1144])" office:value-type="string" office:string-value="嘲讽;" calcext:value-type="string">
            <text:p>嘲讽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style-name="ce142" office:value-type="string" calcext:value-type="string">
            <text:p>剧毒之种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5]));YEAR(MAX([.$A$1:.$A$1048576]))-YEAR([.A1145])&gt;=2;[.$B1145]&lt;&gt;&quot;基本&quot;;[.$B114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抉择;</text:p>
          </table:table-cell>
          <table:table-cell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3"/>
          <table:table-cell table:content-validation-name="val1" table:formula="of:=COM.MICROSOFT.CONCAT([.K1145:.O1145])" office:value-type="string" office:string-value="抉择;嘲讽;" calcext:value-type="string">
            <text:p>抉择;嘲讽;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6]));YEAR(MAX([.$A$1:.$A$1048576]))-YEAR([.A1146])&gt;=2;[.$B1146]&lt;&gt;&quot;基本&quot;;[.$B1146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46:.O1146])">
            <text:p/>
          </table:table-cell>
          <table:table-cell table:content-validation-name="val10"/>
          <table:table-cell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治疗目标(治疗需求)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7]));YEAR(MAX([.$A$1:.$A$1048576]))-YEAR([.A1147])&gt;=2;[.$B1147]&lt;&gt;&quot;基本&quot;;[.$B114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2" table:content-validation-name="val7" office:value-type="string" calcext:value-type="string">
            <text:p>野兽</text:p>
          </table:table-cell>
          <table:table-cell table:style-name="ce2" table:content-validation-name="val8" office:value-type="string" calcext:value-type="string">
            <text:p>冲锋;</text:p>
          </table:table-cell>
          <table:table-cell table:style-name="ce2" table:content-validation-name="val8" table:number-columns-repeated="4"/>
          <table:table-cell table:content-validation-name="val1" table:formula="of:=COM.MICROSOFT.CONCAT([.K1147:.O1147])" office:value-type="string" office:string-value="冲锋;" calcext:value-type="string">
            <text:p>冲锋;</text:p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8]));YEAR(MAX([.$A$1:.$A$1048576]))-YEAR([.A1148])&gt;=2;[.$B1148]&lt;&gt;&quot;基本&quot;;[.$B1148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48:.O1148])">
            <text:p/>
          </table:table-cell>
          <table:table-cell table:number-columns-repeated="4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49]));YEAR(MAX([.$A$1:.$A$1048576]))-YEAR([.A1149])&gt;=2;[.$B1149]&lt;&gt;&quot;基本&quot;;[.$B114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2" table:content-validation-name="val7"/>
          <table:table-cell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49:.O1149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0]));YEAR(MAX([.$A$1:.$A$1048576]))-YEAR([.A1150])&gt;=2;[.$B1150]&lt;&gt;&quot;基本&quot;;[.$B115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50:.O1150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1]));YEAR(MAX([.$A$1:.$A$1048576]))-YEAR([.A1151])&gt;=2;[.$B1151]&lt;&gt;&quot;基本&quot;;[.$B115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之王摩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51:.O1151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2]));YEAR(MAX([.$A$1:.$A$1048576]))-YEAR([.A1152])&gt;=2;[.$B1152]&lt;&gt;&quot;基本&quot;;[.$B115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2:.O115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3]));YEAR(MAX([.$A$1:.$A$1048576]))-YEAR([.A1153])&gt;=2;[.$B1153]&lt;&gt;&quot;基本&quot;;[.$B115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3:.O1153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4]));YEAR(MAX([.$A$1:.$A$1048576]))-YEAR([.A1154])&gt;=2;[.$B1154]&lt;&gt;&quot;基本&quot;;[.$B115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54:.O1154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5]));YEAR(MAX([.$A$1:.$A$1048576]))-YEAR([.A1155])&gt;=2;[.$B1155]&lt;&gt;&quot;基本&quot;;[.$B115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5:.O1155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6]));YEAR(MAX([.$A$1:.$A$1048576]))-YEAR([.A1156])&gt;=2;[.$B1156]&lt;&gt;&quot;基本&quot;;[.$B115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content-validation-name="val7"/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4"/>
          <table:table-cell table:content-validation-name="val1" table:formula="of:=COM.MICROSOFT.CONCAT([.K1156:.O1156])" office:value-type="string" office:string-value="亡语;" calcext:value-type="string">
            <text:p>亡语;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7]));YEAR(MAX([.$A$1:.$A$1048576]))-YEAR([.A1157])&gt;=2;[.$B1157]&lt;&gt;&quot;基本&quot;;[.$B115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57:.O1157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58]));YEAR(MAX([.$A$1:.$A$1048576]))-YEAR([.A1158])&gt;=2;[.$B1158]&lt;&gt;&quot;基本&quot;;[.$B115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content-validation-name="val7" office:value-type="string" calcext:value-type="string">
            <text:p>龙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58:.O1158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2" table:content-validation-name="val10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59]));YEAR(MAX([.$A$1:.$A$1048576]))-YEAR([.A1159])&gt;=2;[.$B1159]&lt;&gt;&quot;基本&quot;;[.$B115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59:.O1159])">
            <text:p/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0]));YEAR(MAX([.$A$1:.$A$1048576]))-YEAR([.A1160])&gt;=2;[.$B1160]&lt;&gt;&quot;基本&quot;;[.$B116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60:.O1160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1]));YEAR(MAX([.$A$1:.$A$1048576]))-YEAR([.A1161])&gt;=2;[.$B1161]&lt;&gt;&quot;基本&quot;;[.$B116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欧泽鲁克</text:p>
          </table:table-cell>
          <table:table-cell table:content-validation-name="val7" office:value-type="string" calcext:value-type="string">
            <text:p>元素</text:p>
          </table:table-cell>
          <table:table-cell table:content-validation-name="val8" office:value-type="string" calcext:value-type="string">
            <text:p>嘲讽;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3"/>
          <table:table-cell table:content-validation-name="val1" table:formula="of:=COM.MICROSOFT.CONCAT([.K1161:.O1161])" office:value-type="string" office:string-value="嘲讽;战吼;" calcext:value-type="string">
            <text:p>嘲讽;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2]));YEAR(MAX([.$A$1:.$A$1048576]))-YEAR([.A1162])&gt;=2;[.$B1162]&lt;&gt;&quot;基本&quot;;[.$B1162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2" table:content-validation-name="val7" office:value-type="string" calcext:value-type="string">
            <text:p>机械</text:p>
          </table:table-cell>
          <table:table-cell table:style-name="ce2" table:content-validation-name="val8" table:number-columns-repeated="5"/>
          <table:table-cell table:content-validation-name="val1" table:formula="of:=COM.MICROSOFT.CONCAT([.K1162:.O1162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style-name="ce2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3]));YEAR(MAX([.$A$1:.$A$1048576]))-YEAR([.A1163])&gt;=2;[.$B1163]&lt;&gt;&quot;基本&quot;;[.$B116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2" table:content-validation-name="val7"/>
          <table:table-cell table:style-name="ce2" table:content-validation-name="val8" office:value-type="string" calcext:value-type="string">
            <text:p>嘲讽;</text:p>
          </table:table-cell>
          <table:table-cell table:style-name="ce2" table:content-validation-name="val8" table:number-columns-repeated="4"/>
          <table:table-cell table:content-validation-name="val1" table:formula="of:=COM.MICROSOFT.CONCAT([.K1163:.O1163])" office:value-type="string" office:string-value="嘲讽;" calcext:value-type="string">
            <text:p>嘲讽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4]));YEAR(MAX([.$A$1:.$A$1048576]))-YEAR([.A1164])&gt;=2;[.$B1164]&lt;&gt;&quot;基本&quot;;[.$B1164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发现;</text:p>
          </table:table-cell>
          <table:table-cell table:content-validation-name="val8" table:number-columns-repeated="3"/>
          <table:table-cell table:content-validation-name="val1" table:formula="of:=COM.MICROSOFT.CONCAT([.K1164:.O1164])" office:value-type="string" office:string-value="战吼;发现;" calcext:value-type="string">
            <text:p>战吼;发现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5]));YEAR(MAX([.$A$1:.$A$1048576]))-YEAR([.A1165])&gt;=2;[.$B1165]&lt;&gt;&quot;基本&quot;;[.$B116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table:number-columns-repeated="5"/>
          <table:table-cell table:content-validation-name="val1" table:formula="of:=COM.MICROSOFT.CONCAT([.K1165:.O1165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6]));YEAR(MAX([.$A$1:.$A$1048576]))-YEAR([.A1166])&gt;=2;[.$B1166]&lt;&gt;&quot;基本&quot;;[.$B1166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6:.O116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67]));YEAR(MAX([.$A$1:.$A$1048576]))-YEAR([.A1167])&gt;=2;[.$B1167]&lt;&gt;&quot;基本&quot;;[.$B116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content-validation-name="val7" office:value-type="string" calcext:value-type="string">
            <text:p>恶魔</text:p>
          </table:table-cell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7:.O1167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8]));YEAR(MAX([.$A$1:.$A$1048576]))-YEAR([.A1168])&gt;=2;[.$B1168]&lt;&gt;&quot;基本&quot;;[.$B116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68:.O1168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169]));YEAR(MAX([.$A$1:.$A$1048576]))-YEAR([.A1169])&gt;=2;[.$B1169]&lt;&gt;&quot;基本&quot;;[.$B1169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69:.O1169])">
            <text:p/>
          </table:table-cell>
          <table:table-cell table:number-columns-repeated="3" table:content-validation-name="val10" office:value-type="string" calcext:value-type="string">
            <text:p>良好</text:p>
          </table:table-cell>
          <table:table-cell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0]));YEAR(MAX([.$A$1:.$A$1048576]))-YEAR([.A1170])&gt;=2;[.$B1170]&lt;&gt;&quot;基本&quot;;[.$B117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泰拉图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0:.O1170])">
            <text:p/>
          </table:table-cell>
          <table:table-cell table:content-validation-name="val10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1]));YEAR(MAX([.$A$1:.$A$1048576]))-YEAR([.A1171])&gt;=2;[.$B1171]&lt;&gt;&quot;基本&quot;;[.$B117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content-validation-name="val7"/>
          <table:table-cell table:content-validation-name="val8" office:value-type="string" calcext:value-type="string">
            <text:p>抉择;</text:p>
          </table:table-cell>
          <table:table-cell table:content-validation-name="val8" table:number-columns-repeated="4"/>
          <table:table-cell table:content-validation-name="val1" table:formula="of:=COM.MICROSOFT.CONCAT([.K1171:.O1171])" office:value-type="string" office:string-value="抉择;" calcext:value-type="string">
            <text:p>抉择;</text:p>
          </table:table-cell>
          <table:table-cell table:content-validation-name="val10"/>
          <table:table-cell table:number-columns-repeated="3" table:content-validation-name="val10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72]));YEAR(MAX([.$A$1:.$A$1048576]))-YEAR([.A1172])&gt;=2;[.$B1172]&lt;&gt;&quot;基本&quot;;[.$B1172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2:.O1172])">
            <text:p/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3]));YEAR(MAX([.$A$1:.$A$1048576]))-YEAR([.A1173])&gt;=2;[.$B1173]&lt;&gt;&quot;基本&quot;;[.$B1173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3:.O1173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14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4]));YEAR(MAX([.$A$1:.$A$1048576]))-YEAR([.A1174])&gt;=2;[.$B1174]&lt;&gt;&quot;基本&quot;;[.$B1174]&lt;&gt;&quot;经典&quot;); &quot;狂野&quot;; &quot;标准&quot;)" office:value-type="string" office:string-value="狂野" calcext:value-type="string">
            <text:p>狂野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74:.O1174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优秀</text:p>
          </table:table-cell>
          <table:table-cell table:style-name="ce14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5]));YEAR(MAX([.$A$1:.$A$1048576]))-YEAR([.A1175])&gt;=2;[.$B1175]&lt;&gt;&quot;基本&quot;;[.$B1175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2" table:content-validation-name="val7"/>
          <table:table-cell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75:.O1175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套牌(战吼需求)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6]));YEAR(MAX([.$A$1:.$A$1048576]))-YEAR([.A1176])&gt;=2;[.$B1176]&lt;&gt;&quot;基本&quot;;[.$B1176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6:.O1176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7]));YEAR(MAX([.$A$1:.$A$1048576]))-YEAR([.A1177])&gt;=2;[.$B1177]&lt;&gt;&quot;基本&quot;;[.$B117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office:value-type="string" calcext:value-type="string">
            <text:p>亡语;</text:p>
          </table:table-cell>
          <table:table-cell table:content-validation-name="val8" table:number-columns-repeated="3"/>
          <table:table-cell table:content-validation-name="val1" table:formula="of:=COM.MICROSOFT.CONCAT([.K1177:.O1177])" office:value-type="string" office:string-value="战吼;亡语;" calcext:value-type="string">
            <text:p>战吼;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8]));YEAR(MAX([.$A$1:.$A$1048576]))-YEAR([.A1178])&gt;=2;[.$B1178]&lt;&gt;&quot;基本&quot;;[.$B1178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78:.O1178])">
            <text:p/>
          </table:table-cell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79]));YEAR(MAX([.$A$1:.$A$1048576]))-YEAR([.A1179])&gt;=2;[.$B1179]&lt;&gt;&quot;基本&quot;;[.$B117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亡语;</text:p>
          </table:table-cell>
          <table:table-cell table:style-name="ce2" table:content-validation-name="val8" table:number-columns-repeated="4"/>
          <table:table-cell table:content-validation-name="val1" table:formula="of:=COM.MICROSOFT.CONCAT([.K1179:.O1179])" office:value-type="string" office:string-value="亡语;" calcext:value-type="string">
            <text:p>亡语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0]));YEAR(MAX([.$A$1:.$A$1048576]))-YEAR([.A1180])&gt;=2;[.$B1180]&lt;&gt;&quot;基本&quot;;[.$B118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80:.O1180])" office:value-type="string" office:string-value="战吼;" calcext:value-type="string">
            <text:p>战吼;</text:p>
          </table:table-cell>
          <table:table-cell table:content-validation-name="val10"/>
          <table:table-cell table:number-columns-repeated="2"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1]));YEAR(MAX([.$A$1:.$A$1048576]))-YEAR([.A1181])&gt;=2;[.$B1181]&lt;&gt;&quot;基本&quot;;[.$B1181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摩天龙</text:p>
          </table:table-cell>
          <table:table-cell table:content-validation-name="val7" office:value-type="string" calcext:value-type="string">
            <text:p>野兽</text:p>
          </table:table-cell>
          <table:table-cell table:content-validation-name="val8" table:number-columns-repeated="5"/>
          <table:table-cell table:content-validation-name="val1" table:formula="of:=COM.MICROSOFT.CONCAT([.K1181:.O1181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良好</text:p>
          </table:table-cell>
          <table:table-cell table:content-validation-name="val10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2]));YEAR(MAX([.$A$1:.$A$1048576]))-YEAR([.A1182])&gt;=2;[.$B1182]&lt;&gt;&quot;基本&quot;;[.$B1182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2" table:content-validation-name="val7" office:value-type="string" calcext:value-type="string">
            <text:p>龙</text:p>
          </table:table-cell>
          <table:table-cell table:style-name="ce2" table:content-validation-name="val8" office:value-type="string" calcext:value-type="string">
            <text:p>战吼;</text:p>
          </table:table-cell>
          <table:table-cell table:style-name="ce2" table:content-validation-name="val8" table:number-columns-repeated="4"/>
          <table:table-cell table:content-validation-name="val1" table:formula="of:=COM.MICROSOFT.CONCAT([.K1182:.O1182])" office:value-type="string" office:string-value="战吼;" calcext:value-type="string">
            <text:p>战吼;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 office:value-type="string" calcext:value-type="string">
            <text:p>普通</text:p>
          </table:table-cell>
          <table:table-cell table:content-validation-name="val10"/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3]));YEAR(MAX([.$A$1:.$A$1048576]))-YEAR([.A1183])&gt;=2;[.$B1183]&lt;&gt;&quot;基本&quot;;[.$B1183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3:.O1183])">
            <text:p/>
          </table:table-cell>
          <table:table-cell table:content-validation-name="val10"/>
          <table:table-cell table:content-validation-name="val10" office:value-type="string" calcext:value-type="string">
            <text:p>良好</text:p>
          </table:table-cell>
          <table:table-cell table:content-validation-name="val10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4]));YEAR(MAX([.$A$1:.$A$1048576]))-YEAR([.A1184])&gt;=2;[.$B1184]&lt;&gt;&quot;基本&quot;;[.$B1184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4:.O1184])">
            <text:p/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table:content-validation-name="val10"/>
          <table:table-cell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185]));YEAR(MAX([.$A$1:.$A$1048576]))-YEAR([.A1185])&gt;=2;[.$B1185]&lt;&gt;&quot;基本&quot;;[.$B1185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content-validation-name="val7"/>
          <table:table-cell table:content-validation-name="val8" office:value-type="string" calcext:value-type="string">
            <text:p>战吼;</text:p>
          </table:table-cell>
          <table:table-cell table:content-validation-name="val8" table:number-columns-repeated="4"/>
          <table:table-cell table:content-validation-name="val1" table:formula="of:=COM.MICROSOFT.CONCAT([.K1185:.O1185])" office:value-type="string" office:string-value="战吼;" calcext:value-type="string">
            <text:p>战吼;</text:p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86]));YEAR(MAX([.$A$1:.$A$1048576]))-YEAR([.A1186])&gt;=2;[.$B1186]&lt;&gt;&quot;基本&quot;;[.$B1186]&lt;&gt;&quot;经典&quot;); &quot;狂野&quot;; &quot;标准&quot;)" office:value-type="string" office:string-value="标准" calcext:value-type="string">
            <text:p>标准</text:p>
          </table:table-cell>
          <table:table-cell table:style-name="ce5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6:.O1186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table:style-name="ce14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7]));YEAR(MAX([.$A$1:.$A$1048576]))-YEAR([.A1187])&gt;=2;[.$B1187]&lt;&gt;&quot;基本&quot;;[.$B1187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7:.O1187])">
            <text:p/>
          </table:table-cell>
          <table:table-cell table:content-validation-name="val10"/>
          <table:table-cell table:number-columns-repeated="3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8]));YEAR(MAX([.$A$1:.$A$1048576]))-YEAR([.A1188])&gt;=2;[.$B1188]&lt;&gt;&quot;基本&quot;;[.$B1188]&lt;&gt;&quot;经典&quot;); &quot;狂野&quot;; &quot;标准&quot;)" office:value-type="string" office:string-value="狂野" calcext:value-type="string">
            <text:p>狂野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content-validation-name="val7"/>
          <table:table-cell table:content-validation-name="val8" table:number-columns-repeated="5"/>
          <table:table-cell table:content-validation-name="val1" table:formula="of:=COM.MICROSOFT.CONCAT([.K1188:.O1188])">
            <text:p/>
          </table:table-cell>
          <table:table-cell table:content-validation-name="val10" table:number-columns-repeated="2"/>
          <table:table-cell table:number-columns-repeated="2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189]));YEAR(MAX([.$A$1:.$A$1048576]))-YEAR([.A1189])&gt;=2;[.$B1189]&lt;&gt;&quot;基本&quot;;[.$B1189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89:.O1189])">
            <text:p/>
          </table:table-cell>
          <table:table-cell table:number-columns-repeated="2" table:content-validation-name="val10" office:value-type="string" calcext:value-type="string">
            <text:p>良好</text:p>
          </table:table-cell>
          <table:table-cell table:number-columns-repeated="2" table:content-validation-name="val10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2" table:number-columns-repeated="2"/>
          <table:table-cell table:style-name="ce144" office:value-type="float" office:value="20" calcext:value-type="float">
            <text:p>20</text:p>
          </table:table-cell>
          <table:table-cell table:content-validation-name="val1" table:formula="of:=IF(AND(NOT(ISBLANK([.A1190]));YEAR(MAX([.$A$1:.$A$1048576]))-YEAR([.A1190])&gt;=2;[.$B1190]&lt;&gt;&quot;基本&quot;;[.$B1190]&lt;&gt;&quot;经典&quot;); &quot;狂野&quot;; &quot;标准&quot;)" office:value-type="string" office:string-value="标准" calcext:value-type="string">
            <text:p>标准</text:p>
          </table:table-cell>
          <table:table-cell table:style-name="ce23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2" table:content-validation-name="val7"/>
          <table:table-cell table:style-name="ce2" table:content-validation-name="val8" table:number-columns-repeated="5"/>
          <table:table-cell table:content-validation-name="val1" table:formula="of:=COM.MICROSOFT.CONCAT([.K1190:.O1190])">
            <text:p/>
          </table:table-cell>
          <table:table-cell table:number-columns-repeated="4" table:content-validation-name="val10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2"/>
          <table:table-cell table:number-columns-repeated="1002"/>
        </table:table-row>
        <table:table-row table:style-name="ro5" table:number-rows-repeated="64345">
          <table:table-cell table:style-name="ce1" table:content-validation-name="val2"/>
          <table:table-cell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5" table:content-validation-name="val5"/>
          <table:table-cell table:style-name="ce68" table:content-validation-name="val6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5" table:number-rows-repeated="983040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table-row table:style-name="ro5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2"/>
          <table:table-cell table:content-validation-name="val7"/>
          <table:table-cell table:content-validation-name="val8" table:number-columns-repeated="5"/>
          <table:table-cell/>
          <table:table-cell table:content-validation-name="val10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1191:卡牌.C1048576 卡牌.C1:卡牌.C1096 卡牌.C1106:卡牌.C1106 卡牌.C1117:卡牌.C1125 卡牌.C1136:卡牌.C1136 卡牌.C1146:卡牌.C1146">
            <calcext:condition calcext:apply-style-name="战士" calcext:value="=&quot;战士&quot;" calcext:base-cell-address="卡牌.C1"/>
            <calcext:condition calcext:apply-style-name="术士" calcext:value="=&quot;术士&quot;" calcext:base-cell-address="卡牌.C1"/>
            <calcext:condition calcext:apply-style-name="法师" calcext:value="=&quot;法师&quot;" calcext:base-cell-address="卡牌.C1"/>
            <calcext:condition calcext:apply-style-name="潜行者" calcext:value="=&quot;潜行者&quot;" calcext:base-cell-address="卡牌.C1"/>
            <calcext:condition calcext:apply-style-name="猎人" calcext:value="=&quot;猎人&quot;" calcext:base-cell-address="卡牌.C1"/>
            <calcext:condition calcext:apply-style-name="德鲁伊" calcext:value="=&quot;德鲁伊&quot;" calcext:base-cell-address="卡牌.C1"/>
            <calcext:condition calcext:apply-style-name="萨满祭司" calcext:value="=&quot;萨满祭司&quot;" calcext:base-cell-address="卡牌.C1"/>
            <calcext:condition calcext:apply-style-name="圣骑士" calcext:value="=&quot;圣骑士&quot;" calcext:base-cell-address="卡牌.C1"/>
          </calcext:conditional-format>
          <calcext:conditional-format calcext:target-range-address="卡牌.Q1:卡牌.T408 卡牌.Q410:卡牌.T1048576 卡牌.Q409:卡牌.Q409 卡牌.S409:卡牌.T409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R409:卡牌.R409">
            <calcext:condition calcext:apply-style-name="优秀" calcext:value="=&quot;优秀&quot;" calcext:base-cell-address="卡牌.R409"/>
            <calcext:condition calcext:apply-style-name="良好" calcext:value="=&quot;良好&quot;" calcext:base-cell-address="卡牌.R409"/>
            <calcext:condition calcext:apply-style-name="普通" calcext:value="=&quot;普通&quot;" calcext:base-cell-address="卡牌.R409"/>
          </calcext:conditional-format>
          <calcext:conditional-format calcext:target-range-address="卡牌.F1:卡牌.F1048576">
            <calcext:condition calcext:apply-style-name="偶数或者7+" calcext:value="formula-is(OR([.F1]&gt;=7; ISEVEN([.F1])))" calcext:base-cell-address="卡牌.F1"/>
          </calcext:conditional-format>
          <calcext:conditional-format calcext:target-range-address="卡牌.C1097:卡牌.C1097">
            <calcext:condition calcext:apply-style-name="战士" calcext:value="=&quot;战士&quot;" calcext:base-cell-address="卡牌.C1097"/>
            <calcext:condition calcext:apply-style-name="术士" calcext:value="=&quot;术士&quot;" calcext:base-cell-address="卡牌.C1097"/>
            <calcext:condition calcext:apply-style-name="法师" calcext:value="=&quot;法师&quot;" calcext:base-cell-address="卡牌.C1097"/>
            <calcext:condition calcext:apply-style-name="潜行者" calcext:value="=&quot;潜行者&quot;" calcext:base-cell-address="卡牌.C1097"/>
            <calcext:condition calcext:apply-style-name="猎人" calcext:value="=&quot;猎人&quot;" calcext:base-cell-address="卡牌.C1097"/>
            <calcext:condition calcext:apply-style-name="德鲁伊" calcext:value="=&quot;德鲁伊&quot;" calcext:base-cell-address="卡牌.C1097"/>
            <calcext:condition calcext:apply-style-name="萨满祭司" calcext:value="=&quot;萨满祭司&quot;" calcext:base-cell-address="卡牌.C1097"/>
            <calcext:condition calcext:apply-style-name="圣骑士" calcext:value="=&quot;圣骑士&quot;" calcext:base-cell-address="卡牌.C1097"/>
          </calcext:conditional-format>
          <calcext:conditional-format calcext:target-range-address="卡牌.C1098:卡牌.C1098">
            <calcext:condition calcext:apply-style-name="战士" calcext:value="=&quot;战士&quot;" calcext:base-cell-address="卡牌.C1098"/>
            <calcext:condition calcext:apply-style-name="术士" calcext:value="=&quot;术士&quot;" calcext:base-cell-address="卡牌.C1098"/>
            <calcext:condition calcext:apply-style-name="法师" calcext:value="=&quot;法师&quot;" calcext:base-cell-address="卡牌.C1098"/>
            <calcext:condition calcext:apply-style-name="潜行者" calcext:value="=&quot;潜行者&quot;" calcext:base-cell-address="卡牌.C1098"/>
            <calcext:condition calcext:apply-style-name="猎人" calcext:value="=&quot;猎人&quot;" calcext:base-cell-address="卡牌.C1098"/>
            <calcext:condition calcext:apply-style-name="德鲁伊" calcext:value="=&quot;德鲁伊&quot;" calcext:base-cell-address="卡牌.C1098"/>
            <calcext:condition calcext:apply-style-name="萨满祭司" calcext:value="=&quot;萨满祭司&quot;" calcext:base-cell-address="卡牌.C1098"/>
            <calcext:condition calcext:apply-style-name="圣骑士" calcext:value="=&quot;圣骑士&quot;" calcext:base-cell-address="卡牌.C1098"/>
          </calcext:conditional-format>
          <calcext:conditional-format calcext:target-range-address="卡牌.C1099:卡牌.C1099">
            <calcext:condition calcext:apply-style-name="战士" calcext:value="=&quot;战士&quot;" calcext:base-cell-address="卡牌.C1099"/>
            <calcext:condition calcext:apply-style-name="术士" calcext:value="=&quot;术士&quot;" calcext:base-cell-address="卡牌.C1099"/>
            <calcext:condition calcext:apply-style-name="法师" calcext:value="=&quot;法师&quot;" calcext:base-cell-address="卡牌.C1099"/>
            <calcext:condition calcext:apply-style-name="潜行者" calcext:value="=&quot;潜行者&quot;" calcext:base-cell-address="卡牌.C1099"/>
            <calcext:condition calcext:apply-style-name="猎人" calcext:value="=&quot;猎人&quot;" calcext:base-cell-address="卡牌.C1099"/>
            <calcext:condition calcext:apply-style-name="德鲁伊" calcext:value="=&quot;德鲁伊&quot;" calcext:base-cell-address="卡牌.C1099"/>
            <calcext:condition calcext:apply-style-name="萨满祭司" calcext:value="=&quot;萨满祭司&quot;" calcext:base-cell-address="卡牌.C1099"/>
            <calcext:condition calcext:apply-style-name="圣骑士" calcext:value="=&quot;圣骑士&quot;" calcext:base-cell-address="卡牌.C1099"/>
          </calcext:conditional-format>
          <calcext:conditional-format calcext:target-range-address="卡牌.C1100:卡牌.C1100">
            <calcext:condition calcext:apply-style-name="战士" calcext:value="=&quot;战士&quot;" calcext:base-cell-address="卡牌.C1100"/>
            <calcext:condition calcext:apply-style-name="术士" calcext:value="=&quot;术士&quot;" calcext:base-cell-address="卡牌.C1100"/>
            <calcext:condition calcext:apply-style-name="法师" calcext:value="=&quot;法师&quot;" calcext:base-cell-address="卡牌.C1100"/>
            <calcext:condition calcext:apply-style-name="潜行者" calcext:value="=&quot;潜行者&quot;" calcext:base-cell-address="卡牌.C1100"/>
            <calcext:condition calcext:apply-style-name="猎人" calcext:value="=&quot;猎人&quot;" calcext:base-cell-address="卡牌.C1100"/>
            <calcext:condition calcext:apply-style-name="德鲁伊" calcext:value="=&quot;德鲁伊&quot;" calcext:base-cell-address="卡牌.C1100"/>
            <calcext:condition calcext:apply-style-name="萨满祭司" calcext:value="=&quot;萨满祭司&quot;" calcext:base-cell-address="卡牌.C1100"/>
            <calcext:condition calcext:apply-style-name="圣骑士" calcext:value="=&quot;圣骑士&quot;" calcext:base-cell-address="卡牌.C1100"/>
          </calcext:conditional-format>
          <calcext:conditional-format calcext:target-range-address="卡牌.C1101:卡牌.C1101">
            <calcext:condition calcext:apply-style-name="战士" calcext:value="=&quot;战士&quot;" calcext:base-cell-address="卡牌.C1101"/>
            <calcext:condition calcext:apply-style-name="术士" calcext:value="=&quot;术士&quot;" calcext:base-cell-address="卡牌.C1101"/>
            <calcext:condition calcext:apply-style-name="法师" calcext:value="=&quot;法师&quot;" calcext:base-cell-address="卡牌.C1101"/>
            <calcext:condition calcext:apply-style-name="潜行者" calcext:value="=&quot;潜行者&quot;" calcext:base-cell-address="卡牌.C1101"/>
            <calcext:condition calcext:apply-style-name="猎人" calcext:value="=&quot;猎人&quot;" calcext:base-cell-address="卡牌.C1101"/>
            <calcext:condition calcext:apply-style-name="德鲁伊" calcext:value="=&quot;德鲁伊&quot;" calcext:base-cell-address="卡牌.C1101"/>
            <calcext:condition calcext:apply-style-name="萨满祭司" calcext:value="=&quot;萨满祭司&quot;" calcext:base-cell-address="卡牌.C1101"/>
            <calcext:condition calcext:apply-style-name="圣骑士" calcext:value="=&quot;圣骑士&quot;" calcext:base-cell-address="卡牌.C1101"/>
          </calcext:conditional-format>
          <calcext:conditional-format calcext:target-range-address="卡牌.C1102:卡牌.C1102">
            <calcext:condition calcext:apply-style-name="战士" calcext:value="=&quot;战士&quot;" calcext:base-cell-address="卡牌.C1102"/>
            <calcext:condition calcext:apply-style-name="术士" calcext:value="=&quot;术士&quot;" calcext:base-cell-address="卡牌.C1102"/>
            <calcext:condition calcext:apply-style-name="法师" calcext:value="=&quot;法师&quot;" calcext:base-cell-address="卡牌.C1102"/>
            <calcext:condition calcext:apply-style-name="潜行者" calcext:value="=&quot;潜行者&quot;" calcext:base-cell-address="卡牌.C1102"/>
            <calcext:condition calcext:apply-style-name="猎人" calcext:value="=&quot;猎人&quot;" calcext:base-cell-address="卡牌.C1102"/>
            <calcext:condition calcext:apply-style-name="德鲁伊" calcext:value="=&quot;德鲁伊&quot;" calcext:base-cell-address="卡牌.C1102"/>
            <calcext:condition calcext:apply-style-name="萨满祭司" calcext:value="=&quot;萨满祭司&quot;" calcext:base-cell-address="卡牌.C1102"/>
            <calcext:condition calcext:apply-style-name="圣骑士" calcext:value="=&quot;圣骑士&quot;" calcext:base-cell-address="卡牌.C1102"/>
          </calcext:conditional-format>
          <calcext:conditional-format calcext:target-range-address="卡牌.C1103:卡牌.C1103">
            <calcext:condition calcext:apply-style-name="战士" calcext:value="=&quot;战士&quot;" calcext:base-cell-address="卡牌.C1103"/>
            <calcext:condition calcext:apply-style-name="术士" calcext:value="=&quot;术士&quot;" calcext:base-cell-address="卡牌.C1103"/>
            <calcext:condition calcext:apply-style-name="法师" calcext:value="=&quot;法师&quot;" calcext:base-cell-address="卡牌.C1103"/>
            <calcext:condition calcext:apply-style-name="潜行者" calcext:value="=&quot;潜行者&quot;" calcext:base-cell-address="卡牌.C1103"/>
            <calcext:condition calcext:apply-style-name="猎人" calcext:value="=&quot;猎人&quot;" calcext:base-cell-address="卡牌.C1103"/>
            <calcext:condition calcext:apply-style-name="德鲁伊" calcext:value="=&quot;德鲁伊&quot;" calcext:base-cell-address="卡牌.C1103"/>
            <calcext:condition calcext:apply-style-name="萨满祭司" calcext:value="=&quot;萨满祭司&quot;" calcext:base-cell-address="卡牌.C1103"/>
            <calcext:condition calcext:apply-style-name="圣骑士" calcext:value="=&quot;圣骑士&quot;" calcext:base-cell-address="卡牌.C1103"/>
          </calcext:conditional-format>
          <calcext:conditional-format calcext:target-range-address="卡牌.C1104:卡牌.C1104">
            <calcext:condition calcext:apply-style-name="战士" calcext:value="=&quot;战士&quot;" calcext:base-cell-address="卡牌.C1104"/>
            <calcext:condition calcext:apply-style-name="术士" calcext:value="=&quot;术士&quot;" calcext:base-cell-address="卡牌.C1104"/>
            <calcext:condition calcext:apply-style-name="法师" calcext:value="=&quot;法师&quot;" calcext:base-cell-address="卡牌.C1104"/>
            <calcext:condition calcext:apply-style-name="潜行者" calcext:value="=&quot;潜行者&quot;" calcext:base-cell-address="卡牌.C1104"/>
            <calcext:condition calcext:apply-style-name="猎人" calcext:value="=&quot;猎人&quot;" calcext:base-cell-address="卡牌.C1104"/>
            <calcext:condition calcext:apply-style-name="德鲁伊" calcext:value="=&quot;德鲁伊&quot;" calcext:base-cell-address="卡牌.C1104"/>
            <calcext:condition calcext:apply-style-name="萨满祭司" calcext:value="=&quot;萨满祭司&quot;" calcext:base-cell-address="卡牌.C1104"/>
            <calcext:condition calcext:apply-style-name="圣骑士" calcext:value="=&quot;圣骑士&quot;" calcext:base-cell-address="卡牌.C1104"/>
          </calcext:conditional-format>
          <calcext:conditional-format calcext:target-range-address="卡牌.C1105:卡牌.C1105">
            <calcext:condition calcext:apply-style-name="战士" calcext:value="=&quot;战士&quot;" calcext:base-cell-address="卡牌.C1105"/>
            <calcext:condition calcext:apply-style-name="术士" calcext:value="=&quot;术士&quot;" calcext:base-cell-address="卡牌.C1105"/>
            <calcext:condition calcext:apply-style-name="法师" calcext:value="=&quot;法师&quot;" calcext:base-cell-address="卡牌.C1105"/>
            <calcext:condition calcext:apply-style-name="潜行者" calcext:value="=&quot;潜行者&quot;" calcext:base-cell-address="卡牌.C1105"/>
            <calcext:condition calcext:apply-style-name="猎人" calcext:value="=&quot;猎人&quot;" calcext:base-cell-address="卡牌.C1105"/>
            <calcext:condition calcext:apply-style-name="德鲁伊" calcext:value="=&quot;德鲁伊&quot;" calcext:base-cell-address="卡牌.C1105"/>
            <calcext:condition calcext:apply-style-name="萨满祭司" calcext:value="=&quot;萨满祭司&quot;" calcext:base-cell-address="卡牌.C1105"/>
            <calcext:condition calcext:apply-style-name="圣骑士" calcext:value="=&quot;圣骑士&quot;" calcext:base-cell-address="卡牌.C1105"/>
          </calcext:conditional-format>
          <calcext:conditional-format calcext:target-range-address="卡牌.C1107:卡牌.C1107">
            <calcext:condition calcext:apply-style-name="战士" calcext:value="=&quot;战士&quot;" calcext:base-cell-address="卡牌.C1107"/>
            <calcext:condition calcext:apply-style-name="术士" calcext:value="=&quot;术士&quot;" calcext:base-cell-address="卡牌.C1107"/>
            <calcext:condition calcext:apply-style-name="法师" calcext:value="=&quot;法师&quot;" calcext:base-cell-address="卡牌.C1107"/>
            <calcext:condition calcext:apply-style-name="潜行者" calcext:value="=&quot;潜行者&quot;" calcext:base-cell-address="卡牌.C1107"/>
            <calcext:condition calcext:apply-style-name="猎人" calcext:value="=&quot;猎人&quot;" calcext:base-cell-address="卡牌.C1107"/>
            <calcext:condition calcext:apply-style-name="德鲁伊" calcext:value="=&quot;德鲁伊&quot;" calcext:base-cell-address="卡牌.C1107"/>
            <calcext:condition calcext:apply-style-name="萨满祭司" calcext:value="=&quot;萨满祭司&quot;" calcext:base-cell-address="卡牌.C1107"/>
            <calcext:condition calcext:apply-style-name="圣骑士" calcext:value="=&quot;圣骑士&quot;" calcext:base-cell-address="卡牌.C1107"/>
          </calcext:conditional-format>
          <calcext:conditional-format calcext:target-range-address="卡牌.C1108:卡牌.C1108">
            <calcext:condition calcext:apply-style-name="战士" calcext:value="=&quot;战士&quot;" calcext:base-cell-address="卡牌.C1108"/>
            <calcext:condition calcext:apply-style-name="术士" calcext:value="=&quot;术士&quot;" calcext:base-cell-address="卡牌.C1108"/>
            <calcext:condition calcext:apply-style-name="法师" calcext:value="=&quot;法师&quot;" calcext:base-cell-address="卡牌.C1108"/>
            <calcext:condition calcext:apply-style-name="潜行者" calcext:value="=&quot;潜行者&quot;" calcext:base-cell-address="卡牌.C1108"/>
            <calcext:condition calcext:apply-style-name="猎人" calcext:value="=&quot;猎人&quot;" calcext:base-cell-address="卡牌.C1108"/>
            <calcext:condition calcext:apply-style-name="德鲁伊" calcext:value="=&quot;德鲁伊&quot;" calcext:base-cell-address="卡牌.C1108"/>
            <calcext:condition calcext:apply-style-name="萨满祭司" calcext:value="=&quot;萨满祭司&quot;" calcext:base-cell-address="卡牌.C1108"/>
            <calcext:condition calcext:apply-style-name="圣骑士" calcext:value="=&quot;圣骑士&quot;" calcext:base-cell-address="卡牌.C1108"/>
          </calcext:conditional-format>
          <calcext:conditional-format calcext:target-range-address="卡牌.C1109:卡牌.C1109">
            <calcext:condition calcext:apply-style-name="战士" calcext:value="=&quot;战士&quot;" calcext:base-cell-address="卡牌.C1109"/>
            <calcext:condition calcext:apply-style-name="术士" calcext:value="=&quot;术士&quot;" calcext:base-cell-address="卡牌.C1109"/>
            <calcext:condition calcext:apply-style-name="法师" calcext:value="=&quot;法师&quot;" calcext:base-cell-address="卡牌.C1109"/>
            <calcext:condition calcext:apply-style-name="潜行者" calcext:value="=&quot;潜行者&quot;" calcext:base-cell-address="卡牌.C1109"/>
            <calcext:condition calcext:apply-style-name="猎人" calcext:value="=&quot;猎人&quot;" calcext:base-cell-address="卡牌.C1109"/>
            <calcext:condition calcext:apply-style-name="德鲁伊" calcext:value="=&quot;德鲁伊&quot;" calcext:base-cell-address="卡牌.C1109"/>
            <calcext:condition calcext:apply-style-name="萨满祭司" calcext:value="=&quot;萨满祭司&quot;" calcext:base-cell-address="卡牌.C1109"/>
            <calcext:condition calcext:apply-style-name="圣骑士" calcext:value="=&quot;圣骑士&quot;" calcext:base-cell-address="卡牌.C1109"/>
          </calcext:conditional-format>
          <calcext:conditional-format calcext:target-range-address="卡牌.C1110:卡牌.C1110">
            <calcext:condition calcext:apply-style-name="战士" calcext:value="=&quot;战士&quot;" calcext:base-cell-address="卡牌.C1110"/>
            <calcext:condition calcext:apply-style-name="术士" calcext:value="=&quot;术士&quot;" calcext:base-cell-address="卡牌.C1110"/>
            <calcext:condition calcext:apply-style-name="法师" calcext:value="=&quot;法师&quot;" calcext:base-cell-address="卡牌.C1110"/>
            <calcext:condition calcext:apply-style-name="潜行者" calcext:value="=&quot;潜行者&quot;" calcext:base-cell-address="卡牌.C1110"/>
            <calcext:condition calcext:apply-style-name="猎人" calcext:value="=&quot;猎人&quot;" calcext:base-cell-address="卡牌.C1110"/>
            <calcext:condition calcext:apply-style-name="德鲁伊" calcext:value="=&quot;德鲁伊&quot;" calcext:base-cell-address="卡牌.C1110"/>
            <calcext:condition calcext:apply-style-name="萨满祭司" calcext:value="=&quot;萨满祭司&quot;" calcext:base-cell-address="卡牌.C1110"/>
            <calcext:condition calcext:apply-style-name="圣骑士" calcext:value="=&quot;圣骑士&quot;" calcext:base-cell-address="卡牌.C1110"/>
          </calcext:conditional-format>
          <calcext:conditional-format calcext:target-range-address="卡牌.C1111:卡牌.C1111">
            <calcext:condition calcext:apply-style-name="战士" calcext:value="=&quot;战士&quot;" calcext:base-cell-address="卡牌.C1111"/>
            <calcext:condition calcext:apply-style-name="术士" calcext:value="=&quot;术士&quot;" calcext:base-cell-address="卡牌.C1111"/>
            <calcext:condition calcext:apply-style-name="法师" calcext:value="=&quot;法师&quot;" calcext:base-cell-address="卡牌.C1111"/>
            <calcext:condition calcext:apply-style-name="潜行者" calcext:value="=&quot;潜行者&quot;" calcext:base-cell-address="卡牌.C1111"/>
            <calcext:condition calcext:apply-style-name="猎人" calcext:value="=&quot;猎人&quot;" calcext:base-cell-address="卡牌.C1111"/>
            <calcext:condition calcext:apply-style-name="德鲁伊" calcext:value="=&quot;德鲁伊&quot;" calcext:base-cell-address="卡牌.C1111"/>
            <calcext:condition calcext:apply-style-name="萨满祭司" calcext:value="=&quot;萨满祭司&quot;" calcext:base-cell-address="卡牌.C1111"/>
            <calcext:condition calcext:apply-style-name="圣骑士" calcext:value="=&quot;圣骑士&quot;" calcext:base-cell-address="卡牌.C1111"/>
          </calcext:conditional-format>
          <calcext:conditional-format calcext:target-range-address="卡牌.C1112:卡牌.C1112">
            <calcext:condition calcext:apply-style-name="战士" calcext:value="=&quot;战士&quot;" calcext:base-cell-address="卡牌.C1112"/>
            <calcext:condition calcext:apply-style-name="术士" calcext:value="=&quot;术士&quot;" calcext:base-cell-address="卡牌.C1112"/>
            <calcext:condition calcext:apply-style-name="法师" calcext:value="=&quot;法师&quot;" calcext:base-cell-address="卡牌.C1112"/>
            <calcext:condition calcext:apply-style-name="潜行者" calcext:value="=&quot;潜行者&quot;" calcext:base-cell-address="卡牌.C1112"/>
            <calcext:condition calcext:apply-style-name="猎人" calcext:value="=&quot;猎人&quot;" calcext:base-cell-address="卡牌.C1112"/>
            <calcext:condition calcext:apply-style-name="德鲁伊" calcext:value="=&quot;德鲁伊&quot;" calcext:base-cell-address="卡牌.C1112"/>
            <calcext:condition calcext:apply-style-name="萨满祭司" calcext:value="=&quot;萨满祭司&quot;" calcext:base-cell-address="卡牌.C1112"/>
            <calcext:condition calcext:apply-style-name="圣骑士" calcext:value="=&quot;圣骑士&quot;" calcext:base-cell-address="卡牌.C1112"/>
          </calcext:conditional-format>
          <calcext:conditional-format calcext:target-range-address="卡牌.C1113:卡牌.C1113">
            <calcext:condition calcext:apply-style-name="战士" calcext:value="=&quot;战士&quot;" calcext:base-cell-address="卡牌.C1113"/>
            <calcext:condition calcext:apply-style-name="术士" calcext:value="=&quot;术士&quot;" calcext:base-cell-address="卡牌.C1113"/>
            <calcext:condition calcext:apply-style-name="法师" calcext:value="=&quot;法师&quot;" calcext:base-cell-address="卡牌.C1113"/>
            <calcext:condition calcext:apply-style-name="潜行者" calcext:value="=&quot;潜行者&quot;" calcext:base-cell-address="卡牌.C1113"/>
            <calcext:condition calcext:apply-style-name="猎人" calcext:value="=&quot;猎人&quot;" calcext:base-cell-address="卡牌.C1113"/>
            <calcext:condition calcext:apply-style-name="德鲁伊" calcext:value="=&quot;德鲁伊&quot;" calcext:base-cell-address="卡牌.C1113"/>
            <calcext:condition calcext:apply-style-name="萨满祭司" calcext:value="=&quot;萨满祭司&quot;" calcext:base-cell-address="卡牌.C1113"/>
            <calcext:condition calcext:apply-style-name="圣骑士" calcext:value="=&quot;圣骑士&quot;" calcext:base-cell-address="卡牌.C1113"/>
          </calcext:conditional-format>
          <calcext:conditional-format calcext:target-range-address="卡牌.C1114:卡牌.C1114">
            <calcext:condition calcext:apply-style-name="战士" calcext:value="=&quot;战士&quot;" calcext:base-cell-address="卡牌.C1114"/>
            <calcext:condition calcext:apply-style-name="术士" calcext:value="=&quot;术士&quot;" calcext:base-cell-address="卡牌.C1114"/>
            <calcext:condition calcext:apply-style-name="法师" calcext:value="=&quot;法师&quot;" calcext:base-cell-address="卡牌.C1114"/>
            <calcext:condition calcext:apply-style-name="潜行者" calcext:value="=&quot;潜行者&quot;" calcext:base-cell-address="卡牌.C1114"/>
            <calcext:condition calcext:apply-style-name="猎人" calcext:value="=&quot;猎人&quot;" calcext:base-cell-address="卡牌.C1114"/>
            <calcext:condition calcext:apply-style-name="德鲁伊" calcext:value="=&quot;德鲁伊&quot;" calcext:base-cell-address="卡牌.C1114"/>
            <calcext:condition calcext:apply-style-name="萨满祭司" calcext:value="=&quot;萨满祭司&quot;" calcext:base-cell-address="卡牌.C1114"/>
            <calcext:condition calcext:apply-style-name="圣骑士" calcext:value="=&quot;圣骑士&quot;" calcext:base-cell-address="卡牌.C1114"/>
          </calcext:conditional-format>
          <calcext:conditional-format calcext:target-range-address="卡牌.C1115:卡牌.C1115">
            <calcext:condition calcext:apply-style-name="战士" calcext:value="=&quot;战士&quot;" calcext:base-cell-address="卡牌.C1115"/>
            <calcext:condition calcext:apply-style-name="术士" calcext:value="=&quot;术士&quot;" calcext:base-cell-address="卡牌.C1115"/>
            <calcext:condition calcext:apply-style-name="法师" calcext:value="=&quot;法师&quot;" calcext:base-cell-address="卡牌.C1115"/>
            <calcext:condition calcext:apply-style-name="潜行者" calcext:value="=&quot;潜行者&quot;" calcext:base-cell-address="卡牌.C1115"/>
            <calcext:condition calcext:apply-style-name="猎人" calcext:value="=&quot;猎人&quot;" calcext:base-cell-address="卡牌.C1115"/>
            <calcext:condition calcext:apply-style-name="德鲁伊" calcext:value="=&quot;德鲁伊&quot;" calcext:base-cell-address="卡牌.C1115"/>
            <calcext:condition calcext:apply-style-name="萨满祭司" calcext:value="=&quot;萨满祭司&quot;" calcext:base-cell-address="卡牌.C1115"/>
            <calcext:condition calcext:apply-style-name="圣骑士" calcext:value="=&quot;圣骑士&quot;" calcext:base-cell-address="卡牌.C1115"/>
          </calcext:conditional-format>
          <calcext:conditional-format calcext:target-range-address="卡牌.C1116:卡牌.C1116">
            <calcext:condition calcext:apply-style-name="战士" calcext:value="=&quot;战士&quot;" calcext:base-cell-address="卡牌.C1116"/>
            <calcext:condition calcext:apply-style-name="术士" calcext:value="=&quot;术士&quot;" calcext:base-cell-address="卡牌.C1116"/>
            <calcext:condition calcext:apply-style-name="法师" calcext:value="=&quot;法师&quot;" calcext:base-cell-address="卡牌.C1116"/>
            <calcext:condition calcext:apply-style-name="潜行者" calcext:value="=&quot;潜行者&quot;" calcext:base-cell-address="卡牌.C1116"/>
            <calcext:condition calcext:apply-style-name="猎人" calcext:value="=&quot;猎人&quot;" calcext:base-cell-address="卡牌.C1116"/>
            <calcext:condition calcext:apply-style-name="德鲁伊" calcext:value="=&quot;德鲁伊&quot;" calcext:base-cell-address="卡牌.C1116"/>
            <calcext:condition calcext:apply-style-name="萨满祭司" calcext:value="=&quot;萨满祭司&quot;" calcext:base-cell-address="卡牌.C1116"/>
            <calcext:condition calcext:apply-style-name="圣骑士" calcext:value="=&quot;圣骑士&quot;" calcext:base-cell-address="卡牌.C1116"/>
          </calcext:conditional-format>
          <calcext:conditional-format calcext:target-range-address="卡牌.C1117:卡牌.C1117">
            <calcext:condition calcext:apply-style-name="战士" calcext:value="=&quot;战士&quot;" calcext:base-cell-address="卡牌.C1117"/>
            <calcext:condition calcext:apply-style-name="术士" calcext:value="=&quot;术士&quot;" calcext:base-cell-address="卡牌.C1117"/>
            <calcext:condition calcext:apply-style-name="法师" calcext:value="=&quot;法师&quot;" calcext:base-cell-address="卡牌.C1117"/>
            <calcext:condition calcext:apply-style-name="潜行者" calcext:value="=&quot;潜行者&quot;" calcext:base-cell-address="卡牌.C1117"/>
            <calcext:condition calcext:apply-style-name="猎人" calcext:value="=&quot;猎人&quot;" calcext:base-cell-address="卡牌.C1117"/>
            <calcext:condition calcext:apply-style-name="德鲁伊" calcext:value="=&quot;德鲁伊&quot;" calcext:base-cell-address="卡牌.C1117"/>
            <calcext:condition calcext:apply-style-name="萨满祭司" calcext:value="=&quot;萨满祭司&quot;" calcext:base-cell-address="卡牌.C1117"/>
            <calcext:condition calcext:apply-style-name="圣骑士" calcext:value="=&quot;圣骑士&quot;" calcext:base-cell-address="卡牌.C1117"/>
          </calcext:conditional-format>
          <calcext:conditional-format calcext:target-range-address="卡牌.C1118:卡牌.C1118">
            <calcext:condition calcext:apply-style-name="战士" calcext:value="=&quot;战士&quot;" calcext:base-cell-address="卡牌.C1118"/>
            <calcext:condition calcext:apply-style-name="术士" calcext:value="=&quot;术士&quot;" calcext:base-cell-address="卡牌.C1118"/>
            <calcext:condition calcext:apply-style-name="法师" calcext:value="=&quot;法师&quot;" calcext:base-cell-address="卡牌.C1118"/>
            <calcext:condition calcext:apply-style-name="潜行者" calcext:value="=&quot;潜行者&quot;" calcext:base-cell-address="卡牌.C1118"/>
            <calcext:condition calcext:apply-style-name="猎人" calcext:value="=&quot;猎人&quot;" calcext:base-cell-address="卡牌.C1118"/>
            <calcext:condition calcext:apply-style-name="德鲁伊" calcext:value="=&quot;德鲁伊&quot;" calcext:base-cell-address="卡牌.C1118"/>
            <calcext:condition calcext:apply-style-name="萨满祭司" calcext:value="=&quot;萨满祭司&quot;" calcext:base-cell-address="卡牌.C1118"/>
            <calcext:condition calcext:apply-style-name="圣骑士" calcext:value="=&quot;圣骑士&quot;" calcext:base-cell-address="卡牌.C1118"/>
          </calcext:conditional-format>
          <calcext:conditional-format calcext:target-range-address="卡牌.C1119:卡牌.C1119">
            <calcext:condition calcext:apply-style-name="战士" calcext:value="=&quot;战士&quot;" calcext:base-cell-address="卡牌.C1119"/>
            <calcext:condition calcext:apply-style-name="术士" calcext:value="=&quot;术士&quot;" calcext:base-cell-address="卡牌.C1119"/>
            <calcext:condition calcext:apply-style-name="法师" calcext:value="=&quot;法师&quot;" calcext:base-cell-address="卡牌.C1119"/>
            <calcext:condition calcext:apply-style-name="潜行者" calcext:value="=&quot;潜行者&quot;" calcext:base-cell-address="卡牌.C1119"/>
            <calcext:condition calcext:apply-style-name="猎人" calcext:value="=&quot;猎人&quot;" calcext:base-cell-address="卡牌.C1119"/>
            <calcext:condition calcext:apply-style-name="德鲁伊" calcext:value="=&quot;德鲁伊&quot;" calcext:base-cell-address="卡牌.C1119"/>
            <calcext:condition calcext:apply-style-name="萨满祭司" calcext:value="=&quot;萨满祭司&quot;" calcext:base-cell-address="卡牌.C1119"/>
            <calcext:condition calcext:apply-style-name="圣骑士" calcext:value="=&quot;圣骑士&quot;" calcext:base-cell-address="卡牌.C1119"/>
          </calcext:conditional-format>
          <calcext:conditional-format calcext:target-range-address="卡牌.C1120:卡牌.C1120">
            <calcext:condition calcext:apply-style-name="战士" calcext:value="=&quot;战士&quot;" calcext:base-cell-address="卡牌.C1120"/>
            <calcext:condition calcext:apply-style-name="术士" calcext:value="=&quot;术士&quot;" calcext:base-cell-address="卡牌.C1120"/>
            <calcext:condition calcext:apply-style-name="法师" calcext:value="=&quot;法师&quot;" calcext:base-cell-address="卡牌.C1120"/>
            <calcext:condition calcext:apply-style-name="潜行者" calcext:value="=&quot;潜行者&quot;" calcext:base-cell-address="卡牌.C1120"/>
            <calcext:condition calcext:apply-style-name="猎人" calcext:value="=&quot;猎人&quot;" calcext:base-cell-address="卡牌.C1120"/>
            <calcext:condition calcext:apply-style-name="德鲁伊" calcext:value="=&quot;德鲁伊&quot;" calcext:base-cell-address="卡牌.C1120"/>
            <calcext:condition calcext:apply-style-name="萨满祭司" calcext:value="=&quot;萨满祭司&quot;" calcext:base-cell-address="卡牌.C1120"/>
            <calcext:condition calcext:apply-style-name="圣骑士" calcext:value="=&quot;圣骑士&quot;" calcext:base-cell-address="卡牌.C1120"/>
          </calcext:conditional-format>
          <calcext:conditional-format calcext:target-range-address="卡牌.C1121:卡牌.C1121">
            <calcext:condition calcext:apply-style-name="战士" calcext:value="=&quot;战士&quot;" calcext:base-cell-address="卡牌.C1121"/>
            <calcext:condition calcext:apply-style-name="术士" calcext:value="=&quot;术士&quot;" calcext:base-cell-address="卡牌.C1121"/>
            <calcext:condition calcext:apply-style-name="法师" calcext:value="=&quot;法师&quot;" calcext:base-cell-address="卡牌.C1121"/>
            <calcext:condition calcext:apply-style-name="潜行者" calcext:value="=&quot;潜行者&quot;" calcext:base-cell-address="卡牌.C1121"/>
            <calcext:condition calcext:apply-style-name="猎人" calcext:value="=&quot;猎人&quot;" calcext:base-cell-address="卡牌.C1121"/>
            <calcext:condition calcext:apply-style-name="德鲁伊" calcext:value="=&quot;德鲁伊&quot;" calcext:base-cell-address="卡牌.C1121"/>
            <calcext:condition calcext:apply-style-name="萨满祭司" calcext:value="=&quot;萨满祭司&quot;" calcext:base-cell-address="卡牌.C1121"/>
            <calcext:condition calcext:apply-style-name="圣骑士" calcext:value="=&quot;圣骑士&quot;" calcext:base-cell-address="卡牌.C1121"/>
          </calcext:conditional-format>
          <calcext:conditional-format calcext:target-range-address="卡牌.C1122:卡牌.C1122">
            <calcext:condition calcext:apply-style-name="战士" calcext:value="=&quot;战士&quot;" calcext:base-cell-address="卡牌.C1122"/>
            <calcext:condition calcext:apply-style-name="术士" calcext:value="=&quot;术士&quot;" calcext:base-cell-address="卡牌.C1122"/>
            <calcext:condition calcext:apply-style-name="法师" calcext:value="=&quot;法师&quot;" calcext:base-cell-address="卡牌.C1122"/>
            <calcext:condition calcext:apply-style-name="潜行者" calcext:value="=&quot;潜行者&quot;" calcext:base-cell-address="卡牌.C1122"/>
            <calcext:condition calcext:apply-style-name="猎人" calcext:value="=&quot;猎人&quot;" calcext:base-cell-address="卡牌.C1122"/>
            <calcext:condition calcext:apply-style-name="德鲁伊" calcext:value="=&quot;德鲁伊&quot;" calcext:base-cell-address="卡牌.C1122"/>
            <calcext:condition calcext:apply-style-name="萨满祭司" calcext:value="=&quot;萨满祭司&quot;" calcext:base-cell-address="卡牌.C1122"/>
            <calcext:condition calcext:apply-style-name="圣骑士" calcext:value="=&quot;圣骑士&quot;" calcext:base-cell-address="卡牌.C1122"/>
          </calcext:conditional-format>
          <calcext:conditional-format calcext:target-range-address="卡牌.C1123:卡牌.C1123">
            <calcext:condition calcext:apply-style-name="战士" calcext:value="=&quot;战士&quot;" calcext:base-cell-address="卡牌.C1123"/>
            <calcext:condition calcext:apply-style-name="术士" calcext:value="=&quot;术士&quot;" calcext:base-cell-address="卡牌.C1123"/>
            <calcext:condition calcext:apply-style-name="法师" calcext:value="=&quot;法师&quot;" calcext:base-cell-address="卡牌.C1123"/>
            <calcext:condition calcext:apply-style-name="潜行者" calcext:value="=&quot;潜行者&quot;" calcext:base-cell-address="卡牌.C1123"/>
            <calcext:condition calcext:apply-style-name="猎人" calcext:value="=&quot;猎人&quot;" calcext:base-cell-address="卡牌.C1123"/>
            <calcext:condition calcext:apply-style-name="德鲁伊" calcext:value="=&quot;德鲁伊&quot;" calcext:base-cell-address="卡牌.C1123"/>
            <calcext:condition calcext:apply-style-name="萨满祭司" calcext:value="=&quot;萨满祭司&quot;" calcext:base-cell-address="卡牌.C1123"/>
            <calcext:condition calcext:apply-style-name="圣骑士" calcext:value="=&quot;圣骑士&quot;" calcext:base-cell-address="卡牌.C1123"/>
          </calcext:conditional-format>
          <calcext:conditional-format calcext:target-range-address="卡牌.C1124:卡牌.C1124">
            <calcext:condition calcext:apply-style-name="战士" calcext:value="=&quot;战士&quot;" calcext:base-cell-address="卡牌.C1124"/>
            <calcext:condition calcext:apply-style-name="术士" calcext:value="=&quot;术士&quot;" calcext:base-cell-address="卡牌.C1124"/>
            <calcext:condition calcext:apply-style-name="法师" calcext:value="=&quot;法师&quot;" calcext:base-cell-address="卡牌.C1124"/>
            <calcext:condition calcext:apply-style-name="潜行者" calcext:value="=&quot;潜行者&quot;" calcext:base-cell-address="卡牌.C1124"/>
            <calcext:condition calcext:apply-style-name="猎人" calcext:value="=&quot;猎人&quot;" calcext:base-cell-address="卡牌.C1124"/>
            <calcext:condition calcext:apply-style-name="德鲁伊" calcext:value="=&quot;德鲁伊&quot;" calcext:base-cell-address="卡牌.C1124"/>
            <calcext:condition calcext:apply-style-name="萨满祭司" calcext:value="=&quot;萨满祭司&quot;" calcext:base-cell-address="卡牌.C1124"/>
            <calcext:condition calcext:apply-style-name="圣骑士" calcext:value="=&quot;圣骑士&quot;" calcext:base-cell-address="卡牌.C1124"/>
          </calcext:conditional-format>
          <calcext:conditional-format calcext:target-range-address="卡牌.C1125:卡牌.C1125">
            <calcext:condition calcext:apply-style-name="战士" calcext:value="=&quot;战士&quot;" calcext:base-cell-address="卡牌.C1125"/>
            <calcext:condition calcext:apply-style-name="术士" calcext:value="=&quot;术士&quot;" calcext:base-cell-address="卡牌.C1125"/>
            <calcext:condition calcext:apply-style-name="法师" calcext:value="=&quot;法师&quot;" calcext:base-cell-address="卡牌.C1125"/>
            <calcext:condition calcext:apply-style-name="潜行者" calcext:value="=&quot;潜行者&quot;" calcext:base-cell-address="卡牌.C1125"/>
            <calcext:condition calcext:apply-style-name="猎人" calcext:value="=&quot;猎人&quot;" calcext:base-cell-address="卡牌.C1125"/>
            <calcext:condition calcext:apply-style-name="德鲁伊" calcext:value="=&quot;德鲁伊&quot;" calcext:base-cell-address="卡牌.C1125"/>
            <calcext:condition calcext:apply-style-name="萨满祭司" calcext:value="=&quot;萨满祭司&quot;" calcext:base-cell-address="卡牌.C1125"/>
            <calcext:condition calcext:apply-style-name="圣骑士" calcext:value="=&quot;圣骑士&quot;" calcext:base-cell-address="卡牌.C1125"/>
          </calcext:conditional-format>
          <calcext:conditional-format calcext:target-range-address="卡牌.C1126:卡牌.C1126">
            <calcext:condition calcext:apply-style-name="战士" calcext:value="=&quot;战士&quot;" calcext:base-cell-address="卡牌.C1126"/>
            <calcext:condition calcext:apply-style-name="术士" calcext:value="=&quot;术士&quot;" calcext:base-cell-address="卡牌.C1126"/>
            <calcext:condition calcext:apply-style-name="法师" calcext:value="=&quot;法师&quot;" calcext:base-cell-address="卡牌.C1126"/>
            <calcext:condition calcext:apply-style-name="潜行者" calcext:value="=&quot;潜行者&quot;" calcext:base-cell-address="卡牌.C1126"/>
            <calcext:condition calcext:apply-style-name="猎人" calcext:value="=&quot;猎人&quot;" calcext:base-cell-address="卡牌.C1126"/>
            <calcext:condition calcext:apply-style-name="德鲁伊" calcext:value="=&quot;德鲁伊&quot;" calcext:base-cell-address="卡牌.C1126"/>
            <calcext:condition calcext:apply-style-name="萨满祭司" calcext:value="=&quot;萨满祭司&quot;" calcext:base-cell-address="卡牌.C1126"/>
            <calcext:condition calcext:apply-style-name="圣骑士" calcext:value="=&quot;圣骑士&quot;" calcext:base-cell-address="卡牌.C1126"/>
          </calcext:conditional-format>
          <calcext:conditional-format calcext:target-range-address="卡牌.C1127:卡牌.C1127">
            <calcext:condition calcext:apply-style-name="战士" calcext:value="=&quot;战士&quot;" calcext:base-cell-address="卡牌.C1127"/>
            <calcext:condition calcext:apply-style-name="术士" calcext:value="=&quot;术士&quot;" calcext:base-cell-address="卡牌.C1127"/>
            <calcext:condition calcext:apply-style-name="法师" calcext:value="=&quot;法师&quot;" calcext:base-cell-address="卡牌.C1127"/>
            <calcext:condition calcext:apply-style-name="潜行者" calcext:value="=&quot;潜行者&quot;" calcext:base-cell-address="卡牌.C1127"/>
            <calcext:condition calcext:apply-style-name="猎人" calcext:value="=&quot;猎人&quot;" calcext:base-cell-address="卡牌.C1127"/>
            <calcext:condition calcext:apply-style-name="德鲁伊" calcext:value="=&quot;德鲁伊&quot;" calcext:base-cell-address="卡牌.C1127"/>
            <calcext:condition calcext:apply-style-name="萨满祭司" calcext:value="=&quot;萨满祭司&quot;" calcext:base-cell-address="卡牌.C1127"/>
            <calcext:condition calcext:apply-style-name="圣骑士" calcext:value="=&quot;圣骑士&quot;" calcext:base-cell-address="卡牌.C1127"/>
          </calcext:conditional-format>
          <calcext:conditional-format calcext:target-range-address="卡牌.C1128:卡牌.C1128">
            <calcext:condition calcext:apply-style-name="战士" calcext:value="=&quot;战士&quot;" calcext:base-cell-address="卡牌.C1128"/>
            <calcext:condition calcext:apply-style-name="术士" calcext:value="=&quot;术士&quot;" calcext:base-cell-address="卡牌.C1128"/>
            <calcext:condition calcext:apply-style-name="法师" calcext:value="=&quot;法师&quot;" calcext:base-cell-address="卡牌.C1128"/>
            <calcext:condition calcext:apply-style-name="潜行者" calcext:value="=&quot;潜行者&quot;" calcext:base-cell-address="卡牌.C1128"/>
            <calcext:condition calcext:apply-style-name="猎人" calcext:value="=&quot;猎人&quot;" calcext:base-cell-address="卡牌.C1128"/>
            <calcext:condition calcext:apply-style-name="德鲁伊" calcext:value="=&quot;德鲁伊&quot;" calcext:base-cell-address="卡牌.C1128"/>
            <calcext:condition calcext:apply-style-name="萨满祭司" calcext:value="=&quot;萨满祭司&quot;" calcext:base-cell-address="卡牌.C1128"/>
            <calcext:condition calcext:apply-style-name="圣骑士" calcext:value="=&quot;圣骑士&quot;" calcext:base-cell-address="卡牌.C1128"/>
          </calcext:conditional-format>
          <calcext:conditional-format calcext:target-range-address="卡牌.C1129:卡牌.C1129">
            <calcext:condition calcext:apply-style-name="战士" calcext:value="=&quot;战士&quot;" calcext:base-cell-address="卡牌.C1129"/>
            <calcext:condition calcext:apply-style-name="术士" calcext:value="=&quot;术士&quot;" calcext:base-cell-address="卡牌.C1129"/>
            <calcext:condition calcext:apply-style-name="法师" calcext:value="=&quot;法师&quot;" calcext:base-cell-address="卡牌.C1129"/>
            <calcext:condition calcext:apply-style-name="潜行者" calcext:value="=&quot;潜行者&quot;" calcext:base-cell-address="卡牌.C1129"/>
            <calcext:condition calcext:apply-style-name="猎人" calcext:value="=&quot;猎人&quot;" calcext:base-cell-address="卡牌.C1129"/>
            <calcext:condition calcext:apply-style-name="德鲁伊" calcext:value="=&quot;德鲁伊&quot;" calcext:base-cell-address="卡牌.C1129"/>
            <calcext:condition calcext:apply-style-name="萨满祭司" calcext:value="=&quot;萨满祭司&quot;" calcext:base-cell-address="卡牌.C1129"/>
            <calcext:condition calcext:apply-style-name="圣骑士" calcext:value="=&quot;圣骑士&quot;" calcext:base-cell-address="卡牌.C1129"/>
          </calcext:conditional-format>
          <calcext:conditional-format calcext:target-range-address="卡牌.C1130:卡牌.C1130">
            <calcext:condition calcext:apply-style-name="战士" calcext:value="=&quot;战士&quot;" calcext:base-cell-address="卡牌.C1130"/>
            <calcext:condition calcext:apply-style-name="术士" calcext:value="=&quot;术士&quot;" calcext:base-cell-address="卡牌.C1130"/>
            <calcext:condition calcext:apply-style-name="法师" calcext:value="=&quot;法师&quot;" calcext:base-cell-address="卡牌.C1130"/>
            <calcext:condition calcext:apply-style-name="潜行者" calcext:value="=&quot;潜行者&quot;" calcext:base-cell-address="卡牌.C1130"/>
            <calcext:condition calcext:apply-style-name="猎人" calcext:value="=&quot;猎人&quot;" calcext:base-cell-address="卡牌.C1130"/>
            <calcext:condition calcext:apply-style-name="德鲁伊" calcext:value="=&quot;德鲁伊&quot;" calcext:base-cell-address="卡牌.C1130"/>
            <calcext:condition calcext:apply-style-name="萨满祭司" calcext:value="=&quot;萨满祭司&quot;" calcext:base-cell-address="卡牌.C1130"/>
            <calcext:condition calcext:apply-style-name="圣骑士" calcext:value="=&quot;圣骑士&quot;" calcext:base-cell-address="卡牌.C1130"/>
          </calcext:conditional-format>
          <calcext:conditional-format calcext:target-range-address="卡牌.C1131:卡牌.C1131">
            <calcext:condition calcext:apply-style-name="战士" calcext:value="=&quot;战士&quot;" calcext:base-cell-address="卡牌.C1131"/>
            <calcext:condition calcext:apply-style-name="术士" calcext:value="=&quot;术士&quot;" calcext:base-cell-address="卡牌.C1131"/>
            <calcext:condition calcext:apply-style-name="法师" calcext:value="=&quot;法师&quot;" calcext:base-cell-address="卡牌.C1131"/>
            <calcext:condition calcext:apply-style-name="潜行者" calcext:value="=&quot;潜行者&quot;" calcext:base-cell-address="卡牌.C1131"/>
            <calcext:condition calcext:apply-style-name="猎人" calcext:value="=&quot;猎人&quot;" calcext:base-cell-address="卡牌.C1131"/>
            <calcext:condition calcext:apply-style-name="德鲁伊" calcext:value="=&quot;德鲁伊&quot;" calcext:base-cell-address="卡牌.C1131"/>
            <calcext:condition calcext:apply-style-name="萨满祭司" calcext:value="=&quot;萨满祭司&quot;" calcext:base-cell-address="卡牌.C1131"/>
            <calcext:condition calcext:apply-style-name="圣骑士" calcext:value="=&quot;圣骑士&quot;" calcext:base-cell-address="卡牌.C1131"/>
          </calcext:conditional-format>
          <calcext:conditional-format calcext:target-range-address="卡牌.C1132:卡牌.C1132">
            <calcext:condition calcext:apply-style-name="战士" calcext:value="=&quot;战士&quot;" calcext:base-cell-address="卡牌.C1132"/>
            <calcext:condition calcext:apply-style-name="术士" calcext:value="=&quot;术士&quot;" calcext:base-cell-address="卡牌.C1132"/>
            <calcext:condition calcext:apply-style-name="法师" calcext:value="=&quot;法师&quot;" calcext:base-cell-address="卡牌.C1132"/>
            <calcext:condition calcext:apply-style-name="潜行者" calcext:value="=&quot;潜行者&quot;" calcext:base-cell-address="卡牌.C1132"/>
            <calcext:condition calcext:apply-style-name="猎人" calcext:value="=&quot;猎人&quot;" calcext:base-cell-address="卡牌.C1132"/>
            <calcext:condition calcext:apply-style-name="德鲁伊" calcext:value="=&quot;德鲁伊&quot;" calcext:base-cell-address="卡牌.C1132"/>
            <calcext:condition calcext:apply-style-name="萨满祭司" calcext:value="=&quot;萨满祭司&quot;" calcext:base-cell-address="卡牌.C1132"/>
            <calcext:condition calcext:apply-style-name="圣骑士" calcext:value="=&quot;圣骑士&quot;" calcext:base-cell-address="卡牌.C1132"/>
          </calcext:conditional-format>
          <calcext:conditional-format calcext:target-range-address="卡牌.C1133:卡牌.C1133">
            <calcext:condition calcext:apply-style-name="战士" calcext:value="=&quot;战士&quot;" calcext:base-cell-address="卡牌.C1133"/>
            <calcext:condition calcext:apply-style-name="术士" calcext:value="=&quot;术士&quot;" calcext:base-cell-address="卡牌.C1133"/>
            <calcext:condition calcext:apply-style-name="法师" calcext:value="=&quot;法师&quot;" calcext:base-cell-address="卡牌.C1133"/>
            <calcext:condition calcext:apply-style-name="潜行者" calcext:value="=&quot;潜行者&quot;" calcext:base-cell-address="卡牌.C1133"/>
            <calcext:condition calcext:apply-style-name="猎人" calcext:value="=&quot;猎人&quot;" calcext:base-cell-address="卡牌.C1133"/>
            <calcext:condition calcext:apply-style-name="德鲁伊" calcext:value="=&quot;德鲁伊&quot;" calcext:base-cell-address="卡牌.C1133"/>
            <calcext:condition calcext:apply-style-name="萨满祭司" calcext:value="=&quot;萨满祭司&quot;" calcext:base-cell-address="卡牌.C1133"/>
            <calcext:condition calcext:apply-style-name="圣骑士" calcext:value="=&quot;圣骑士&quot;" calcext:base-cell-address="卡牌.C1133"/>
          </calcext:conditional-format>
          <calcext:conditional-format calcext:target-range-address="卡牌.C1134:卡牌.C1134">
            <calcext:condition calcext:apply-style-name="战士" calcext:value="=&quot;战士&quot;" calcext:base-cell-address="卡牌.C1134"/>
            <calcext:condition calcext:apply-style-name="术士" calcext:value="=&quot;术士&quot;" calcext:base-cell-address="卡牌.C1134"/>
            <calcext:condition calcext:apply-style-name="法师" calcext:value="=&quot;法师&quot;" calcext:base-cell-address="卡牌.C1134"/>
            <calcext:condition calcext:apply-style-name="潜行者" calcext:value="=&quot;潜行者&quot;" calcext:base-cell-address="卡牌.C1134"/>
            <calcext:condition calcext:apply-style-name="猎人" calcext:value="=&quot;猎人&quot;" calcext:base-cell-address="卡牌.C1134"/>
            <calcext:condition calcext:apply-style-name="德鲁伊" calcext:value="=&quot;德鲁伊&quot;" calcext:base-cell-address="卡牌.C1134"/>
            <calcext:condition calcext:apply-style-name="萨满祭司" calcext:value="=&quot;萨满祭司&quot;" calcext:base-cell-address="卡牌.C1134"/>
            <calcext:condition calcext:apply-style-name="圣骑士" calcext:value="=&quot;圣骑士&quot;" calcext:base-cell-address="卡牌.C1134"/>
          </calcext:conditional-format>
          <calcext:conditional-format calcext:target-range-address="卡牌.C1135:卡牌.C1135">
            <calcext:condition calcext:apply-style-name="战士" calcext:value="=&quot;战士&quot;" calcext:base-cell-address="卡牌.C1135"/>
            <calcext:condition calcext:apply-style-name="术士" calcext:value="=&quot;术士&quot;" calcext:base-cell-address="卡牌.C1135"/>
            <calcext:condition calcext:apply-style-name="法师" calcext:value="=&quot;法师&quot;" calcext:base-cell-address="卡牌.C1135"/>
            <calcext:condition calcext:apply-style-name="潜行者" calcext:value="=&quot;潜行者&quot;" calcext:base-cell-address="卡牌.C1135"/>
            <calcext:condition calcext:apply-style-name="猎人" calcext:value="=&quot;猎人&quot;" calcext:base-cell-address="卡牌.C1135"/>
            <calcext:condition calcext:apply-style-name="德鲁伊" calcext:value="=&quot;德鲁伊&quot;" calcext:base-cell-address="卡牌.C1135"/>
            <calcext:condition calcext:apply-style-name="萨满祭司" calcext:value="=&quot;萨满祭司&quot;" calcext:base-cell-address="卡牌.C1135"/>
            <calcext:condition calcext:apply-style-name="圣骑士" calcext:value="=&quot;圣骑士&quot;" calcext:base-cell-address="卡牌.C1135"/>
          </calcext:conditional-format>
          <calcext:conditional-format calcext:target-range-address="卡牌.C1137:卡牌.C1137">
            <calcext:condition calcext:apply-style-name="战士" calcext:value="=&quot;战士&quot;" calcext:base-cell-address="卡牌.C1137"/>
            <calcext:condition calcext:apply-style-name="术士" calcext:value="=&quot;术士&quot;" calcext:base-cell-address="卡牌.C1137"/>
            <calcext:condition calcext:apply-style-name="法师" calcext:value="=&quot;法师&quot;" calcext:base-cell-address="卡牌.C1137"/>
            <calcext:condition calcext:apply-style-name="潜行者" calcext:value="=&quot;潜行者&quot;" calcext:base-cell-address="卡牌.C1137"/>
            <calcext:condition calcext:apply-style-name="猎人" calcext:value="=&quot;猎人&quot;" calcext:base-cell-address="卡牌.C1137"/>
            <calcext:condition calcext:apply-style-name="德鲁伊" calcext:value="=&quot;德鲁伊&quot;" calcext:base-cell-address="卡牌.C1137"/>
            <calcext:condition calcext:apply-style-name="萨满祭司" calcext:value="=&quot;萨满祭司&quot;" calcext:base-cell-address="卡牌.C1137"/>
            <calcext:condition calcext:apply-style-name="圣骑士" calcext:value="=&quot;圣骑士&quot;" calcext:base-cell-address="卡牌.C1137"/>
          </calcext:conditional-format>
          <calcext:conditional-format calcext:target-range-address="卡牌.C1138:卡牌.C1138">
            <calcext:condition calcext:apply-style-name="战士" calcext:value="=&quot;战士&quot;" calcext:base-cell-address="卡牌.C1138"/>
            <calcext:condition calcext:apply-style-name="术士" calcext:value="=&quot;术士&quot;" calcext:base-cell-address="卡牌.C1138"/>
            <calcext:condition calcext:apply-style-name="法师" calcext:value="=&quot;法师&quot;" calcext:base-cell-address="卡牌.C1138"/>
            <calcext:condition calcext:apply-style-name="潜行者" calcext:value="=&quot;潜行者&quot;" calcext:base-cell-address="卡牌.C1138"/>
            <calcext:condition calcext:apply-style-name="猎人" calcext:value="=&quot;猎人&quot;" calcext:base-cell-address="卡牌.C1138"/>
            <calcext:condition calcext:apply-style-name="德鲁伊" calcext:value="=&quot;德鲁伊&quot;" calcext:base-cell-address="卡牌.C1138"/>
            <calcext:condition calcext:apply-style-name="萨满祭司" calcext:value="=&quot;萨满祭司&quot;" calcext:base-cell-address="卡牌.C1138"/>
            <calcext:condition calcext:apply-style-name="圣骑士" calcext:value="=&quot;圣骑士&quot;" calcext:base-cell-address="卡牌.C1138"/>
          </calcext:conditional-format>
          <calcext:conditional-format calcext:target-range-address="卡牌.C1139:卡牌.C1139">
            <calcext:condition calcext:apply-style-name="战士" calcext:value="=&quot;战士&quot;" calcext:base-cell-address="卡牌.C1139"/>
            <calcext:condition calcext:apply-style-name="术士" calcext:value="=&quot;术士&quot;" calcext:base-cell-address="卡牌.C1139"/>
            <calcext:condition calcext:apply-style-name="法师" calcext:value="=&quot;法师&quot;" calcext:base-cell-address="卡牌.C1139"/>
            <calcext:condition calcext:apply-style-name="潜行者" calcext:value="=&quot;潜行者&quot;" calcext:base-cell-address="卡牌.C1139"/>
            <calcext:condition calcext:apply-style-name="猎人" calcext:value="=&quot;猎人&quot;" calcext:base-cell-address="卡牌.C1139"/>
            <calcext:condition calcext:apply-style-name="德鲁伊" calcext:value="=&quot;德鲁伊&quot;" calcext:base-cell-address="卡牌.C1139"/>
            <calcext:condition calcext:apply-style-name="萨满祭司" calcext:value="=&quot;萨满祭司&quot;" calcext:base-cell-address="卡牌.C1139"/>
            <calcext:condition calcext:apply-style-name="圣骑士" calcext:value="=&quot;圣骑士&quot;" calcext:base-cell-address="卡牌.C1139"/>
          </calcext:conditional-format>
          <calcext:conditional-format calcext:target-range-address="卡牌.C1140:卡牌.C1140">
            <calcext:condition calcext:apply-style-name="战士" calcext:value="=&quot;战士&quot;" calcext:base-cell-address="卡牌.C1140"/>
            <calcext:condition calcext:apply-style-name="术士" calcext:value="=&quot;术士&quot;" calcext:base-cell-address="卡牌.C1140"/>
            <calcext:condition calcext:apply-style-name="法师" calcext:value="=&quot;法师&quot;" calcext:base-cell-address="卡牌.C1140"/>
            <calcext:condition calcext:apply-style-name="潜行者" calcext:value="=&quot;潜行者&quot;" calcext:base-cell-address="卡牌.C1140"/>
            <calcext:condition calcext:apply-style-name="猎人" calcext:value="=&quot;猎人&quot;" calcext:base-cell-address="卡牌.C1140"/>
            <calcext:condition calcext:apply-style-name="德鲁伊" calcext:value="=&quot;德鲁伊&quot;" calcext:base-cell-address="卡牌.C1140"/>
            <calcext:condition calcext:apply-style-name="萨满祭司" calcext:value="=&quot;萨满祭司&quot;" calcext:base-cell-address="卡牌.C1140"/>
            <calcext:condition calcext:apply-style-name="圣骑士" calcext:value="=&quot;圣骑士&quot;" calcext:base-cell-address="卡牌.C1140"/>
          </calcext:conditional-format>
          <calcext:conditional-format calcext:target-range-address="卡牌.C1141:卡牌.C1141">
            <calcext:condition calcext:apply-style-name="战士" calcext:value="=&quot;战士&quot;" calcext:base-cell-address="卡牌.C1141"/>
            <calcext:condition calcext:apply-style-name="术士" calcext:value="=&quot;术士&quot;" calcext:base-cell-address="卡牌.C1141"/>
            <calcext:condition calcext:apply-style-name="法师" calcext:value="=&quot;法师&quot;" calcext:base-cell-address="卡牌.C1141"/>
            <calcext:condition calcext:apply-style-name="潜行者" calcext:value="=&quot;潜行者&quot;" calcext:base-cell-address="卡牌.C1141"/>
            <calcext:condition calcext:apply-style-name="猎人" calcext:value="=&quot;猎人&quot;" calcext:base-cell-address="卡牌.C1141"/>
            <calcext:condition calcext:apply-style-name="德鲁伊" calcext:value="=&quot;德鲁伊&quot;" calcext:base-cell-address="卡牌.C1141"/>
            <calcext:condition calcext:apply-style-name="萨满祭司" calcext:value="=&quot;萨满祭司&quot;" calcext:base-cell-address="卡牌.C1141"/>
            <calcext:condition calcext:apply-style-name="圣骑士" calcext:value="=&quot;圣骑士&quot;" calcext:base-cell-address="卡牌.C1141"/>
          </calcext:conditional-format>
          <calcext:conditional-format calcext:target-range-address="卡牌.C1142:卡牌.C1142">
            <calcext:condition calcext:apply-style-name="战士" calcext:value="=&quot;战士&quot;" calcext:base-cell-address="卡牌.C1142"/>
            <calcext:condition calcext:apply-style-name="术士" calcext:value="=&quot;术士&quot;" calcext:base-cell-address="卡牌.C1142"/>
            <calcext:condition calcext:apply-style-name="法师" calcext:value="=&quot;法师&quot;" calcext:base-cell-address="卡牌.C1142"/>
            <calcext:condition calcext:apply-style-name="潜行者" calcext:value="=&quot;潜行者&quot;" calcext:base-cell-address="卡牌.C1142"/>
            <calcext:condition calcext:apply-style-name="猎人" calcext:value="=&quot;猎人&quot;" calcext:base-cell-address="卡牌.C1142"/>
            <calcext:condition calcext:apply-style-name="德鲁伊" calcext:value="=&quot;德鲁伊&quot;" calcext:base-cell-address="卡牌.C1142"/>
            <calcext:condition calcext:apply-style-name="萨满祭司" calcext:value="=&quot;萨满祭司&quot;" calcext:base-cell-address="卡牌.C1142"/>
            <calcext:condition calcext:apply-style-name="圣骑士" calcext:value="=&quot;圣骑士&quot;" calcext:base-cell-address="卡牌.C1142"/>
          </calcext:conditional-format>
          <calcext:conditional-format calcext:target-range-address="卡牌.C1143:卡牌.C1143">
            <calcext:condition calcext:apply-style-name="战士" calcext:value="=&quot;战士&quot;" calcext:base-cell-address="卡牌.C1143"/>
            <calcext:condition calcext:apply-style-name="术士" calcext:value="=&quot;术士&quot;" calcext:base-cell-address="卡牌.C1143"/>
            <calcext:condition calcext:apply-style-name="法师" calcext:value="=&quot;法师&quot;" calcext:base-cell-address="卡牌.C1143"/>
            <calcext:condition calcext:apply-style-name="潜行者" calcext:value="=&quot;潜行者&quot;" calcext:base-cell-address="卡牌.C1143"/>
            <calcext:condition calcext:apply-style-name="猎人" calcext:value="=&quot;猎人&quot;" calcext:base-cell-address="卡牌.C1143"/>
            <calcext:condition calcext:apply-style-name="德鲁伊" calcext:value="=&quot;德鲁伊&quot;" calcext:base-cell-address="卡牌.C1143"/>
            <calcext:condition calcext:apply-style-name="萨满祭司" calcext:value="=&quot;萨满祭司&quot;" calcext:base-cell-address="卡牌.C1143"/>
            <calcext:condition calcext:apply-style-name="圣骑士" calcext:value="=&quot;圣骑士&quot;" calcext:base-cell-address="卡牌.C1143"/>
          </calcext:conditional-format>
          <calcext:conditional-format calcext:target-range-address="卡牌.C1144:卡牌.C1144">
            <calcext:condition calcext:apply-style-name="战士" calcext:value="=&quot;战士&quot;" calcext:base-cell-address="卡牌.C1144"/>
            <calcext:condition calcext:apply-style-name="术士" calcext:value="=&quot;术士&quot;" calcext:base-cell-address="卡牌.C1144"/>
            <calcext:condition calcext:apply-style-name="法师" calcext:value="=&quot;法师&quot;" calcext:base-cell-address="卡牌.C1144"/>
            <calcext:condition calcext:apply-style-name="潜行者" calcext:value="=&quot;潜行者&quot;" calcext:base-cell-address="卡牌.C1144"/>
            <calcext:condition calcext:apply-style-name="猎人" calcext:value="=&quot;猎人&quot;" calcext:base-cell-address="卡牌.C1144"/>
            <calcext:condition calcext:apply-style-name="德鲁伊" calcext:value="=&quot;德鲁伊&quot;" calcext:base-cell-address="卡牌.C1144"/>
            <calcext:condition calcext:apply-style-name="萨满祭司" calcext:value="=&quot;萨满祭司&quot;" calcext:base-cell-address="卡牌.C1144"/>
            <calcext:condition calcext:apply-style-name="圣骑士" calcext:value="=&quot;圣骑士&quot;" calcext:base-cell-address="卡牌.C1144"/>
          </calcext:conditional-format>
          <calcext:conditional-format calcext:target-range-address="卡牌.C1145:卡牌.C1145">
            <calcext:condition calcext:apply-style-name="战士" calcext:value="=&quot;战士&quot;" calcext:base-cell-address="卡牌.C1145"/>
            <calcext:condition calcext:apply-style-name="术士" calcext:value="=&quot;术士&quot;" calcext:base-cell-address="卡牌.C1145"/>
            <calcext:condition calcext:apply-style-name="法师" calcext:value="=&quot;法师&quot;" calcext:base-cell-address="卡牌.C1145"/>
            <calcext:condition calcext:apply-style-name="潜行者" calcext:value="=&quot;潜行者&quot;" calcext:base-cell-address="卡牌.C1145"/>
            <calcext:condition calcext:apply-style-name="猎人" calcext:value="=&quot;猎人&quot;" calcext:base-cell-address="卡牌.C1145"/>
            <calcext:condition calcext:apply-style-name="德鲁伊" calcext:value="=&quot;德鲁伊&quot;" calcext:base-cell-address="卡牌.C1145"/>
            <calcext:condition calcext:apply-style-name="萨满祭司" calcext:value="=&quot;萨满祭司&quot;" calcext:base-cell-address="卡牌.C1145"/>
            <calcext:condition calcext:apply-style-name="圣骑士" calcext:value="=&quot;圣骑士&quot;" calcext:base-cell-address="卡牌.C1145"/>
          </calcext:conditional-format>
          <calcext:conditional-format calcext:target-range-address="卡牌.C1147:卡牌.C1147">
            <calcext:condition calcext:apply-style-name="战士" calcext:value="=&quot;战士&quot;" calcext:base-cell-address="卡牌.C1147"/>
            <calcext:condition calcext:apply-style-name="术士" calcext:value="=&quot;术士&quot;" calcext:base-cell-address="卡牌.C1147"/>
            <calcext:condition calcext:apply-style-name="法师" calcext:value="=&quot;法师&quot;" calcext:base-cell-address="卡牌.C1147"/>
            <calcext:condition calcext:apply-style-name="潜行者" calcext:value="=&quot;潜行者&quot;" calcext:base-cell-address="卡牌.C1147"/>
            <calcext:condition calcext:apply-style-name="猎人" calcext:value="=&quot;猎人&quot;" calcext:base-cell-address="卡牌.C1147"/>
            <calcext:condition calcext:apply-style-name="德鲁伊" calcext:value="=&quot;德鲁伊&quot;" calcext:base-cell-address="卡牌.C1147"/>
            <calcext:condition calcext:apply-style-name="萨满祭司" calcext:value="=&quot;萨满祭司&quot;" calcext:base-cell-address="卡牌.C1147"/>
            <calcext:condition calcext:apply-style-name="圣骑士" calcext:value="=&quot;圣骑士&quot;" calcext:base-cell-address="卡牌.C1147"/>
          </calcext:conditional-format>
          <calcext:conditional-format calcext:target-range-address="卡牌.C1148:卡牌.C1148">
            <calcext:condition calcext:apply-style-name="战士" calcext:value="=&quot;战士&quot;" calcext:base-cell-address="卡牌.C1148"/>
            <calcext:condition calcext:apply-style-name="术士" calcext:value="=&quot;术士&quot;" calcext:base-cell-address="卡牌.C1148"/>
            <calcext:condition calcext:apply-style-name="法师" calcext:value="=&quot;法师&quot;" calcext:base-cell-address="卡牌.C1148"/>
            <calcext:condition calcext:apply-style-name="潜行者" calcext:value="=&quot;潜行者&quot;" calcext:base-cell-address="卡牌.C1148"/>
            <calcext:condition calcext:apply-style-name="猎人" calcext:value="=&quot;猎人&quot;" calcext:base-cell-address="卡牌.C1148"/>
            <calcext:condition calcext:apply-style-name="德鲁伊" calcext:value="=&quot;德鲁伊&quot;" calcext:base-cell-address="卡牌.C1148"/>
            <calcext:condition calcext:apply-style-name="萨满祭司" calcext:value="=&quot;萨满祭司&quot;" calcext:base-cell-address="卡牌.C1148"/>
            <calcext:condition calcext:apply-style-name="圣骑士" calcext:value="=&quot;圣骑士&quot;" calcext:base-cell-address="卡牌.C1148"/>
          </calcext:conditional-format>
          <calcext:conditional-format calcext:target-range-address="卡牌.C1149:卡牌.C1149">
            <calcext:condition calcext:apply-style-name="战士" calcext:value="=&quot;战士&quot;" calcext:base-cell-address="卡牌.C1149"/>
            <calcext:condition calcext:apply-style-name="术士" calcext:value="=&quot;术士&quot;" calcext:base-cell-address="卡牌.C1149"/>
            <calcext:condition calcext:apply-style-name="法师" calcext:value="=&quot;法师&quot;" calcext:base-cell-address="卡牌.C1149"/>
            <calcext:condition calcext:apply-style-name="潜行者" calcext:value="=&quot;潜行者&quot;" calcext:base-cell-address="卡牌.C1149"/>
            <calcext:condition calcext:apply-style-name="猎人" calcext:value="=&quot;猎人&quot;" calcext:base-cell-address="卡牌.C1149"/>
            <calcext:condition calcext:apply-style-name="德鲁伊" calcext:value="=&quot;德鲁伊&quot;" calcext:base-cell-address="卡牌.C1149"/>
            <calcext:condition calcext:apply-style-name="萨满祭司" calcext:value="=&quot;萨满祭司&quot;" calcext:base-cell-address="卡牌.C1149"/>
            <calcext:condition calcext:apply-style-name="圣骑士" calcext:value="=&quot;圣骑士&quot;" calcext:base-cell-address="卡牌.C1149"/>
          </calcext:conditional-format>
          <calcext:conditional-format calcext:target-range-address="卡牌.C1150:卡牌.C1150">
            <calcext:condition calcext:apply-style-name="战士" calcext:value="=&quot;战士&quot;" calcext:base-cell-address="卡牌.C1150"/>
            <calcext:condition calcext:apply-style-name="术士" calcext:value="=&quot;术士&quot;" calcext:base-cell-address="卡牌.C1150"/>
            <calcext:condition calcext:apply-style-name="法师" calcext:value="=&quot;法师&quot;" calcext:base-cell-address="卡牌.C1150"/>
            <calcext:condition calcext:apply-style-name="潜行者" calcext:value="=&quot;潜行者&quot;" calcext:base-cell-address="卡牌.C1150"/>
            <calcext:condition calcext:apply-style-name="猎人" calcext:value="=&quot;猎人&quot;" calcext:base-cell-address="卡牌.C1150"/>
            <calcext:condition calcext:apply-style-name="德鲁伊" calcext:value="=&quot;德鲁伊&quot;" calcext:base-cell-address="卡牌.C1150"/>
            <calcext:condition calcext:apply-style-name="萨满祭司" calcext:value="=&quot;萨满祭司&quot;" calcext:base-cell-address="卡牌.C1150"/>
            <calcext:condition calcext:apply-style-name="圣骑士" calcext:value="=&quot;圣骑士&quot;" calcext:base-cell-address="卡牌.C1150"/>
          </calcext:conditional-format>
          <calcext:conditional-format calcext:target-range-address="卡牌.C1151:卡牌.C1151">
            <calcext:condition calcext:apply-style-name="战士" calcext:value="=&quot;战士&quot;" calcext:base-cell-address="卡牌.C1151"/>
            <calcext:condition calcext:apply-style-name="术士" calcext:value="=&quot;术士&quot;" calcext:base-cell-address="卡牌.C1151"/>
            <calcext:condition calcext:apply-style-name="法师" calcext:value="=&quot;法师&quot;" calcext:base-cell-address="卡牌.C1151"/>
            <calcext:condition calcext:apply-style-name="潜行者" calcext:value="=&quot;潜行者&quot;" calcext:base-cell-address="卡牌.C1151"/>
            <calcext:condition calcext:apply-style-name="猎人" calcext:value="=&quot;猎人&quot;" calcext:base-cell-address="卡牌.C1151"/>
            <calcext:condition calcext:apply-style-name="德鲁伊" calcext:value="=&quot;德鲁伊&quot;" calcext:base-cell-address="卡牌.C1151"/>
            <calcext:condition calcext:apply-style-name="萨满祭司" calcext:value="=&quot;萨满祭司&quot;" calcext:base-cell-address="卡牌.C1151"/>
            <calcext:condition calcext:apply-style-name="圣骑士" calcext:value="=&quot;圣骑士&quot;" calcext:base-cell-address="卡牌.C1151"/>
          </calcext:conditional-format>
          <calcext:conditional-format calcext:target-range-address="卡牌.C1152:卡牌.C1152">
            <calcext:condition calcext:apply-style-name="战士" calcext:value="=&quot;战士&quot;" calcext:base-cell-address="卡牌.C1152"/>
            <calcext:condition calcext:apply-style-name="术士" calcext:value="=&quot;术士&quot;" calcext:base-cell-address="卡牌.C1152"/>
            <calcext:condition calcext:apply-style-name="法师" calcext:value="=&quot;法师&quot;" calcext:base-cell-address="卡牌.C1152"/>
            <calcext:condition calcext:apply-style-name="潜行者" calcext:value="=&quot;潜行者&quot;" calcext:base-cell-address="卡牌.C1152"/>
            <calcext:condition calcext:apply-style-name="猎人" calcext:value="=&quot;猎人&quot;" calcext:base-cell-address="卡牌.C1152"/>
            <calcext:condition calcext:apply-style-name="德鲁伊" calcext:value="=&quot;德鲁伊&quot;" calcext:base-cell-address="卡牌.C1152"/>
            <calcext:condition calcext:apply-style-name="萨满祭司" calcext:value="=&quot;萨满祭司&quot;" calcext:base-cell-address="卡牌.C1152"/>
            <calcext:condition calcext:apply-style-name="圣骑士" calcext:value="=&quot;圣骑士&quot;" calcext:base-cell-address="卡牌.C1152"/>
          </calcext:conditional-format>
          <calcext:conditional-format calcext:target-range-address="卡牌.C1153:卡牌.C1153">
            <calcext:condition calcext:apply-style-name="战士" calcext:value="=&quot;战士&quot;" calcext:base-cell-address="卡牌.C1153"/>
            <calcext:condition calcext:apply-style-name="术士" calcext:value="=&quot;术士&quot;" calcext:base-cell-address="卡牌.C1153"/>
            <calcext:condition calcext:apply-style-name="法师" calcext:value="=&quot;法师&quot;" calcext:base-cell-address="卡牌.C1153"/>
            <calcext:condition calcext:apply-style-name="潜行者" calcext:value="=&quot;潜行者&quot;" calcext:base-cell-address="卡牌.C1153"/>
            <calcext:condition calcext:apply-style-name="猎人" calcext:value="=&quot;猎人&quot;" calcext:base-cell-address="卡牌.C1153"/>
            <calcext:condition calcext:apply-style-name="德鲁伊" calcext:value="=&quot;德鲁伊&quot;" calcext:base-cell-address="卡牌.C1153"/>
            <calcext:condition calcext:apply-style-name="萨满祭司" calcext:value="=&quot;萨满祭司&quot;" calcext:base-cell-address="卡牌.C1153"/>
            <calcext:condition calcext:apply-style-name="圣骑士" calcext:value="=&quot;圣骑士&quot;" calcext:base-cell-address="卡牌.C1153"/>
          </calcext:conditional-format>
          <calcext:conditional-format calcext:target-range-address="卡牌.C1154:卡牌.C1154">
            <calcext:condition calcext:apply-style-name="战士" calcext:value="=&quot;战士&quot;" calcext:base-cell-address="卡牌.C1154"/>
            <calcext:condition calcext:apply-style-name="术士" calcext:value="=&quot;术士&quot;" calcext:base-cell-address="卡牌.C1154"/>
            <calcext:condition calcext:apply-style-name="法师" calcext:value="=&quot;法师&quot;" calcext:base-cell-address="卡牌.C1154"/>
            <calcext:condition calcext:apply-style-name="潜行者" calcext:value="=&quot;潜行者&quot;" calcext:base-cell-address="卡牌.C1154"/>
            <calcext:condition calcext:apply-style-name="猎人" calcext:value="=&quot;猎人&quot;" calcext:base-cell-address="卡牌.C1154"/>
            <calcext:condition calcext:apply-style-name="德鲁伊" calcext:value="=&quot;德鲁伊&quot;" calcext:base-cell-address="卡牌.C1154"/>
            <calcext:condition calcext:apply-style-name="萨满祭司" calcext:value="=&quot;萨满祭司&quot;" calcext:base-cell-address="卡牌.C1154"/>
            <calcext:condition calcext:apply-style-name="圣骑士" calcext:value="=&quot;圣骑士&quot;" calcext:base-cell-address="卡牌.C1154"/>
          </calcext:conditional-format>
          <calcext:conditional-format calcext:target-range-address="卡牌.C1155:卡牌.C1155">
            <calcext:condition calcext:apply-style-name="战士" calcext:value="=&quot;战士&quot;" calcext:base-cell-address="卡牌.C1155"/>
            <calcext:condition calcext:apply-style-name="术士" calcext:value="=&quot;术士&quot;" calcext:base-cell-address="卡牌.C1155"/>
            <calcext:condition calcext:apply-style-name="法师" calcext:value="=&quot;法师&quot;" calcext:base-cell-address="卡牌.C1155"/>
            <calcext:condition calcext:apply-style-name="潜行者" calcext:value="=&quot;潜行者&quot;" calcext:base-cell-address="卡牌.C1155"/>
            <calcext:condition calcext:apply-style-name="猎人" calcext:value="=&quot;猎人&quot;" calcext:base-cell-address="卡牌.C1155"/>
            <calcext:condition calcext:apply-style-name="德鲁伊" calcext:value="=&quot;德鲁伊&quot;" calcext:base-cell-address="卡牌.C1155"/>
            <calcext:condition calcext:apply-style-name="萨满祭司" calcext:value="=&quot;萨满祭司&quot;" calcext:base-cell-address="卡牌.C1155"/>
            <calcext:condition calcext:apply-style-name="圣骑士" calcext:value="=&quot;圣骑士&quot;" calcext:base-cell-address="卡牌.C1155"/>
          </calcext:conditional-format>
          <calcext:conditional-format calcext:target-range-address="卡牌.C1156:卡牌.C1156">
            <calcext:condition calcext:apply-style-name="战士" calcext:value="=&quot;战士&quot;" calcext:base-cell-address="卡牌.C1156"/>
            <calcext:condition calcext:apply-style-name="术士" calcext:value="=&quot;术士&quot;" calcext:base-cell-address="卡牌.C1156"/>
            <calcext:condition calcext:apply-style-name="法师" calcext:value="=&quot;法师&quot;" calcext:base-cell-address="卡牌.C1156"/>
            <calcext:condition calcext:apply-style-name="潜行者" calcext:value="=&quot;潜行者&quot;" calcext:base-cell-address="卡牌.C1156"/>
            <calcext:condition calcext:apply-style-name="猎人" calcext:value="=&quot;猎人&quot;" calcext:base-cell-address="卡牌.C1156"/>
            <calcext:condition calcext:apply-style-name="德鲁伊" calcext:value="=&quot;德鲁伊&quot;" calcext:base-cell-address="卡牌.C1156"/>
            <calcext:condition calcext:apply-style-name="萨满祭司" calcext:value="=&quot;萨满祭司&quot;" calcext:base-cell-address="卡牌.C1156"/>
            <calcext:condition calcext:apply-style-name="圣骑士" calcext:value="=&quot;圣骑士&quot;" calcext:base-cell-address="卡牌.C1156"/>
          </calcext:conditional-format>
          <calcext:conditional-format calcext:target-range-address="卡牌.C1157:卡牌.C1157">
            <calcext:condition calcext:apply-style-name="战士" calcext:value="=&quot;战士&quot;" calcext:base-cell-address="卡牌.C1157"/>
            <calcext:condition calcext:apply-style-name="术士" calcext:value="=&quot;术士&quot;" calcext:base-cell-address="卡牌.C1157"/>
            <calcext:condition calcext:apply-style-name="法师" calcext:value="=&quot;法师&quot;" calcext:base-cell-address="卡牌.C1157"/>
            <calcext:condition calcext:apply-style-name="潜行者" calcext:value="=&quot;潜行者&quot;" calcext:base-cell-address="卡牌.C1157"/>
            <calcext:condition calcext:apply-style-name="猎人" calcext:value="=&quot;猎人&quot;" calcext:base-cell-address="卡牌.C1157"/>
            <calcext:condition calcext:apply-style-name="德鲁伊" calcext:value="=&quot;德鲁伊&quot;" calcext:base-cell-address="卡牌.C1157"/>
            <calcext:condition calcext:apply-style-name="萨满祭司" calcext:value="=&quot;萨满祭司&quot;" calcext:base-cell-address="卡牌.C1157"/>
            <calcext:condition calcext:apply-style-name="圣骑士" calcext:value="=&quot;圣骑士&quot;" calcext:base-cell-address="卡牌.C1157"/>
          </calcext:conditional-format>
          <calcext:conditional-format calcext:target-range-address="卡牌.C1158:卡牌.C1158">
            <calcext:condition calcext:apply-style-name="战士" calcext:value="=&quot;战士&quot;" calcext:base-cell-address="卡牌.C1158"/>
            <calcext:condition calcext:apply-style-name="术士" calcext:value="=&quot;术士&quot;" calcext:base-cell-address="卡牌.C1158"/>
            <calcext:condition calcext:apply-style-name="法师" calcext:value="=&quot;法师&quot;" calcext:base-cell-address="卡牌.C1158"/>
            <calcext:condition calcext:apply-style-name="潜行者" calcext:value="=&quot;潜行者&quot;" calcext:base-cell-address="卡牌.C1158"/>
            <calcext:condition calcext:apply-style-name="猎人" calcext:value="=&quot;猎人&quot;" calcext:base-cell-address="卡牌.C1158"/>
            <calcext:condition calcext:apply-style-name="德鲁伊" calcext:value="=&quot;德鲁伊&quot;" calcext:base-cell-address="卡牌.C1158"/>
            <calcext:condition calcext:apply-style-name="萨满祭司" calcext:value="=&quot;萨满祭司&quot;" calcext:base-cell-address="卡牌.C1158"/>
            <calcext:condition calcext:apply-style-name="圣骑士" calcext:value="=&quot;圣骑士&quot;" calcext:base-cell-address="卡牌.C1158"/>
          </calcext:conditional-format>
          <calcext:conditional-format calcext:target-range-address="卡牌.C1159:卡牌.C1159">
            <calcext:condition calcext:apply-style-name="战士" calcext:value="=&quot;战士&quot;" calcext:base-cell-address="卡牌.C1159"/>
            <calcext:condition calcext:apply-style-name="术士" calcext:value="=&quot;术士&quot;" calcext:base-cell-address="卡牌.C1159"/>
            <calcext:condition calcext:apply-style-name="法师" calcext:value="=&quot;法师&quot;" calcext:base-cell-address="卡牌.C1159"/>
            <calcext:condition calcext:apply-style-name="潜行者" calcext:value="=&quot;潜行者&quot;" calcext:base-cell-address="卡牌.C1159"/>
            <calcext:condition calcext:apply-style-name="猎人" calcext:value="=&quot;猎人&quot;" calcext:base-cell-address="卡牌.C1159"/>
            <calcext:condition calcext:apply-style-name="德鲁伊" calcext:value="=&quot;德鲁伊&quot;" calcext:base-cell-address="卡牌.C1159"/>
            <calcext:condition calcext:apply-style-name="萨满祭司" calcext:value="=&quot;萨满祭司&quot;" calcext:base-cell-address="卡牌.C1159"/>
            <calcext:condition calcext:apply-style-name="圣骑士" calcext:value="=&quot;圣骑士&quot;" calcext:base-cell-address="卡牌.C1159"/>
          </calcext:conditional-format>
          <calcext:conditional-format calcext:target-range-address="卡牌.C1160:卡牌.C1160">
            <calcext:condition calcext:apply-style-name="战士" calcext:value="=&quot;战士&quot;" calcext:base-cell-address="卡牌.C1160"/>
            <calcext:condition calcext:apply-style-name="术士" calcext:value="=&quot;术士&quot;" calcext:base-cell-address="卡牌.C1160"/>
            <calcext:condition calcext:apply-style-name="法师" calcext:value="=&quot;法师&quot;" calcext:base-cell-address="卡牌.C1160"/>
            <calcext:condition calcext:apply-style-name="潜行者" calcext:value="=&quot;潜行者&quot;" calcext:base-cell-address="卡牌.C1160"/>
            <calcext:condition calcext:apply-style-name="猎人" calcext:value="=&quot;猎人&quot;" calcext:base-cell-address="卡牌.C1160"/>
            <calcext:condition calcext:apply-style-name="德鲁伊" calcext:value="=&quot;德鲁伊&quot;" calcext:base-cell-address="卡牌.C1160"/>
            <calcext:condition calcext:apply-style-name="萨满祭司" calcext:value="=&quot;萨满祭司&quot;" calcext:base-cell-address="卡牌.C1160"/>
            <calcext:condition calcext:apply-style-name="圣骑士" calcext:value="=&quot;圣骑士&quot;" calcext:base-cell-address="卡牌.C1160"/>
          </calcext:conditional-format>
          <calcext:conditional-format calcext:target-range-address="卡牌.C1161:卡牌.C1161">
            <calcext:condition calcext:apply-style-name="战士" calcext:value="=&quot;战士&quot;" calcext:base-cell-address="卡牌.C1161"/>
            <calcext:condition calcext:apply-style-name="术士" calcext:value="=&quot;术士&quot;" calcext:base-cell-address="卡牌.C1161"/>
            <calcext:condition calcext:apply-style-name="法师" calcext:value="=&quot;法师&quot;" calcext:base-cell-address="卡牌.C1161"/>
            <calcext:condition calcext:apply-style-name="潜行者" calcext:value="=&quot;潜行者&quot;" calcext:base-cell-address="卡牌.C1161"/>
            <calcext:condition calcext:apply-style-name="猎人" calcext:value="=&quot;猎人&quot;" calcext:base-cell-address="卡牌.C1161"/>
            <calcext:condition calcext:apply-style-name="德鲁伊" calcext:value="=&quot;德鲁伊&quot;" calcext:base-cell-address="卡牌.C1161"/>
            <calcext:condition calcext:apply-style-name="萨满祭司" calcext:value="=&quot;萨满祭司&quot;" calcext:base-cell-address="卡牌.C1161"/>
            <calcext:condition calcext:apply-style-name="圣骑士" calcext:value="=&quot;圣骑士&quot;" calcext:base-cell-address="卡牌.C1161"/>
          </calcext:conditional-format>
          <calcext:conditional-format calcext:target-range-address="卡牌.C1162:卡牌.C1162">
            <calcext:condition calcext:apply-style-name="战士" calcext:value="=&quot;战士&quot;" calcext:base-cell-address="卡牌.C1162"/>
            <calcext:condition calcext:apply-style-name="术士" calcext:value="=&quot;术士&quot;" calcext:base-cell-address="卡牌.C1162"/>
            <calcext:condition calcext:apply-style-name="法师" calcext:value="=&quot;法师&quot;" calcext:base-cell-address="卡牌.C1162"/>
            <calcext:condition calcext:apply-style-name="潜行者" calcext:value="=&quot;潜行者&quot;" calcext:base-cell-address="卡牌.C1162"/>
            <calcext:condition calcext:apply-style-name="猎人" calcext:value="=&quot;猎人&quot;" calcext:base-cell-address="卡牌.C1162"/>
            <calcext:condition calcext:apply-style-name="德鲁伊" calcext:value="=&quot;德鲁伊&quot;" calcext:base-cell-address="卡牌.C1162"/>
            <calcext:condition calcext:apply-style-name="萨满祭司" calcext:value="=&quot;萨满祭司&quot;" calcext:base-cell-address="卡牌.C1162"/>
            <calcext:condition calcext:apply-style-name="圣骑士" calcext:value="=&quot;圣骑士&quot;" calcext:base-cell-address="卡牌.C1162"/>
          </calcext:conditional-format>
          <calcext:conditional-format calcext:target-range-address="卡牌.C1163:卡牌.C1163">
            <calcext:condition calcext:apply-style-name="战士" calcext:value="=&quot;战士&quot;" calcext:base-cell-address="卡牌.C1163"/>
            <calcext:condition calcext:apply-style-name="术士" calcext:value="=&quot;术士&quot;" calcext:base-cell-address="卡牌.C1163"/>
            <calcext:condition calcext:apply-style-name="法师" calcext:value="=&quot;法师&quot;" calcext:base-cell-address="卡牌.C1163"/>
            <calcext:condition calcext:apply-style-name="潜行者" calcext:value="=&quot;潜行者&quot;" calcext:base-cell-address="卡牌.C1163"/>
            <calcext:condition calcext:apply-style-name="猎人" calcext:value="=&quot;猎人&quot;" calcext:base-cell-address="卡牌.C1163"/>
            <calcext:condition calcext:apply-style-name="德鲁伊" calcext:value="=&quot;德鲁伊&quot;" calcext:base-cell-address="卡牌.C1163"/>
            <calcext:condition calcext:apply-style-name="萨满祭司" calcext:value="=&quot;萨满祭司&quot;" calcext:base-cell-address="卡牌.C1163"/>
            <calcext:condition calcext:apply-style-name="圣骑士" calcext:value="=&quot;圣骑士&quot;" calcext:base-cell-address="卡牌.C1163"/>
          </calcext:conditional-format>
          <calcext:conditional-format calcext:target-range-address="卡牌.C1164:卡牌.C1164">
            <calcext:condition calcext:apply-style-name="战士" calcext:value="=&quot;战士&quot;" calcext:base-cell-address="卡牌.C1164"/>
            <calcext:condition calcext:apply-style-name="术士" calcext:value="=&quot;术士&quot;" calcext:base-cell-address="卡牌.C1164"/>
            <calcext:condition calcext:apply-style-name="法师" calcext:value="=&quot;法师&quot;" calcext:base-cell-address="卡牌.C1164"/>
            <calcext:condition calcext:apply-style-name="潜行者" calcext:value="=&quot;潜行者&quot;" calcext:base-cell-address="卡牌.C1164"/>
            <calcext:condition calcext:apply-style-name="猎人" calcext:value="=&quot;猎人&quot;" calcext:base-cell-address="卡牌.C1164"/>
            <calcext:condition calcext:apply-style-name="德鲁伊" calcext:value="=&quot;德鲁伊&quot;" calcext:base-cell-address="卡牌.C1164"/>
            <calcext:condition calcext:apply-style-name="萨满祭司" calcext:value="=&quot;萨满祭司&quot;" calcext:base-cell-address="卡牌.C1164"/>
            <calcext:condition calcext:apply-style-name="圣骑士" calcext:value="=&quot;圣骑士&quot;" calcext:base-cell-address="卡牌.C1164"/>
          </calcext:conditional-format>
          <calcext:conditional-format calcext:target-range-address="卡牌.C1165:卡牌.C1165">
            <calcext:condition calcext:apply-style-name="战士" calcext:value="=&quot;战士&quot;" calcext:base-cell-address="卡牌.C1165"/>
            <calcext:condition calcext:apply-style-name="术士" calcext:value="=&quot;术士&quot;" calcext:base-cell-address="卡牌.C1165"/>
            <calcext:condition calcext:apply-style-name="法师" calcext:value="=&quot;法师&quot;" calcext:base-cell-address="卡牌.C1165"/>
            <calcext:condition calcext:apply-style-name="潜行者" calcext:value="=&quot;潜行者&quot;" calcext:base-cell-address="卡牌.C1165"/>
            <calcext:condition calcext:apply-style-name="猎人" calcext:value="=&quot;猎人&quot;" calcext:base-cell-address="卡牌.C1165"/>
            <calcext:condition calcext:apply-style-name="德鲁伊" calcext:value="=&quot;德鲁伊&quot;" calcext:base-cell-address="卡牌.C1165"/>
            <calcext:condition calcext:apply-style-name="萨满祭司" calcext:value="=&quot;萨满祭司&quot;" calcext:base-cell-address="卡牌.C1165"/>
            <calcext:condition calcext:apply-style-name="圣骑士" calcext:value="=&quot;圣骑士&quot;" calcext:base-cell-address="卡牌.C1165"/>
          </calcext:conditional-format>
          <calcext:conditional-format calcext:target-range-address="卡牌.C1166:卡牌.C1166">
            <calcext:condition calcext:apply-style-name="战士" calcext:value="=&quot;战士&quot;" calcext:base-cell-address="卡牌.C1166"/>
            <calcext:condition calcext:apply-style-name="术士" calcext:value="=&quot;术士&quot;" calcext:base-cell-address="卡牌.C1166"/>
            <calcext:condition calcext:apply-style-name="法师" calcext:value="=&quot;法师&quot;" calcext:base-cell-address="卡牌.C1166"/>
            <calcext:condition calcext:apply-style-name="潜行者" calcext:value="=&quot;潜行者&quot;" calcext:base-cell-address="卡牌.C1166"/>
            <calcext:condition calcext:apply-style-name="猎人" calcext:value="=&quot;猎人&quot;" calcext:base-cell-address="卡牌.C1166"/>
            <calcext:condition calcext:apply-style-name="德鲁伊" calcext:value="=&quot;德鲁伊&quot;" calcext:base-cell-address="卡牌.C1166"/>
            <calcext:condition calcext:apply-style-name="萨满祭司" calcext:value="=&quot;萨满祭司&quot;" calcext:base-cell-address="卡牌.C1166"/>
            <calcext:condition calcext:apply-style-name="圣骑士" calcext:value="=&quot;圣骑士&quot;" calcext:base-cell-address="卡牌.C1166"/>
          </calcext:conditional-format>
          <calcext:conditional-format calcext:target-range-address="卡牌.C1167:卡牌.C1167">
            <calcext:condition calcext:apply-style-name="战士" calcext:value="=&quot;战士&quot;" calcext:base-cell-address="卡牌.C1167"/>
            <calcext:condition calcext:apply-style-name="术士" calcext:value="=&quot;术士&quot;" calcext:base-cell-address="卡牌.C1167"/>
            <calcext:condition calcext:apply-style-name="法师" calcext:value="=&quot;法师&quot;" calcext:base-cell-address="卡牌.C1167"/>
            <calcext:condition calcext:apply-style-name="潜行者" calcext:value="=&quot;潜行者&quot;" calcext:base-cell-address="卡牌.C1167"/>
            <calcext:condition calcext:apply-style-name="猎人" calcext:value="=&quot;猎人&quot;" calcext:base-cell-address="卡牌.C1167"/>
            <calcext:condition calcext:apply-style-name="德鲁伊" calcext:value="=&quot;德鲁伊&quot;" calcext:base-cell-address="卡牌.C1167"/>
            <calcext:condition calcext:apply-style-name="萨满祭司" calcext:value="=&quot;萨满祭司&quot;" calcext:base-cell-address="卡牌.C1167"/>
            <calcext:condition calcext:apply-style-name="圣骑士" calcext:value="=&quot;圣骑士&quot;" calcext:base-cell-address="卡牌.C1167"/>
          </calcext:conditional-format>
          <calcext:conditional-format calcext:target-range-address="卡牌.C1168:卡牌.C1168">
            <calcext:condition calcext:apply-style-name="战士" calcext:value="=&quot;战士&quot;" calcext:base-cell-address="卡牌.C1168"/>
            <calcext:condition calcext:apply-style-name="术士" calcext:value="=&quot;术士&quot;" calcext:base-cell-address="卡牌.C1168"/>
            <calcext:condition calcext:apply-style-name="法师" calcext:value="=&quot;法师&quot;" calcext:base-cell-address="卡牌.C1168"/>
            <calcext:condition calcext:apply-style-name="潜行者" calcext:value="=&quot;潜行者&quot;" calcext:base-cell-address="卡牌.C1168"/>
            <calcext:condition calcext:apply-style-name="猎人" calcext:value="=&quot;猎人&quot;" calcext:base-cell-address="卡牌.C1168"/>
            <calcext:condition calcext:apply-style-name="德鲁伊" calcext:value="=&quot;德鲁伊&quot;" calcext:base-cell-address="卡牌.C1168"/>
            <calcext:condition calcext:apply-style-name="萨满祭司" calcext:value="=&quot;萨满祭司&quot;" calcext:base-cell-address="卡牌.C1168"/>
            <calcext:condition calcext:apply-style-name="圣骑士" calcext:value="=&quot;圣骑士&quot;" calcext:base-cell-address="卡牌.C1168"/>
          </calcext:conditional-format>
          <calcext:conditional-format calcext:target-range-address="卡牌.C1169:卡牌.C1169">
            <calcext:condition calcext:apply-style-name="战士" calcext:value="=&quot;战士&quot;" calcext:base-cell-address="卡牌.C1169"/>
            <calcext:condition calcext:apply-style-name="术士" calcext:value="=&quot;术士&quot;" calcext:base-cell-address="卡牌.C1169"/>
            <calcext:condition calcext:apply-style-name="法师" calcext:value="=&quot;法师&quot;" calcext:base-cell-address="卡牌.C1169"/>
            <calcext:condition calcext:apply-style-name="潜行者" calcext:value="=&quot;潜行者&quot;" calcext:base-cell-address="卡牌.C1169"/>
            <calcext:condition calcext:apply-style-name="猎人" calcext:value="=&quot;猎人&quot;" calcext:base-cell-address="卡牌.C1169"/>
            <calcext:condition calcext:apply-style-name="德鲁伊" calcext:value="=&quot;德鲁伊&quot;" calcext:base-cell-address="卡牌.C1169"/>
            <calcext:condition calcext:apply-style-name="萨满祭司" calcext:value="=&quot;萨满祭司&quot;" calcext:base-cell-address="卡牌.C1169"/>
            <calcext:condition calcext:apply-style-name="圣骑士" calcext:value="=&quot;圣骑士&quot;" calcext:base-cell-address="卡牌.C1169"/>
          </calcext:conditional-format>
          <calcext:conditional-format calcext:target-range-address="卡牌.C1170:卡牌.C1170">
            <calcext:condition calcext:apply-style-name="战士" calcext:value="=&quot;战士&quot;" calcext:base-cell-address="卡牌.C1170"/>
            <calcext:condition calcext:apply-style-name="术士" calcext:value="=&quot;术士&quot;" calcext:base-cell-address="卡牌.C1170"/>
            <calcext:condition calcext:apply-style-name="法师" calcext:value="=&quot;法师&quot;" calcext:base-cell-address="卡牌.C1170"/>
            <calcext:condition calcext:apply-style-name="潜行者" calcext:value="=&quot;潜行者&quot;" calcext:base-cell-address="卡牌.C1170"/>
            <calcext:condition calcext:apply-style-name="猎人" calcext:value="=&quot;猎人&quot;" calcext:base-cell-address="卡牌.C1170"/>
            <calcext:condition calcext:apply-style-name="德鲁伊" calcext:value="=&quot;德鲁伊&quot;" calcext:base-cell-address="卡牌.C1170"/>
            <calcext:condition calcext:apply-style-name="萨满祭司" calcext:value="=&quot;萨满祭司&quot;" calcext:base-cell-address="卡牌.C1170"/>
            <calcext:condition calcext:apply-style-name="圣骑士" calcext:value="=&quot;圣骑士&quot;" calcext:base-cell-address="卡牌.C1170"/>
          </calcext:conditional-format>
          <calcext:conditional-format calcext:target-range-address="卡牌.C1171:卡牌.C1171">
            <calcext:condition calcext:apply-style-name="战士" calcext:value="=&quot;战士&quot;" calcext:base-cell-address="卡牌.C1171"/>
            <calcext:condition calcext:apply-style-name="术士" calcext:value="=&quot;术士&quot;" calcext:base-cell-address="卡牌.C1171"/>
            <calcext:condition calcext:apply-style-name="法师" calcext:value="=&quot;法师&quot;" calcext:base-cell-address="卡牌.C1171"/>
            <calcext:condition calcext:apply-style-name="潜行者" calcext:value="=&quot;潜行者&quot;" calcext:base-cell-address="卡牌.C1171"/>
            <calcext:condition calcext:apply-style-name="猎人" calcext:value="=&quot;猎人&quot;" calcext:base-cell-address="卡牌.C1171"/>
            <calcext:condition calcext:apply-style-name="德鲁伊" calcext:value="=&quot;德鲁伊&quot;" calcext:base-cell-address="卡牌.C1171"/>
            <calcext:condition calcext:apply-style-name="萨满祭司" calcext:value="=&quot;萨满祭司&quot;" calcext:base-cell-address="卡牌.C1171"/>
            <calcext:condition calcext:apply-style-name="圣骑士" calcext:value="=&quot;圣骑士&quot;" calcext:base-cell-address="卡牌.C1171"/>
          </calcext:conditional-format>
          <calcext:conditional-format calcext:target-range-address="卡牌.C1172:卡牌.C1172">
            <calcext:condition calcext:apply-style-name="战士" calcext:value="=&quot;战士&quot;" calcext:base-cell-address="卡牌.C1172"/>
            <calcext:condition calcext:apply-style-name="术士" calcext:value="=&quot;术士&quot;" calcext:base-cell-address="卡牌.C1172"/>
            <calcext:condition calcext:apply-style-name="法师" calcext:value="=&quot;法师&quot;" calcext:base-cell-address="卡牌.C1172"/>
            <calcext:condition calcext:apply-style-name="潜行者" calcext:value="=&quot;潜行者&quot;" calcext:base-cell-address="卡牌.C1172"/>
            <calcext:condition calcext:apply-style-name="猎人" calcext:value="=&quot;猎人&quot;" calcext:base-cell-address="卡牌.C1172"/>
            <calcext:condition calcext:apply-style-name="德鲁伊" calcext:value="=&quot;德鲁伊&quot;" calcext:base-cell-address="卡牌.C1172"/>
            <calcext:condition calcext:apply-style-name="萨满祭司" calcext:value="=&quot;萨满祭司&quot;" calcext:base-cell-address="卡牌.C1172"/>
            <calcext:condition calcext:apply-style-name="圣骑士" calcext:value="=&quot;圣骑士&quot;" calcext:base-cell-address="卡牌.C1172"/>
          </calcext:conditional-format>
          <calcext:conditional-format calcext:target-range-address="卡牌.C1173:卡牌.C1173">
            <calcext:condition calcext:apply-style-name="战士" calcext:value="=&quot;战士&quot;" calcext:base-cell-address="卡牌.C1173"/>
            <calcext:condition calcext:apply-style-name="术士" calcext:value="=&quot;术士&quot;" calcext:base-cell-address="卡牌.C1173"/>
            <calcext:condition calcext:apply-style-name="法师" calcext:value="=&quot;法师&quot;" calcext:base-cell-address="卡牌.C1173"/>
            <calcext:condition calcext:apply-style-name="潜行者" calcext:value="=&quot;潜行者&quot;" calcext:base-cell-address="卡牌.C1173"/>
            <calcext:condition calcext:apply-style-name="猎人" calcext:value="=&quot;猎人&quot;" calcext:base-cell-address="卡牌.C1173"/>
            <calcext:condition calcext:apply-style-name="德鲁伊" calcext:value="=&quot;德鲁伊&quot;" calcext:base-cell-address="卡牌.C1173"/>
            <calcext:condition calcext:apply-style-name="萨满祭司" calcext:value="=&quot;萨满祭司&quot;" calcext:base-cell-address="卡牌.C1173"/>
            <calcext:condition calcext:apply-style-name="圣骑士" calcext:value="=&quot;圣骑士&quot;" calcext:base-cell-address="卡牌.C1173"/>
          </calcext:conditional-format>
          <calcext:conditional-format calcext:target-range-address="卡牌.C1174:卡牌.C1174">
            <calcext:condition calcext:apply-style-name="战士" calcext:value="=&quot;战士&quot;" calcext:base-cell-address="卡牌.C1174"/>
            <calcext:condition calcext:apply-style-name="术士" calcext:value="=&quot;术士&quot;" calcext:base-cell-address="卡牌.C1174"/>
            <calcext:condition calcext:apply-style-name="法师" calcext:value="=&quot;法师&quot;" calcext:base-cell-address="卡牌.C1174"/>
            <calcext:condition calcext:apply-style-name="潜行者" calcext:value="=&quot;潜行者&quot;" calcext:base-cell-address="卡牌.C1174"/>
            <calcext:condition calcext:apply-style-name="猎人" calcext:value="=&quot;猎人&quot;" calcext:base-cell-address="卡牌.C1174"/>
            <calcext:condition calcext:apply-style-name="德鲁伊" calcext:value="=&quot;德鲁伊&quot;" calcext:base-cell-address="卡牌.C1174"/>
            <calcext:condition calcext:apply-style-name="萨满祭司" calcext:value="=&quot;萨满祭司&quot;" calcext:base-cell-address="卡牌.C1174"/>
            <calcext:condition calcext:apply-style-name="圣骑士" calcext:value="=&quot;圣骑士&quot;" calcext:base-cell-address="卡牌.C1174"/>
          </calcext:conditional-format>
          <calcext:conditional-format calcext:target-range-address="卡牌.C1175:卡牌.C1175">
            <calcext:condition calcext:apply-style-name="战士" calcext:value="=&quot;战士&quot;" calcext:base-cell-address="卡牌.C1175"/>
            <calcext:condition calcext:apply-style-name="术士" calcext:value="=&quot;术士&quot;" calcext:base-cell-address="卡牌.C1175"/>
            <calcext:condition calcext:apply-style-name="法师" calcext:value="=&quot;法师&quot;" calcext:base-cell-address="卡牌.C1175"/>
            <calcext:condition calcext:apply-style-name="潜行者" calcext:value="=&quot;潜行者&quot;" calcext:base-cell-address="卡牌.C1175"/>
            <calcext:condition calcext:apply-style-name="猎人" calcext:value="=&quot;猎人&quot;" calcext:base-cell-address="卡牌.C1175"/>
            <calcext:condition calcext:apply-style-name="德鲁伊" calcext:value="=&quot;德鲁伊&quot;" calcext:base-cell-address="卡牌.C1175"/>
            <calcext:condition calcext:apply-style-name="萨满祭司" calcext:value="=&quot;萨满祭司&quot;" calcext:base-cell-address="卡牌.C1175"/>
            <calcext:condition calcext:apply-style-name="圣骑士" calcext:value="=&quot;圣骑士&quot;" calcext:base-cell-address="卡牌.C1175"/>
          </calcext:conditional-format>
          <calcext:conditional-format calcext:target-range-address="卡牌.C1176:卡牌.C1176">
            <calcext:condition calcext:apply-style-name="战士" calcext:value="=&quot;战士&quot;" calcext:base-cell-address="卡牌.C1176"/>
            <calcext:condition calcext:apply-style-name="术士" calcext:value="=&quot;术士&quot;" calcext:base-cell-address="卡牌.C1176"/>
            <calcext:condition calcext:apply-style-name="法师" calcext:value="=&quot;法师&quot;" calcext:base-cell-address="卡牌.C1176"/>
            <calcext:condition calcext:apply-style-name="潜行者" calcext:value="=&quot;潜行者&quot;" calcext:base-cell-address="卡牌.C1176"/>
            <calcext:condition calcext:apply-style-name="猎人" calcext:value="=&quot;猎人&quot;" calcext:base-cell-address="卡牌.C1176"/>
            <calcext:condition calcext:apply-style-name="德鲁伊" calcext:value="=&quot;德鲁伊&quot;" calcext:base-cell-address="卡牌.C1176"/>
            <calcext:condition calcext:apply-style-name="萨满祭司" calcext:value="=&quot;萨满祭司&quot;" calcext:base-cell-address="卡牌.C1176"/>
            <calcext:condition calcext:apply-style-name="圣骑士" calcext:value="=&quot;圣骑士&quot;" calcext:base-cell-address="卡牌.C1176"/>
          </calcext:conditional-format>
          <calcext:conditional-format calcext:target-range-address="卡牌.C1177:卡牌.C1177">
            <calcext:condition calcext:apply-style-name="战士" calcext:value="=&quot;战士&quot;" calcext:base-cell-address="卡牌.C1177"/>
            <calcext:condition calcext:apply-style-name="术士" calcext:value="=&quot;术士&quot;" calcext:base-cell-address="卡牌.C1177"/>
            <calcext:condition calcext:apply-style-name="法师" calcext:value="=&quot;法师&quot;" calcext:base-cell-address="卡牌.C1177"/>
            <calcext:condition calcext:apply-style-name="潜行者" calcext:value="=&quot;潜行者&quot;" calcext:base-cell-address="卡牌.C1177"/>
            <calcext:condition calcext:apply-style-name="猎人" calcext:value="=&quot;猎人&quot;" calcext:base-cell-address="卡牌.C1177"/>
            <calcext:condition calcext:apply-style-name="德鲁伊" calcext:value="=&quot;德鲁伊&quot;" calcext:base-cell-address="卡牌.C1177"/>
            <calcext:condition calcext:apply-style-name="萨满祭司" calcext:value="=&quot;萨满祭司&quot;" calcext:base-cell-address="卡牌.C1177"/>
            <calcext:condition calcext:apply-style-name="圣骑士" calcext:value="=&quot;圣骑士&quot;" calcext:base-cell-address="卡牌.C1177"/>
          </calcext:conditional-format>
          <calcext:conditional-format calcext:target-range-address="卡牌.C1178:卡牌.C1178">
            <calcext:condition calcext:apply-style-name="战士" calcext:value="=&quot;战士&quot;" calcext:base-cell-address="卡牌.C1178"/>
            <calcext:condition calcext:apply-style-name="术士" calcext:value="=&quot;术士&quot;" calcext:base-cell-address="卡牌.C1178"/>
            <calcext:condition calcext:apply-style-name="法师" calcext:value="=&quot;法师&quot;" calcext:base-cell-address="卡牌.C1178"/>
            <calcext:condition calcext:apply-style-name="潜行者" calcext:value="=&quot;潜行者&quot;" calcext:base-cell-address="卡牌.C1178"/>
            <calcext:condition calcext:apply-style-name="猎人" calcext:value="=&quot;猎人&quot;" calcext:base-cell-address="卡牌.C1178"/>
            <calcext:condition calcext:apply-style-name="德鲁伊" calcext:value="=&quot;德鲁伊&quot;" calcext:base-cell-address="卡牌.C1178"/>
            <calcext:condition calcext:apply-style-name="萨满祭司" calcext:value="=&quot;萨满祭司&quot;" calcext:base-cell-address="卡牌.C1178"/>
            <calcext:condition calcext:apply-style-name="圣骑士" calcext:value="=&quot;圣骑士&quot;" calcext:base-cell-address="卡牌.C1178"/>
          </calcext:conditional-format>
          <calcext:conditional-format calcext:target-range-address="卡牌.C1179:卡牌.C1179">
            <calcext:condition calcext:apply-style-name="战士" calcext:value="=&quot;战士&quot;" calcext:base-cell-address="卡牌.C1179"/>
            <calcext:condition calcext:apply-style-name="术士" calcext:value="=&quot;术士&quot;" calcext:base-cell-address="卡牌.C1179"/>
            <calcext:condition calcext:apply-style-name="法师" calcext:value="=&quot;法师&quot;" calcext:base-cell-address="卡牌.C1179"/>
            <calcext:condition calcext:apply-style-name="潜行者" calcext:value="=&quot;潜行者&quot;" calcext:base-cell-address="卡牌.C1179"/>
            <calcext:condition calcext:apply-style-name="猎人" calcext:value="=&quot;猎人&quot;" calcext:base-cell-address="卡牌.C1179"/>
            <calcext:condition calcext:apply-style-name="德鲁伊" calcext:value="=&quot;德鲁伊&quot;" calcext:base-cell-address="卡牌.C1179"/>
            <calcext:condition calcext:apply-style-name="萨满祭司" calcext:value="=&quot;萨满祭司&quot;" calcext:base-cell-address="卡牌.C1179"/>
            <calcext:condition calcext:apply-style-name="圣骑士" calcext:value="=&quot;圣骑士&quot;" calcext:base-cell-address="卡牌.C1179"/>
          </calcext:conditional-format>
          <calcext:conditional-format calcext:target-range-address="卡牌.C1180:卡牌.C1180">
            <calcext:condition calcext:apply-style-name="战士" calcext:value="=&quot;战士&quot;" calcext:base-cell-address="卡牌.C1180"/>
            <calcext:condition calcext:apply-style-name="术士" calcext:value="=&quot;术士&quot;" calcext:base-cell-address="卡牌.C1180"/>
            <calcext:condition calcext:apply-style-name="法师" calcext:value="=&quot;法师&quot;" calcext:base-cell-address="卡牌.C1180"/>
            <calcext:condition calcext:apply-style-name="潜行者" calcext:value="=&quot;潜行者&quot;" calcext:base-cell-address="卡牌.C1180"/>
            <calcext:condition calcext:apply-style-name="猎人" calcext:value="=&quot;猎人&quot;" calcext:base-cell-address="卡牌.C1180"/>
            <calcext:condition calcext:apply-style-name="德鲁伊" calcext:value="=&quot;德鲁伊&quot;" calcext:base-cell-address="卡牌.C1180"/>
            <calcext:condition calcext:apply-style-name="萨满祭司" calcext:value="=&quot;萨满祭司&quot;" calcext:base-cell-address="卡牌.C1180"/>
            <calcext:condition calcext:apply-style-name="圣骑士" calcext:value="=&quot;圣骑士&quot;" calcext:base-cell-address="卡牌.C1180"/>
          </calcext:conditional-format>
          <calcext:conditional-format calcext:target-range-address="卡牌.C1181:卡牌.C1181">
            <calcext:condition calcext:apply-style-name="战士" calcext:value="=&quot;战士&quot;" calcext:base-cell-address="卡牌.C1181"/>
            <calcext:condition calcext:apply-style-name="术士" calcext:value="=&quot;术士&quot;" calcext:base-cell-address="卡牌.C1181"/>
            <calcext:condition calcext:apply-style-name="法师" calcext:value="=&quot;法师&quot;" calcext:base-cell-address="卡牌.C1181"/>
            <calcext:condition calcext:apply-style-name="潜行者" calcext:value="=&quot;潜行者&quot;" calcext:base-cell-address="卡牌.C1181"/>
            <calcext:condition calcext:apply-style-name="猎人" calcext:value="=&quot;猎人&quot;" calcext:base-cell-address="卡牌.C1181"/>
            <calcext:condition calcext:apply-style-name="德鲁伊" calcext:value="=&quot;德鲁伊&quot;" calcext:base-cell-address="卡牌.C1181"/>
            <calcext:condition calcext:apply-style-name="萨满祭司" calcext:value="=&quot;萨满祭司&quot;" calcext:base-cell-address="卡牌.C1181"/>
            <calcext:condition calcext:apply-style-name="圣骑士" calcext:value="=&quot;圣骑士&quot;" calcext:base-cell-address="卡牌.C1181"/>
          </calcext:conditional-format>
          <calcext:conditional-format calcext:target-range-address="卡牌.C1182:卡牌.C1182">
            <calcext:condition calcext:apply-style-name="战士" calcext:value="=&quot;战士&quot;" calcext:base-cell-address="卡牌.C1182"/>
            <calcext:condition calcext:apply-style-name="术士" calcext:value="=&quot;术士&quot;" calcext:base-cell-address="卡牌.C1182"/>
            <calcext:condition calcext:apply-style-name="法师" calcext:value="=&quot;法师&quot;" calcext:base-cell-address="卡牌.C1182"/>
            <calcext:condition calcext:apply-style-name="潜行者" calcext:value="=&quot;潜行者&quot;" calcext:base-cell-address="卡牌.C1182"/>
            <calcext:condition calcext:apply-style-name="猎人" calcext:value="=&quot;猎人&quot;" calcext:base-cell-address="卡牌.C1182"/>
            <calcext:condition calcext:apply-style-name="德鲁伊" calcext:value="=&quot;德鲁伊&quot;" calcext:base-cell-address="卡牌.C1182"/>
            <calcext:condition calcext:apply-style-name="萨满祭司" calcext:value="=&quot;萨满祭司&quot;" calcext:base-cell-address="卡牌.C1182"/>
            <calcext:condition calcext:apply-style-name="圣骑士" calcext:value="=&quot;圣骑士&quot;" calcext:base-cell-address="卡牌.C1182"/>
          </calcext:conditional-format>
          <calcext:conditional-format calcext:target-range-address="卡牌.C1183:卡牌.C1183">
            <calcext:condition calcext:apply-style-name="战士" calcext:value="=&quot;战士&quot;" calcext:base-cell-address="卡牌.C1183"/>
            <calcext:condition calcext:apply-style-name="术士" calcext:value="=&quot;术士&quot;" calcext:base-cell-address="卡牌.C1183"/>
            <calcext:condition calcext:apply-style-name="法师" calcext:value="=&quot;法师&quot;" calcext:base-cell-address="卡牌.C1183"/>
            <calcext:condition calcext:apply-style-name="潜行者" calcext:value="=&quot;潜行者&quot;" calcext:base-cell-address="卡牌.C1183"/>
            <calcext:condition calcext:apply-style-name="猎人" calcext:value="=&quot;猎人&quot;" calcext:base-cell-address="卡牌.C1183"/>
            <calcext:condition calcext:apply-style-name="德鲁伊" calcext:value="=&quot;德鲁伊&quot;" calcext:base-cell-address="卡牌.C1183"/>
            <calcext:condition calcext:apply-style-name="萨满祭司" calcext:value="=&quot;萨满祭司&quot;" calcext:base-cell-address="卡牌.C1183"/>
            <calcext:condition calcext:apply-style-name="圣骑士" calcext:value="=&quot;圣骑士&quot;" calcext:base-cell-address="卡牌.C1183"/>
          </calcext:conditional-format>
          <calcext:conditional-format calcext:target-range-address="卡牌.C1184:卡牌.C1184">
            <calcext:condition calcext:apply-style-name="战士" calcext:value="=&quot;战士&quot;" calcext:base-cell-address="卡牌.C1184"/>
            <calcext:condition calcext:apply-style-name="术士" calcext:value="=&quot;术士&quot;" calcext:base-cell-address="卡牌.C1184"/>
            <calcext:condition calcext:apply-style-name="法师" calcext:value="=&quot;法师&quot;" calcext:base-cell-address="卡牌.C1184"/>
            <calcext:condition calcext:apply-style-name="潜行者" calcext:value="=&quot;潜行者&quot;" calcext:base-cell-address="卡牌.C1184"/>
            <calcext:condition calcext:apply-style-name="猎人" calcext:value="=&quot;猎人&quot;" calcext:base-cell-address="卡牌.C1184"/>
            <calcext:condition calcext:apply-style-name="德鲁伊" calcext:value="=&quot;德鲁伊&quot;" calcext:base-cell-address="卡牌.C1184"/>
            <calcext:condition calcext:apply-style-name="萨满祭司" calcext:value="=&quot;萨满祭司&quot;" calcext:base-cell-address="卡牌.C1184"/>
            <calcext:condition calcext:apply-style-name="圣骑士" calcext:value="=&quot;圣骑士&quot;" calcext:base-cell-address="卡牌.C1184"/>
          </calcext:conditional-format>
          <calcext:conditional-format calcext:target-range-address="卡牌.C1185:卡牌.C1185">
            <calcext:condition calcext:apply-style-name="战士" calcext:value="=&quot;战士&quot;" calcext:base-cell-address="卡牌.C1185"/>
            <calcext:condition calcext:apply-style-name="术士" calcext:value="=&quot;术士&quot;" calcext:base-cell-address="卡牌.C1185"/>
            <calcext:condition calcext:apply-style-name="法师" calcext:value="=&quot;法师&quot;" calcext:base-cell-address="卡牌.C1185"/>
            <calcext:condition calcext:apply-style-name="潜行者" calcext:value="=&quot;潜行者&quot;" calcext:base-cell-address="卡牌.C1185"/>
            <calcext:condition calcext:apply-style-name="猎人" calcext:value="=&quot;猎人&quot;" calcext:base-cell-address="卡牌.C1185"/>
            <calcext:condition calcext:apply-style-name="德鲁伊" calcext:value="=&quot;德鲁伊&quot;" calcext:base-cell-address="卡牌.C1185"/>
            <calcext:condition calcext:apply-style-name="萨满祭司" calcext:value="=&quot;萨满祭司&quot;" calcext:base-cell-address="卡牌.C1185"/>
            <calcext:condition calcext:apply-style-name="圣骑士" calcext:value="=&quot;圣骑士&quot;" calcext:base-cell-address="卡牌.C1185"/>
          </calcext:conditional-format>
          <calcext:conditional-format calcext:target-range-address="卡牌.C1186:卡牌.C1186">
            <calcext:condition calcext:apply-style-name="战士" calcext:value="=&quot;战士&quot;" calcext:base-cell-address="卡牌.C1186"/>
            <calcext:condition calcext:apply-style-name="术士" calcext:value="=&quot;术士&quot;" calcext:base-cell-address="卡牌.C1186"/>
            <calcext:condition calcext:apply-style-name="法师" calcext:value="=&quot;法师&quot;" calcext:base-cell-address="卡牌.C1186"/>
            <calcext:condition calcext:apply-style-name="潜行者" calcext:value="=&quot;潜行者&quot;" calcext:base-cell-address="卡牌.C1186"/>
            <calcext:condition calcext:apply-style-name="猎人" calcext:value="=&quot;猎人&quot;" calcext:base-cell-address="卡牌.C1186"/>
            <calcext:condition calcext:apply-style-name="德鲁伊" calcext:value="=&quot;德鲁伊&quot;" calcext:base-cell-address="卡牌.C1186"/>
            <calcext:condition calcext:apply-style-name="萨满祭司" calcext:value="=&quot;萨满祭司&quot;" calcext:base-cell-address="卡牌.C1186"/>
            <calcext:condition calcext:apply-style-name="圣骑士" calcext:value="=&quot;圣骑士&quot;" calcext:base-cell-address="卡牌.C1186"/>
          </calcext:conditional-format>
          <calcext:conditional-format calcext:target-range-address="卡牌.C1187:卡牌.C1187">
            <calcext:condition calcext:apply-style-name="战士" calcext:value="=&quot;战士&quot;" calcext:base-cell-address="卡牌.C1187"/>
            <calcext:condition calcext:apply-style-name="术士" calcext:value="=&quot;术士&quot;" calcext:base-cell-address="卡牌.C1187"/>
            <calcext:condition calcext:apply-style-name="法师" calcext:value="=&quot;法师&quot;" calcext:base-cell-address="卡牌.C1187"/>
            <calcext:condition calcext:apply-style-name="潜行者" calcext:value="=&quot;潜行者&quot;" calcext:base-cell-address="卡牌.C1187"/>
            <calcext:condition calcext:apply-style-name="猎人" calcext:value="=&quot;猎人&quot;" calcext:base-cell-address="卡牌.C1187"/>
            <calcext:condition calcext:apply-style-name="德鲁伊" calcext:value="=&quot;德鲁伊&quot;" calcext:base-cell-address="卡牌.C1187"/>
            <calcext:condition calcext:apply-style-name="萨满祭司" calcext:value="=&quot;萨满祭司&quot;" calcext:base-cell-address="卡牌.C1187"/>
            <calcext:condition calcext:apply-style-name="圣骑士" calcext:value="=&quot;圣骑士&quot;" calcext:base-cell-address="卡牌.C1187"/>
          </calcext:conditional-format>
          <calcext:conditional-format calcext:target-range-address="卡牌.C1188:卡牌.C1188">
            <calcext:condition calcext:apply-style-name="战士" calcext:value="=&quot;战士&quot;" calcext:base-cell-address="卡牌.C1188"/>
            <calcext:condition calcext:apply-style-name="术士" calcext:value="=&quot;术士&quot;" calcext:base-cell-address="卡牌.C1188"/>
            <calcext:condition calcext:apply-style-name="法师" calcext:value="=&quot;法师&quot;" calcext:base-cell-address="卡牌.C1188"/>
            <calcext:condition calcext:apply-style-name="潜行者" calcext:value="=&quot;潜行者&quot;" calcext:base-cell-address="卡牌.C1188"/>
            <calcext:condition calcext:apply-style-name="猎人" calcext:value="=&quot;猎人&quot;" calcext:base-cell-address="卡牌.C1188"/>
            <calcext:condition calcext:apply-style-name="德鲁伊" calcext:value="=&quot;德鲁伊&quot;" calcext:base-cell-address="卡牌.C1188"/>
            <calcext:condition calcext:apply-style-name="萨满祭司" calcext:value="=&quot;萨满祭司&quot;" calcext:base-cell-address="卡牌.C1188"/>
            <calcext:condition calcext:apply-style-name="圣骑士" calcext:value="=&quot;圣骑士&quot;" calcext:base-cell-address="卡牌.C1188"/>
          </calcext:conditional-format>
          <calcext:conditional-format calcext:target-range-address="卡牌.C1189:卡牌.C1189">
            <calcext:condition calcext:apply-style-name="战士" calcext:value="=&quot;战士&quot;" calcext:base-cell-address="卡牌.C1189"/>
            <calcext:condition calcext:apply-style-name="术士" calcext:value="=&quot;术士&quot;" calcext:base-cell-address="卡牌.C1189"/>
            <calcext:condition calcext:apply-style-name="法师" calcext:value="=&quot;法师&quot;" calcext:base-cell-address="卡牌.C1189"/>
            <calcext:condition calcext:apply-style-name="潜行者" calcext:value="=&quot;潜行者&quot;" calcext:base-cell-address="卡牌.C1189"/>
            <calcext:condition calcext:apply-style-name="猎人" calcext:value="=&quot;猎人&quot;" calcext:base-cell-address="卡牌.C1189"/>
            <calcext:condition calcext:apply-style-name="德鲁伊" calcext:value="=&quot;德鲁伊&quot;" calcext:base-cell-address="卡牌.C1189"/>
            <calcext:condition calcext:apply-style-name="萨满祭司" calcext:value="=&quot;萨满祭司&quot;" calcext:base-cell-address="卡牌.C1189"/>
            <calcext:condition calcext:apply-style-name="圣骑士" calcext:value="=&quot;圣骑士&quot;" calcext:base-cell-address="卡牌.C1189"/>
          </calcext:conditional-format>
          <calcext:conditional-format calcext:target-range-address="卡牌.C1190:卡牌.C1190">
            <calcext:condition calcext:apply-style-name="战士" calcext:value="=&quot;战士&quot;" calcext:base-cell-address="卡牌.C1190"/>
            <calcext:condition calcext:apply-style-name="术士" calcext:value="=&quot;术士&quot;" calcext:base-cell-address="卡牌.C1190"/>
            <calcext:condition calcext:apply-style-name="法师" calcext:value="=&quot;法师&quot;" calcext:base-cell-address="卡牌.C1190"/>
            <calcext:condition calcext:apply-style-name="潜行者" calcext:value="=&quot;潜行者&quot;" calcext:base-cell-address="卡牌.C1190"/>
            <calcext:condition calcext:apply-style-name="猎人" calcext:value="=&quot;猎人&quot;" calcext:base-cell-address="卡牌.C1190"/>
            <calcext:condition calcext:apply-style-name="德鲁伊" calcext:value="=&quot;德鲁伊&quot;" calcext:base-cell-address="卡牌.C1190"/>
            <calcext:condition calcext:apply-style-name="萨满祭司" calcext:value="=&quot;萨满祭司&quot;" calcext:base-cell-address="卡牌.C1190"/>
            <calcext:condition calcext:apply-style-name="圣骑士" calcext:value="=&quot;圣骑士&quot;" calcext:base-cell-address="卡牌.C1190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6">
          <table:table-cell table:style-name="ce256" office:value-type="string" calcext:value-type="string" table:number-columns-spanned="1" table:number-rows-spanned="2">
            <text:p>职业</text:p>
          </table:table-cell>
          <table:table-cell table:style-name="ce256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257"/>
          <table:table-cell table:style-name="ce256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6">
          <table:covered-table-cell table:style-name="ce257"/>
          <table:table-cell table:style-name="ce257" office:value-type="string" calcext:value-type="string">
            <text:p>卡差</text:p>
          </table:table-cell>
          <table:table-cell table:style-name="ce257" office:value-type="string" calcext:value-type="string">
            <text:p>场面</text:p>
          </table:table-cell>
          <table:table-cell table:style-name="ce257" office:value-type="string" calcext:value-type="string">
            <text:p>血量</text:p>
          </table:table-cell>
          <table:covered-table-cell table:style-name="ce257"/>
          <table:table-cell table:number-columns-repeated="1019"/>
        </table:table-row>
        <table:table-row table:style-name="ro7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7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7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257"/>
          <table:table-cell table:number-columns-repeated="1018"/>
        </table:table-row>
        <table:table-row table:style-name="ro7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7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257"/>
          <table:table-cell table:number-columns-repeated="1018"/>
        </table:table-row>
        <table:table-row table:style-name="ro7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7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6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6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6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5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当前标准天梯主流" table:style-name="ta4">
        <office:forms form:automatic-focus="false" form:apply-design-mode="false"/>
        <table:table-column table:style-name="co15" table:number-columns-repeated="1024" table:default-cell-style-name="Default"/>
        <table:table-row table:style-name="ro5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190" table:display-filter-buttons="true">
          <table:filter>
            <table:filter-and>
              <table:filter-condition table:field-number="6" table:value="标准" table:operator="="/>
              <table:filter-condition table:field-number="2" table:value="猎人" table:operator="="/>
            </table:filter-and>
          </table:filter>
          <table:sort>
            <table:sort-by table:field-number="5" table:data-type="automatic"/>
            <table:sort-by table:field-number="2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00/00/00</text:date>, <text:time style:data-style-name="N2" text:time-value="20:42:21.200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4-11T22:39:50.272000000</dc:date>
    <meta:generator>LibreOffice/5.3.0.3$Windows_X86_64 LibreOffice_project/7074905676c47b82bbcfbea1aeefc84afe1c50e1</meta:generator>
    <meta:editing-duration>PT5H10M20S</meta:editing-duration>
    <meta:editing-cycles>77</meta:editing-cycles>
    <meta:document-statistic meta:table-count="4" meta:cell-count="14200" meta:object-count="0"/>
    <meta:user-defined meta:name="KSOProductBuildVer">2052-10.1.0.5973</meta:user-defined>
    <meta:user-defined meta:name="KSOReadingLayout" meta:value-type="boolean">true</meta:user-defined>
  </office:meta>
</office:document-meta>
</file>